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ffcc00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53cm" svg:stroke-color="#3333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62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min-height="2.033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62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62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53cm" svg:stroke-color="#ff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ff0000" draw:marker-end="msArrowOpenEnd_20_5" draw:marker-end-width="0.315cm" draw:marker-end-center="false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00cc99" fo:min-height="4.87cm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44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55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2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7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01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5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00cc99" fo:min-height="11.432cm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435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098cm" style:use-optimal-column-width="false"/>
    </style:style>
    <style:style style:name="co2" style:family="table-column">
      <style:table-column-properties style:column-width="8.206cm" style:use-optimal-column-width="false"/>
    </style:style>
    <style:style style:name="co3" style:family="table-column">
      <style:table-column-properties style:column-width="9.472cm" style:use-optimal-column-width="false"/>
    </style:style>
    <style:style style:name="ro1" style:family="table-row">
      <style:table-row-properties style:row-height="1.192cm"/>
    </style:style>
    <style:style style:name="ro2" style:family="table-row">
      <style:table-row-properties style:row-height="5.172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94cm" fo:margin-bottom="0cm" fo:text-align="center" fo:text-indent="0cm" fo:border="none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94cm" fo:margin-bottom="0cm" fo:text-align="center" fo:text-indent="0cm" fo:border="non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94cm" fo:margin-bottom="0cm" fo:text-align="center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94cm" fo:margin-bottom="0cm" fo:text-align="center" fo:text-indent="0cm" fo:border="none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94cm" fo:margin-bottom="0cm" fo:text-align="center" fo:text-indent="0cm" fo:border="none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94cm" fo:margin-bottom="0cm" fo:text-align="center" fo:text-indent="0cm" fo:border="non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none"/>
    </style:style>
    <style:style style:name="ce8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cm" fo:margin-right="0cm" fo:margin-top="0.246cm" fo:margin-bottom="0cm" fo:line-height="90%" fo:text-indent="0cm"/>
    </style:style>
    <style:style style:name="P6" style:family="paragraph">
      <style:paragraph-properties fo:margin-left="0cm" fo:margin-right="0cm" fo:margin-top="0.529cm" fo:margin-bottom="0cm" fo:text-indent="0cm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229cm" fo:margin-bottom="0cm" fo:text-indent="0cm"/>
    </style:style>
    <style:style style:name="P9" style:family="paragraph">
      <style:paragraph-properties fo:margin-left="0.952cm" fo:margin-right="0cm" fo:margin-top="0.229cm" fo:margin-bottom="0cm" fo:text-indent="-0.952cm"/>
    </style:style>
    <style:style style:name="P10" style:family="paragraph">
      <style:paragraph-properties fo:margin-left="0cm" fo:margin-right="0cm" fo:margin-top="0.194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282cm" fo:margin-bottom="0cm" fo:text-indent="0cm"/>
    </style:style>
    <style:style style:name="P13" style:family="paragraph">
      <style:paragraph-properties fo:margin-left="0cm" fo:margin-right="0cm" fo:margin-top="0.529cm" fo:margin-bottom="0cm" fo:text-indent="0cm" style:writing-mode="lr-tb" style:font-independent-line-spacing="true"/>
    </style:style>
    <style:style style:name="P14" style:family="paragraph">
      <style:paragraph-properties fo:margin-left="0cm" fo:margin-right="0cm" fo:margin-top="0.44cm" fo:margin-bottom="0cm" fo:text-indent="0cm"/>
    </style:style>
    <style:style style:name="P15" style:family="paragraph">
      <style:paragraph-properties fo:margin-left="1.27cm" fo:margin-right="0cm" fo:margin-top="0.529cm" fo:margin-bottom="0cm" fo:text-indent="-1.27cm"/>
    </style:style>
    <style:style style:name="P16" style:family="paragraph">
      <style:paragraph-properties fo:margin-left="0cm" fo:margin-right="0cm" fo:margin-top="0.176cm" fo:margin-bottom="0cm" fo:text-indent="0cm"/>
    </style:style>
    <style:style style:name="P17" style:family="paragraph">
      <style:paragraph-properties fo:margin-left="2.063cm" fo:margin-right="0cm" fo:margin-top="0.246cm" fo:margin-bottom="0cm" fo:text-indent="-0.793cm"/>
    </style:style>
    <style:style style:name="P18" style:family="paragraph">
      <style:paragraph-properties fo:margin-left="0.952cm" fo:margin-right="0cm" fo:margin-top="0.211cm" fo:margin-bottom="0cm" fo:text-indent="-0.952cm"/>
    </style:style>
    <style:style style:name="P19" style:family="paragraph">
      <style:paragraph-properties fo:margin-left="0cm" fo:margin-right="0cm" fo:margin-top="0.194cm" fo:margin-bottom="0cm" fo:text-align="center" fo:text-indent="0cm"/>
    </style:style>
    <style:style style:name="P20" style:family="paragraph">
      <style:paragraph-properties fo:margin-left="0cm" fo:margin-right="0cm" fo:margin-top="0.176cm" fo:margin-bottom="0cm" fo:text-align="center" fo:text-indent="0cm"/>
    </style:style>
    <style:style style:name="T1" style:family="text">
      <style:text-properties fo:color="#0000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color="#3333cc"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3333cc" fo:font-size="28pt" style:font-size-asian="28pt" style:font-size-complex="28pt"/>
    </style:style>
    <style:style style:name="T7" style:family="text">
      <style:text-properties fo:font-size="28pt" fo:language="en" fo:country="US" style:font-size-asian="28pt" style:language-asian="zh" style:country-asian="TW" style:font-size-complex="28pt"/>
    </style:style>
    <style:style style:name="T8" style:family="text">
      <style:text-properties fo:color="#3333cc" fo:font-size="28pt" fo:language="en" fo:country="US" style:font-size-asian="28pt" style:language-asian="zh" style:country-asian="TW" style:font-size-complex="28pt"/>
    </style:style>
    <style:style style:name="T9" style:family="text">
      <style:text-properties fo:font-size="24pt" fo:language="en" fo:country="US" fo:font-style="italic" style:font-size-asian="24pt" style:language-asian="zh" style:country-asian="TW" style:font-style-asian="italic" style:font-size-complex="24pt" style:font-style-complex="italic"/>
    </style:style>
    <style:style style:name="T10" style:family="text">
      <style:text-properties fo:font-size="24pt" fo:language="en" fo:country="US" style:font-size-asian="24pt" style:language-asian="zh" style:country-asian="TW" style:font-size-complex="24pt"/>
    </style:style>
    <style:style style:name="T11" style:family="text">
      <style:text-properties fo:font-family="Wingdings" style:font-pitch="variable" style:font-charset="x-symbol" fo:font-size="24pt" fo:language="en" fo:country="US" style:font-size-asian="24pt" style:language-asian="zh" style:country-asian="TW" style:font-size-complex="24pt"/>
    </style:style>
    <style:style style:name="T12" style:family="text">
      <style:text-properties fo:font-size="24pt" fo:language="en" fo:country="US" fo:font-style="italic" style:font-family-asian="'Times New Roman'" style:font-family-generic-asian="roman" style:font-pitch-asian="variable" style:font-size-asian="24pt" style:language-asian="zh" style:country-asian="TW" style:font-style-asian="italic" style:font-family-complex="'Times New Roman'" style:font-family-generic-complex="roman" style:font-pitch-complex="variable" style:font-size-complex="24pt" style:font-style-complex="italic"/>
    </style:style>
    <style:style style:name="T13" style:family="text">
      <style:text-properties fo:font-size="24pt" fo:language="en" fo:country="US" style:font-family-asian="'Times New Roman'" style:font-family-generic-asian="roman" style:font-pitch-asian="variable" style:font-size-asian="24pt" style:language-asian="zh" style:country-asian="TW" style:font-family-complex="'Times New Roman'" style:font-family-generic-complex="roman" style:font-pitch-complex="variable" style:font-size-complex="24pt"/>
    </style:style>
    <style:style style:name="T14" style:family="text">
      <style:text-properties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15" style:family="text">
      <style:text-properties fo:color="#3333cc" fo:font-size="24pt" fo:language="en" fo:country="US" style:font-size-asian="24pt" style:language-asian="zh" style:country-asian="TW" style:font-size-complex="24pt"/>
    </style:style>
    <style:style style:name="T16" style:family="text">
      <style:text-properties fo:color="#3333cc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17" style:family="text">
      <style:text-properties fo:font-size="28pt" fo:language="en" fo:country="US" fo:font-style="italic" style:font-family-asian="'Times New Roman'" style:font-family-generic-asian="roman" style:font-pitch-asian="variable" style:font-size-asian="28pt" style:language-asian="zh" style:country-asian="TW" style:font-style-asian="italic" style:font-family-complex="'Times New Roman'" style:font-family-generic-complex="roman" style:font-pitch-complex="variable" style:font-size-complex="28pt" style:font-style-complex="italic"/>
    </style:style>
    <style:style style:name="T18" style:family="text">
      <style:text-properties fo:font-size="28pt" fo:language="en" fo:country="US" style:font-family-asian="'Times New Roman'" style:font-family-generic-asian="roman" style:font-pitch-asian="variable" style:font-size-asian="28pt" style:language-asian="zh" style:country-asian="TW" style:font-family-complex="'Times New Roman'" style:font-family-generic-complex="roman" style:font-pitch-complex="variable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000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ff0000" fo:font-size="24pt" fo:language="en" fo:country="US" style:font-size-asian="24pt" style:language-asian="zh" style:country-asian="TW" style:font-size-complex="24pt"/>
    </style:style>
    <style:style style:name="T23" style:family="text">
      <style:text-properties fo:language="en" fo:country="US" style:language-asian="zh" style:country-asian="TW"/>
    </style:style>
    <style:style style:name="T24" style:family="text">
      <style:text-properties fo:font-size="28pt" fo:language="en" fo:country="US" fo:font-style="italic" fo:font-weight="bold" style:font-family-asian="'Times New Roman'" style:font-family-generic-asian="roman" style:font-pitch-asian="variable" style:font-size-asian="28pt" style:language-asian="zh" style:country-asian="TW" style:font-style-asian="italic" style:font-weight-asian="bold" style:font-family-complex="'Times New Roman'" style:font-family-generic-complex="roman" style:font-pitch-complex="variable" style:font-size-complex="28pt" style:font-style-complex="italic" style:font-weight-complex="bold"/>
    </style:style>
    <style:style style:name="T25" style:family="text">
      <style:text-properties fo:font-size="28pt" fo:language="en" fo:country="US" fo:font-style="italic" fo:font-weight="bold" style:font-size-asian="28pt" style:language-asian="zh" style:country-asian="TW" style:font-style-asian="italic" style:font-weight-asian="bold" style:font-size-complex="28pt" style:font-style-complex="italic" style:font-weight-complex="bold"/>
    </style:style>
    <style:style style:name="T26" style:family="text">
      <style:text-properties fo:font-size="26pt" fo:language="en" fo:country="US" style:font-size-asian="26pt" style:language-asian="zh" style:country-asian="TW" style:font-size-complex="26pt"/>
    </style:style>
    <style:style style:name="T27" style:family="text">
      <style:text-properties fo:font-size="26pt" fo:language="en" fo:country="US" fo:font-style="italic" style:font-size-asian="26pt" style:language-asian="zh" style:country-asian="TW" style:font-style-asian="italic" style:font-size-complex="26pt" style:font-style-complex="italic"/>
    </style:style>
    <style:style style:name="T28" style:family="text">
      <style:text-properties style:text-position="-25% 58%" fo:font-size="26pt" fo:language="en" fo:country="US" style:font-size-asian="26pt" style:language-asian="zh" style:country-asian="TW" style:font-size-complex="26pt"/>
    </style:style>
    <style:style style:name="T29" style:family="text">
      <style:text-properties style:text-position="-25% 58%" fo:font-size="26pt" fo:language="en" fo:country="US" fo:font-style="italic" style:font-size-asian="26pt" style:language-asian="zh" style:country-asian="TW" style:font-style-asian="italic" style:font-size-complex="26pt" style:font-style-complex="italic"/>
    </style:style>
    <style:style style:name="T30" style:family="text">
      <style:text-properties fo:font-size="24pt" fo:language="en" fo:country="US" fo:font-style="normal" style:font-size-asian="24pt" style:language-asian="zh" style:country-asian="TW" style:font-style-asian="normal" style:font-size-complex="24pt" style:font-style-complex="normal"/>
    </style:style>
    <style:style style:name="T31" style:family="text">
      <style:text-properties fo:font-size="22pt" fo:language="en" fo:country="US" style:font-size-asian="22pt" style:language-asian="zh" style:country-asian="TW" style:font-size-complex="22pt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fo:color="#3333cc" fo:font-size="24pt" fo:font-style="italic" style:font-size-asian="24pt" style:font-style-asian="italic" style:font-size-complex="24pt" style:font-style-complex="italic"/>
    </style:style>
    <style:style style:name="T34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35" style:family="text">
      <style:text-properties fo:color="#ff0000" fo:font-size="28pt" style:text-underline-style="solid" style:text-underline-width="auto" style:text-underline-color="font-color" style:font-size-asian="28pt" style:font-size-complex="28pt"/>
    </style:style>
    <style:style style:name="T36" style:family="text">
      <style:text-properties fo:color="#3333cc" fo:font-size="24pt" fo:language="en" fo:country="US" fo:font-style="italic" style:font-size-asian="24pt" style:language-asian="zh" style:country-asian="TW" style:font-style-asian="italic" style:font-size-complex="24pt" style:font-style-complex="italic"/>
    </style:style>
    <style:style style:name="T37" style:family="text">
      <style:text-properties fo:color="#ff0000" fo:font-size="24pt" fo:language="en" fo:country="US" fo:font-style="italic" style:font-size-asian="24pt" style:language-asian="zh" style:country-asian="TW" style:font-style-asian="italic" style:font-size-complex="24pt" style:font-style-complex="italic"/>
    </style:style>
    <style:style style:name="T38" style:family="text">
      <style:text-properties style:text-position="-25% 58%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3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style:text-position="-25% 58%" fo:font-size="20pt" style:font-size-asian="20pt" style:font-size-complex="20pt"/>
    </style:style>
    <style:style style:name="T41" style:family="text">
      <style:text-properties fo:language="en" fo:country="US" fo:font-style="italic" fo:font-weight="bold" style:language-asian="zh" style:country-asian="TW" style:font-style-asian="italic" style:font-weight-asian="bold" style:font-style-complex="italic" style:font-weight-complex="bold"/>
    </style:style>
    <style:style style:name="T42" style:family="text">
      <style:text-properties style:text-position="-25% 58%" fo:language="en" fo:country="US" style:language-asian="zh" style:country-asian="TW"/>
    </style:style>
    <style:style style:name="T43" style:family="text">
      <style:text-properties fo:language="en" fo:country="US" fo:font-style="italic" style:language-asian="zh" style:country-asian="TW" style:font-style-asian="italic" style:font-style-complex="italic"/>
    </style:style>
    <style:style style:name="T44" style:family="text">
      <style:text-properties fo:font-family="Symbol" style:font-family-generic="roman" style:font-pitch="variable" style:font-charset="x-symbol" fo:language="en" fo:country="US" style:language-asian="zh" style:country-asian="TW"/>
    </style:style>
    <style:style style:name="T45" style:family="text">
      <style:text-properties fo:color="#ff0000" fo:font-size="28pt" fo:language="en" fo:country="US" style:font-size-asian="28pt" style:language-asian="zh" style:country-asian="TW" style:font-size-complex="28pt"/>
    </style:style>
    <style:style style:name="T46" style:family="text">
      <style:text-properties fo:font-family="Symbol" style:font-family-generic="roman" style:font-pitch="variable" style:font-charset="x-symbol" fo:font-size="28pt" fo:language="en" fo:country="US" style:font-size-asian="28pt" style:language-asian="zh" style:country-asian="TW" style:font-size-complex="28pt"/>
    </style:style>
    <style:style style:name="T47" style:family="text">
      <style:text-properties fo:color="#3333cc" fo:font-size="24pt" fo:language="en" fo:country="US" fo:font-style="italic" fo:font-weight="bold" style:font-size-asian="24pt" style:language-asian="zh" style:country-asian="TW" style:font-style-asian="italic" style:font-weight-asian="bold" style:font-size-complex="24pt" style:font-style-complex="italic" style:font-weight-complex="bold"/>
    </style:style>
    <style:style style:name="T48" style:family="text">
      <style:text-properties fo:color="#3333cc" style:text-position="-25% 58%" fo:font-size="24pt" fo:language="en" fo:country="US" style:font-size-asian="24pt" style:language-asian="zh" style:country-asian="TW" style:font-size-complex="24pt"/>
    </style:style>
    <style:style style:name="T49" style:family="text">
      <style:text-properties fo:color="#3333cc" fo:font-family="Symbol" style:font-family-generic="roman" style:font-pitch="variable" style:font-charset="x-symbol" fo:font-size="24pt" fo:language="en" fo:country="US" style:font-size-asian="24pt" style:language-asian="zh" style:country-asian="TW" style:font-size-complex="24pt"/>
    </style:style>
    <style:style style:name="T50" style:family="text">
      <style:text-properties fo:color="#3333cc" style:text-position="-25% 58%" fo:font-size="24pt" fo:language="en" fo:country="US" fo:font-style="italic" style:font-size-asian="24pt" style:language-asian="zh" style:country-asian="TW" style:font-style-asian="italic" style:font-size-complex="24pt" style:font-style-complex="italic"/>
    </style:style>
    <style:style style:name="T51" style:family="text">
      <style:text-properties fo:font-family="Symbol" style:font-family-generic="roman" style:font-pitch="variable" style:font-charset="x-symbol" fo:font-size="28pt" style:font-size-asian="28pt" style:font-size-complex="28pt"/>
    </style:style>
    <style:style style:name="T5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4" style:family="text">
      <style:text-properties style:text-position="30% 58%" fo:font-size="24pt" style:font-family-asian="'Times New Roman'" style:font-family-generic-asian="roman" style:font-pitch-asian="variable" style:font-size-asian="24pt" style:font-family-complex="'Times New Roman'" style:font-family-generic-complex="roman" style:font-pitch-complex="variable" style:font-size-complex="24pt"/>
    </style:style>
    <style:style style:name="T55" style:family="text">
      <style:text-properties fo:font-family="Symbol" style:font-family-generic="roman" style:font-pitch="variable" style:font-charset="x-symbol" fo:font-size="24pt" style:font-size-asian="24pt" style:font-size-complex="24pt"/>
    </style:style>
    <style:style style:name="T56" style:family="text">
      <style:text-properties fo:font-size="28pt" fo:language="en" fo:country="none" style:font-size-asian="28pt" style:language-asian="zh" style:country-asian="TW" style:font-size-complex="28pt"/>
    </style:style>
    <style:style style:name="T57" style:family="text">
      <style:text-properties fo:font-size="28pt" fo:language="en" fo:country="none" fo:font-style="italic" style:font-size-asian="28pt" style:language-asian="zh" style:country-asian="TW" style:font-style-asian="italic" style:font-size-complex="28pt" style:font-style-complex="italic"/>
    </style:style>
    <style:style style:name="T58" style:family="text">
      <style:text-properties style:text-position="30% 58%" fo:font-size="28pt" fo:language="en" fo:country="none" style:font-family-asian="'AR MingtiM BIG-5'" style:font-family-generic-asian="modern" style:font-pitch-asian="fixed" style:font-size-asian="28pt" style:language-asian="zh" style:country-asian="TW" style:font-family-complex="'AR MingtiM BIG-5'" style:font-family-generic-complex="modern" style:font-pitch-complex="fixed" style:font-size-complex="28pt"/>
    </style:style>
    <style:style style:name="T59" style:family="text">
      <style:text-properties fo:font-family="Symbol" style:font-family-generic="roman" style:font-pitch="variable" style:font-charset="x-symbol" fo:font-size="28pt" fo:language="en" fo:country="none" style:font-family-asian="'AR MingtiM BIG-5'" style:font-family-generic-asian="modern" style:font-pitch-asian="fixed" style:font-size-asian="28pt" style:language-asian="zh" style:country-asian="TW" style:font-family-complex="'AR MingtiM BIG-5'" style:font-family-generic-complex="modern" style:font-pitch-complex="fixed" style:font-size-complex="28pt"/>
    </style:style>
    <style:style style:name="T60" style:family="text">
      <style:text-properties fo:font-size="28pt" fo:language="en" fo:country="none" style:font-family-asian="'AR MingtiM BIG-5'" style:font-family-generic-asian="modern" style:font-pitch-asian="fixed" style:font-size-asian="28pt" style:language-asian="zh" style:country-asian="TW" style:font-family-complex="'AR MingtiM BIG-5'" style:font-family-generic-complex="modern" style:font-pitch-complex="fixed" style:font-size-complex="28pt"/>
    </style:style>
    <style:style style:name="T61" style:family="text">
      <style:text-properties fo:font-size="20pt" fo:language="en" fo:country="US" style:font-size-asian="20pt" style:language-asian="zh" style:country-asian="TW" style:font-size-complex="20pt"/>
    </style:style>
    <style:style style:name="T62" style:family="text">
      <style:text-properties fo:font-size="20pt" fo:language="en" fo:country="US" fo:font-style="italic" style:font-size-asian="20pt" style:language-asian="zh" style:country-asian="TW" style:font-style-asian="italic" style:font-size-complex="20pt" style:font-style-complex="italic"/>
    </style:style>
    <style:style style:name="T63" style:family="text">
      <style:text-properties fo:font-family="Symbol" style:font-family-generic="roman" style:font-pitch="variable" style:font-charset="x-symbol" fo:font-size="20pt" fo:language="en" fo:country="US" style:font-size-asian="20pt" style:language-asian="zh" style:country-asian="TW" style:font-size-complex="20pt"/>
    </style:style>
    <style:style style:name="T64" style:family="text">
      <style:text-properties fo:font-size="20pt" fo:language="en" fo:country="US" fo:font-style="italic" fo:font-weight="bold" style:font-size-asian="20pt" style:language-asian="zh" style:country-asian="TW" style:font-style-asian="italic" style:font-weight-asian="bold" style:font-size-complex="20pt" style:font-style-complex="italic" style:font-weight-complex="bold"/>
    </style:style>
    <style:style style:name="T65" style:family="text">
      <style:text-properties fo:font-size="24pt" fo:language="en" fo:country="none" style:font-size-asian="24pt" style:language-asian="zh" style:country-asian="TW" style:font-size-complex="24pt"/>
    </style:style>
    <style:style style:name="T66" style:family="text">
      <style:text-properties fo:font-size="24pt" fo:language="en" fo:country="none" fo:font-style="italic" style:font-size-asian="24pt" style:language-asian="zh" style:country-asian="TW" style:font-style-asian="italic" style:font-size-complex="24pt" style:font-style-complex="italic"/>
    </style:style>
    <style:style style:name="T67" style:family="text">
      <style:text-properties style:text-position="30% 58%" fo:font-size="24pt" fo:language="en" fo:country="none" style:font-family-asian="'AR MingtiM BIG-5'" style:font-family-generic-asian="modern" style:font-pitch-asian="fixed" style:font-size-asian="24pt" style:language-asian="zh" style:country-asian="TW" style:font-family-complex="'AR MingtiM BIG-5'" style:font-family-generic-complex="modern" style:font-pitch-complex="fixed" style:font-size-complex="24pt"/>
    </style:style>
    <style:style style:name="T68" style:family="text">
      <style:text-properties fo:font-family="Symbol" style:font-family-generic="roman" style:font-pitch="variable" style:font-charset="x-symbol" fo:font-size="24pt" fo:language="en" fo:country="none" style:font-size-asian="24pt" style:language-asian="zh" style:country-asian="TW" style:font-size-complex="24pt"/>
    </style:style>
    <style:style style:name="T69" style:family="text">
      <style:text-properties fo:color="#3333cc" fo:font-size="24pt" fo:language="en" fo:country="none" style:font-size-asian="24pt" style:language-asian="zh" style:country-asian="TW" style:font-size-complex="24pt"/>
    </style:style>
    <style:style style:name="T70" style:family="text">
      <style:text-properties fo:color="#ff0000" fo:font-size="24pt" fo:language="en" fo:country="none" style:font-size-asian="24pt" style:language-asian="zh" style:country-asian="TW" style:font-size-complex="24pt"/>
    </style:style>
    <style:style style:name="T71" style:family="text">
      <style:text-properties fo:font-size="24pt" fo:language="en" fo:country="none" style:font-family-asian="'AR MingtiM BIG-5'" style:font-family-generic-asian="modern" style:font-pitch-asian="fixed" style:font-size-asian="24pt" style:language-asian="zh" style:country-asian="TW" style:font-family-complex="'AR MingtiM BIG-5'" style:font-family-generic-complex="modern" style:font-pitch-complex="fixed" style:font-size-complex="24pt"/>
    </style:style>
    <style:style style:name="T72" style:family="text">
      <style:text-properties fo:color="#3333cc" fo:font-size="24pt" fo:language="en" fo:country="none" fo:font-style="italic" style:font-size-asian="24pt" style:language-asian="zh" style:country-asian="TW" style:font-style-asian="italic" style:font-size-complex="24pt" style:font-style-complex="italic"/>
    </style:style>
    <style:style style:name="T73" style:family="text">
      <style:text-properties fo:font-family="Symbol" style:font-family-generic="roman" style:font-pitch="variable" style:font-charset="x-symbol" fo:font-size="24pt" fo:language="en" fo:country="US" style:font-size-asian="24pt" style:language-asian="zh" style:country-asian="TW" style:font-size-complex="24pt"/>
    </style:style>
    <style:style style:name="T74" style:family="text">
      <style:text-properties fo:font-family="Symbol" style:font-family-generic="roman" style:font-pitch="variable" style:font-charset="x-symbol" fo:font-size="24pt" fo:language="en" fo:country="US" fo:font-style="italic" style:font-size-asian="24pt" style:language-asian="zh" style:country-asian="TW" style:font-style-asian="italic" style:font-size-complex="24pt" style:font-style-complex="italic"/>
    </style:style>
    <style:style style:name="T75" style:family="text">
      <style:text-properties style:text-position="-25% 58%" fo:font-size="24pt" fo:language="en" fo:country="US" style:font-size-asian="24pt" style:language-asian="zh" style:country-asian="TW" style:font-size-complex="24pt"/>
    </style:style>
    <style:style style:name="T76" style:family="text">
      <style:text-properties style:text-position="-25% 58%" fo:font-size="24pt" fo:language="en" fo:country="US" fo:font-style="italic" style:font-size-asian="24pt" style:language-asian="zh" style:country-asian="TW" style:font-style-asian="italic" style:font-size-complex="24pt" style:font-style-complex="italic"/>
    </style:style>
    <style:style style:name="T77" style:family="text">
      <style:text-properties fo:font-size="24pt" fo:language="en" fo:country="none" fo:font-style="italic" fo:font-weight="bold" style:font-size-asian="24pt" style:language-asian="zh" style:country-asian="TW" style:font-style-asian="italic" style:font-weight-asian="bold" style:font-size-complex="24pt" style:font-style-complex="italic" style:font-weight-complex="bold"/>
    </style:style>
    <style:style style:name="T78" style:family="text">
      <style:text-properties fo:font-family="Symbol" style:font-family-generic="roman" style:font-pitch="variable" style:font-charset="x-symbol" fo:font-size="20pt" fo:language="en" fo:country="none" style:font-size-asian="20pt" style:language-asian="zh" style:country-asian="TW" style:font-size-complex="20pt"/>
    </style:style>
    <style:style style:name="T79" style:family="text">
      <style:text-properties fo:font-size="20pt" fo:language="en" fo:country="none" style:font-size-asian="20pt" style:language-asian="zh" style:country-asian="TW" style:font-size-complex="20pt"/>
    </style:style>
    <style:style style:name="T80" style:family="text">
      <style:text-properties fo:font-size="36pt" fo:language="en" fo:country="US" style:font-size-asian="36pt" style:language-asian="zh" style:country-asian="TW" style:font-size-complex="36pt"/>
    </style:style>
    <style:style style:name="T81" style:family="text">
      <style:text-properties fo:font-family="Symbol" style:font-family-generic="roman" style:font-pitch="variable" style:font-charset="x-symbol" fo:font-size="24pt" fo:language="en" fo:country="none" fo:font-style="italic" style:font-size-asian="24pt" style:language-asian="zh" style:country-asian="TW" style:font-style-asian="italic" style:font-size-complex="24pt" style:font-style-complex="italic"/>
    </style:style>
    <style:style style:name="T8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83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84" style:family="text">
      <style:text-properties fo:color="#000000" fo:font-size="22pt" fo:language="en" fo:country="US" style:font-size-asian="22pt" style:language-asian="zh" style:country-asian="TW" style:font-size-complex="22pt"/>
    </style:style>
    <style:style style:name="T85" style:family="text">
      <style:text-properties fo:color="#000000" style:text-position="-25% 58%" fo:font-size="22pt" fo:language="en" fo:country="US" fo:font-style="italic" style:font-size-asian="22pt" style:language-asian="zh" style:country-asian="TW" style:font-style-asian="italic" style:font-size-complex="22pt" style:font-style-complex="italic"/>
    </style:style>
    <style:style style:name="T86" style:family="text">
      <style:text-properties fo:color="#000000" style:text-position="-25% 58%" fo:font-family="Symbol" style:font-family-generic="roman" style:font-pitch="variable" style:font-charset="x-symbol" fo:font-size="22pt" fo:language="en" fo:country="US" style:font-size-asian="22pt" style:language-asian="zh" style:country-asian="TW" style:font-size-complex="22pt"/>
    </style:style>
    <style:style style:name="T87" style:family="text">
      <style:text-properties fo:color="#000000" style:text-position="-25% 58%" fo:font-size="22pt" fo:language="en" fo:country="US" fo:font-style="italic" fo:font-weight="bold" style:font-size-asian="22pt" style:language-asian="zh" style:country-asian="TW" style:font-style-asian="italic" style:font-weight-asian="bold" style:font-size-complex="22pt" style:font-style-complex="italic" style:font-weight-complex="bold"/>
    </style:style>
    <style:style style:name="T88" style:family="text">
      <style:text-properties fo:color="#000000" fo:font-size="22pt" fo:language="en" fo:country="US" fo:font-style="italic" style:font-size-asian="22pt" style:language-asian="zh" style:country-asian="TW" style:font-style-asian="italic" style:font-size-complex="22pt" style:font-style-complex="italic"/>
    </style:style>
    <style:style style:name="T89" style:family="text">
      <style:text-properties fo:color="#000000" fo:font-family="Symbol" style:font-family-generic="roman" style:font-pitch="variable" style:font-charset="x-symbol" fo:font-size="22pt" fo:language="en" fo:country="US" style:font-size-asian="22pt" style:language-asian="zh" style:country-asian="TW" style:font-size-complex="22pt"/>
    </style:style>
    <style:style style:name="T90" style:family="text">
      <style:text-properties fo:color="#000000" fo:font-size="22pt" fo:language="en" fo:country="US" fo:font-style="italic" fo:font-weight="bold" style:font-size-asian="22pt" style:language-asian="zh" style:country-asian="TW" style:font-style-asian="italic" style:font-weight-asian="bold" style:font-size-complex="22pt" style:font-style-complex="italic" style:font-weight-complex="bold"/>
    </style:style>
    <style:style style:name="T91" style:family="text">
      <style:text-properties fo:color="#000000" fo:font-size="22pt" fo:language="en" fo:country="none" fo:font-style="italic" style:font-size-asian="22pt" style:language-asian="zh" style:country-asian="TW" style:font-style-asian="italic" style:font-size-complex="22pt" style:font-style-complex="italic"/>
    </style:style>
    <style:style style:name="T92" style:family="text">
      <style:text-properties fo:color="#000000" style:text-position="30% 58%" fo:font-size="22pt" fo:language="en" fo:country="none" style:font-family-asian="'AR MingtiM BIG-5'" style:font-family-generic-asian="modern" style:font-pitch-asian="fixed" style:font-size-asian="22pt" style:language-asian="zh" style:country-asian="TW" style:font-family-complex="'AR MingtiM BIG-5'" style:font-family-generic-complex="modern" style:font-pitch-complex="fixed" style:font-size-complex="22pt"/>
    </style:style>
    <style:style style:name="T93" style:family="text">
      <style:text-properties fo:color="#000000" style:text-position="-25% 58%" fo:font-family="Symbol" style:font-family-generic="roman" style:font-pitch="variable" style:font-charset="x-symbol" fo:font-size="22pt" fo:language="en" fo:country="US" fo:font-style="italic" style:font-size-asian="22pt" style:language-asian="zh" style:country-asian="TW" style:font-style-asian="italic" style:font-size-complex="22pt" style:font-style-complex="italic"/>
    </style:style>
    <style:style style:name="T94" style:family="text">
      <style:text-properties fo:color="#000000" fo:font-family="Symbol" style:font-family-generic="roman" style:font-pitch="variable" style:font-charset="x-symbol" fo:font-size="22pt" fo:language="en" fo:country="US" fo:font-style="italic" style:font-size-asian="22pt" style:language-asian="zh" style:country-asian="TW" style:font-style-asian="italic" style:font-size-complex="22pt" style:font-style-complex="italic"/>
    </style:style>
    <style:style style:name="T95" style:family="text">
      <style:text-properties fo:color="#000000" style:text-position="-25% 58%" fo:font-size="22pt" fo:language="en" fo:country="US" style:font-size-asian="22pt" style:language-asian="zh" style:country-asian="TW" style:font-size-complex="22pt"/>
    </style:style>
    <style:style style:name="T96" style:family="text">
      <style:text-properties fo:color="#000000" fo:font-size="22pt" fo:language="en" fo:country="none" style:font-family-asian="'AR MingtiM BIG-5'" style:font-family-generic-asian="modern" style:font-pitch-asian="fixed" style:font-size-asian="22pt" style:language-asian="zh" style:country-asian="TW" style:font-family-complex="'AR MingtiM BIG-5'" style:font-family-generic-complex="modern" style:font-pitch-complex="fixed" style:font-size-complex="22pt"/>
    </style:style>
    <style:style style:name="T97" style:family="text">
      <style:text-properties fo:color="#000000" fo:font-size="22pt" fo:language="en" fo:country="none" fo:font-style="italic" style:font-family-asian="'AR MingtiM BIG-5'" style:font-family-generic-asian="modern" style:font-pitch-asian="fixed" style:font-size-asian="22pt" style:language-asian="zh" style:country-asian="TW" style:font-style-asian="italic" style:font-family-complex="'AR MingtiM BIG-5'" style:font-family-generic-complex="modern" style:font-pitch-complex="fixed" style:font-size-complex="22pt" style:font-style-complex="italic"/>
    </style:style>
    <style:style style:name="T98" style:family="text">
      <style:text-properties fo:color="#000000" fo:font-family="Symbol" style:font-family-generic="roman" style:font-pitch="variable" style:font-charset="x-symbol" fo:font-size="20pt" fo:language="en" fo:country="none" style:font-size-asian="20pt" style:language-asian="zh" style:country-asian="TW" style:font-size-complex="20pt"/>
    </style:style>
    <style:style style:name="T99" style:family="text">
      <style:text-properties fo:color="#000000" style:text-position="30% 58%" fo:font-size="20pt" fo:language="en" fo:country="none" style:font-family-asian="'AR MingtiM BIG-5'" style:font-family-generic-asian="modern" style:font-pitch-asian="fixed" style:font-size-asian="20pt" style:language-asian="zh" style:country-asian="TW" style:font-family-complex="'AR MingtiM BIG-5'" style:font-family-generic-complex="modern" style:font-pitch-complex="fixed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min-label-width="1.2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Maximum Entropy (Intuition)</text:span></text:p>
              </text:list-header>
            </text:list>
          </draw:text-box>
        </draw:frame>
        <draw:frame presentation:style-name="pr2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Overview</text:p>
              </text:list-header>
            </text:list>
          </draw:text-box>
        </draw:frame>
        <draw:frame presentation:style-name="pr4" draw:text-style-name="P2" draw:layer="layout" svg:width="21.59cm" svg:height="12.70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Imagine we want to imitate a real world system.</text:span></text:p>
                <text:p text:style-name="P3"><text:span text:style-name="T2"/></text:p>
              </text:list-item>
              <text:list-item>
                <text:p text:style-name="P3"><text:span text:style-name="T2">We'd like a model of </text:span><text:span text:style-name="T3">how</text:span><text:span text:style-name="T4"> it works</text:span></text:p>
              </text:list-item>
              <text:list-item>
                <text:p text:style-name="P3"><text:span text:style-name="T4">that can make accurate predictions for the future.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ranslating French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We wish to model an expert translator’s decisions concerning the proper French rendering of the English word </text:span><text:span text:style-name="T3">in</text:span><text:span text:style-name="T2">.</text:span></text:p>
              </text:list-item>
              <text:list-item>
                <text:p text:style-name="P3"><text:span text:style-name="T2">A model </text:span><text:span text:style-name="T5">p</text:span><text:span text:style-name="T2"> of the expert’s decisions assigns to each French word or phrase </text:span><text:span text:style-name="T5">f</text:span><text:span text:style-name="T2"> an estimate, </text:span><text:span text:style-name="T5">p</text:span><text:span text:style-name="T6">(</text:span><text:span text:style-name="T5">f</text:span><text:span text:style-name="T6">)</text:span><text:span text:style-name="T2">, of the probability that the expert would choose </text:span><text:span text:style-name="T3">f</text:span><text:span text:style-name="T2"> as a translation of </text:span><text:span text:style-name="T3">in</text:span><text:span text:style-name="T2">.</text:span></text:p>
              </text:list-item>
              <text:list-item>
                <text:p text:style-name="P3"><text:span text:style-name="T2">Develop </text:span><text:span text:style-name="T3">p</text:span><text:span text:style-name="T2"> – collect a large sample of instances of the expert’s decision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ranslating French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Our goal is to</text:span></text:p>
              </text:list-item>
            </text:list>
            <text:list text:style-name="L3">
              <text:list-item>
                <text:list>
                  <text:list-item>
                    <text:p text:style-name="P3">Extract a set of facts about the decision-making process from the sample (the first task of modeling)</text:p>
                  </text:list-item>
                  <text:list-item>
                    <text:p text:style-name="P3">Construct a model of this process (the second ta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422cm" presentation:class="title" presentation:user-transformed="true">
          <draw:text-box>
            <text:list text:style-name="L1">
              <text:list-header>
                <text:p text:style-name="P1">Translating French</text:p>
              </text:list-header>
            </text:list>
          </draw:text-box>
        </draw:frame>
        <draw:frame presentation:style-name="pr6" draw:text-style-name="P2" draw:layer="layout" svg:width="21.59cm" svg:height="14.818cm" svg:x="1.905cm" svg:y="3.809cm" presentation:class="outline" presentation:user-transformed="true">
          <draw:text-box>
            <text:list text:style-name="L2">
              <text:list-item>
                <text:p text:style-name="P3"><text:span text:style-name="T7">One obvious clue we might glean from the sample is </text:span><text:span text:style-name="T8">the list of allowed translation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in</text:span><text:span text:style-name="T10"> </text:span><text:span text:style-name="T11"></text:span><text:span text:style-name="T10"> {</text:span><text:span text:style-name="T9">dans</text:span><text:span text:style-name="T10">, </text:span><text:span text:style-name="T9">en</text:span><text:span text:style-name="T10">, </text:span><text:span text:style-name="T12">à</text:span><text:span text:style-name="T13">, </text:span><text:span text:style-name="T12">au cours de</text:span><text:span text:style-name="T13">, </text:span><text:span text:style-name="T12">pendant</text:span><text:span text:style-name="T10">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With this information in hand, we can impose our first constraint on our model </text:span><text:span text:style-name="T14">p</text:span><text:span text:style-name="T7">:</text:span><text:span text:style-name="T7"><text:line-break/></text:span><text:span text:style-name="T7"><text:line-break/></text:span><text:span text:style-name="T7"><text:line-break/></text:span><text:span text:style-name="T7">This equation represents our first statistic of the process; we can now search for a model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Sadly, there are </text:span><text:span text:style-name="T15">infinitely</text:span><text:span text:style-name="T10"> many models </text:span><text:span text:style-name="T9">p</text:span><text:span text:style-name="T10"> for which this identify holds</text:span></text:p>
                  </text:list-item>
                </text:list>
              </text:list-item>
            </text:list>
          </draw:text-box>
        </draw:frame>
        <draw:frame draw:style-name="gr2" draw:layer="layout" svg:width="19.61cm" svg:height="1.12cm" svg:x="3.885cm" svg:y="10.79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rute Force</text:p>
              </text:list-header>
            </text:list>
          </draw:text-box>
        </draw:frame>
        <draw:frame presentation:style-name="pr7" draw:text-style-name="P2" draw:layer="layout" svg:width="21.59cm" svg:height="12.49cm" svg:x="1.905cm" svg:y="5.502cm" presentation:class="outline" presentation:user-transformed="true">
          <draw:text-box>
            <text:list text:style-name="L2">
              <text:list-item>
                <text:p text:style-name="P5"><text:span text:style-name="T7">One model which satisfies the above equation is </text:span><text:span text:style-name="T16">p</text:span><text:span text:style-name="T8">(</text:span><text:span text:style-name="T16">dans</text:span><text:span text:style-name="T8">)=1</text:span><text:span text:style-name="T7">； </text:span><text:span text:style-name="T7">in other words, the model always predicts </text:span><text:span text:style-name="T14">dans</text:span><text:span text:style-name="T7">.</text:span></text:p>
              </text:list-item>
              <text:list-item>
                <text:p text:style-name="P5"><text:span text:style-name="T7">Another model which obeys this constraint predicts </text:span><text:span text:style-name="T14">pendant</text:span><text:span text:style-name="T7"> with a probability of ½, and </text:span><text:span text:style-name="T17">à</text:span><text:span text:style-name="T18"> with a probability of ½.</text:span></text:p>
              </text:list-item>
              <text:list-item>
                <text:p text:style-name="P5"><text:span text:style-name="T18">But both of these models are crap. <text:s/>Why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1">Assume a uniform distribution?</text:p>
              </text:list-header>
            </text:list>
          </draw:text-box>
        </draw:frame>
        <draw:frame presentation:style-name="pr5" draw:text-style-name="P2" draw:layer="layout" svg:width="21.59cm" svg:height="11.431cm" svg:x="1.905cm" svg:y="3.81cm" presentation:class="outline" presentation:user-transformed="true">
          <draw:text-box>
            <text:list text:style-name="L2">
              <text:list-item>
                <text:p text:style-name="P4"><text:span text:style-name="T19">Knowing only that the expert chose exclusively from among these five French phrases, the most intuitively appealing model is</text:span></text:p>
              </text:list-item>
            </text:list>
          </draw:text-box>
        </draw:frame>
        <draw:frame draw:style-name="gr2" draw:layer="layout" svg:width="7.62cm" svg:height="6.447cm" svg:x="8.678cm" svg:y="6.3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2" draw:layer="layout" svg:width="22.014cm" svg:height="5.87cm" svg:x="1.693cm" svg:y="12.912cm">
          <text:list text:style-name="L1">
            <text:list-header>
              <text:p text:style-name="P6">This model, which allocates the total probability evenly among the five possible phrases, is the <text:span text:style-name="T20">most uniform</text:span> model subject to our knowledge</text:p>
              <text:p text:style-name="P6">It is not, however, the most uniform overall; that model would grant an equal probability to every <text:span text:style-name="T21">possible</text:span> French phrase.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list text:style-name="L1">
              <text:list-header>
                <text:p text:style-name="P1">Imitate the expert...</text:p>
              </text:list-header>
            </text:list>
          </draw:text-box>
        </draw:frame>
        <draw:frame presentation:style-name="pr8" draw:text-style-name="P2" draw:layer="layout" svg:width="21.59cm" svg:height="15.241cm" svg:x="1.905cm" svg:y="3.175cm" presentation:class="outline" presentation:user-transformed="true">
          <draw:text-box>
            <text:list text:style-name="L2">
              <text:list-item>
                <text:p text:style-name="P4"><text:span text:style-name="T10">Suppose we notice that the expert chose either </text:span><text:span text:style-name="T9">dans</text:span><text:span text:style-name="T10"> or </text:span><text:span text:style-name="T9">en</text:span><text:span text:style-name="T10"> 30% of the time</text:span></text:p>
              </text:list-item>
              <text:list-item>
                <text:p text:style-name="P4"><text:span text:style-name="T10">In the absence of any other knowledge, a reasonable choice for </text:span><text:span text:style-name="T9">p</text:span><text:span text:style-name="T10"> is again the <text:s/></text:span><text:span text:style-name="T22">most uniform</text:span><text:span text:style-name="T10"> – that is, the distribution <text:s/>which allocates its probability as evenly </text:span><text:span text:style-name="T10"><text:line-break/></text:span><text:span text:style-name="T10">as possible, subject to the constrains:</text:span></text:p>
              </text:list-item>
            </text:list>
          </draw:text-box>
        </draw:frame>
        <draw:frame draw:style-name="gr2" draw:layer="layout" svg:width="21.233cm" svg:height="1.12cm" svg:x="1.881cm" svg:y="13.2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8.092cm" svg:height="1.12cm" svg:x="8.164cm" svg:y="11.17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list text:style-name="L1">
              <text:list-header>
                <text:p text:style-name="P1">Imitate the expert...</text:p>
              </text:list-header>
            </text:list>
          </draw:text-box>
        </draw:frame>
        <draw:frame presentation:style-name="pr8" draw:text-style-name="P2" draw:layer="layout" svg:width="21.59cm" svg:height="15.241cm" svg:x="1.905cm" svg:y="3.175cm" presentation:class="outline" presentation:user-transformed="true">
          <draw:text-box>
            <text:list text:style-name="L2">
              <text:list-item>
                <text:p text:style-name="P4"><text:span text:style-name="T10">Suppose we notice that the expert chose either </text:span><text:span text:style-name="T9">dans</text:span><text:span text:style-name="T10"> or </text:span><text:span text:style-name="T9">en</text:span><text:span text:style-name="T10"> 30% of the time</text:span></text:p>
              </text:list-item>
              <text:list-item>
                <text:p text:style-name="P4"><text:span text:style-name="T10">Once again there are many probability distributions consistent with these two constraints.</text:span></text:p>
              </text:list-item>
            </text:list>
          </draw:text-box>
        </draw:frame>
        <draw:frame draw:style-name="gr2" draw:layer="layout" svg:width="8.639cm" svg:height="6.446cm" svg:x="8.636cm" svg:y="9.31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9" presentation:class="page"/>
          <draw:frame presentation:style-name="pr3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Improve model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10">Say we inspect the data once more, and this time notice another interesting fact: in half the cases, the expert chose either </text:span><text:span text:style-name="T9">dans</text:span><text:span text:style-name="T10"> or </text:span><text:span text:style-name="T12">à</text:span><text:span text:style-name="T13">. We can incorporate this information into our model as a third constraint: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</text:list-item>
              <text:list-item>
                <text:p text:style-name="P4"><text:span text:style-name="T13">We can once again look for the most uniform </text:span><text:span text:style-name="T12">p</text:span><text:span text:style-name="T13"> satisfying these constraints, but now the choice is not as obvious.</text:span></text:p>
              </text:list-item>
            </text:list>
          </draw:text-box>
        </draw:frame>
        <draw:frame draw:style-name="gr2" draw:layer="layout" svg:width="19.61cm" svg:height="1.12cm" svg:x="3.885cm" svg:y="11.00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8.092cm" svg:height="1.12cm" svg:x="9.569cm" svg:y="9.73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7.329cm" svg:height="1.12cm" svg:x="10.023cm" svg:y="12.42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Motivating example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Now we have two problems:</text:span></text:p>
                <text:p text:style-name="P3"><text:span text:style-name="T2"/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9">What does it mean to be “uniform,” and how can one measure the uniformity of a model?</text:span></text:p>
                  </text:list-item>
                  <text:list-item>
                    <text:p text:style-name="P4"><text:span text:style-name="T19">How does one find the most uniform model subject to a set of expert-like constraint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Maximum Entropy</text:p>
              </text:list-header>
            </text:list>
          </draw:text-box>
        </draw:frame>
        <draw:frame presentation:style-name="pr7" draw:text-style-name="P2" draw:layer="layout" svg:width="21.59cm" svg:height="12.49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Intuitively, the principle is simple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model all that is known and assume nothing about that which is unknown</text:span></text:p>
                  </text:list-item>
                  <text:list-item>
                    <text:p text:style-name="P4"><text:span text:style-name="T19">In other words, given a collection of facts, choose a model which is consistent with all the facts, but otherwise as uniform as possible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This is exactly how we improved model </text:span><text:span text:style-name="T3">p</text:span><text:span text:style-name="T2"> at each step in the above exampl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1"><text:span text:style-name="T23">Maxent Modeling</text:span></text:p>
              </text:list-header>
            </text:list>
          </draw:text-box>
        </draw:frame>
        <draw:frame presentation:style-name="pr9" draw:text-style-name="P2" draw:layer="layout" svg:width="21.59cm" svg:height="15.03cm" svg:x="1.905cm" svg:y="3.597cm" presentation:class="outline" presentation:user-transformed="true">
          <draw:text-box>
            <text:list text:style-name="L2">
              <text:list-item>
                <text:p text:style-name="P3"><text:span text:style-name="T7">Consider a random process which produces an output value </text:span><text:span text:style-name="T14">y</text:span><text:span text:style-name="T7">, a member of a finite set </text:span><text:span text:style-name="T24">У</text:span><text:span text:style-name="T18">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y</text:span><text:span text:style-name="T10"> may be any word in the set {</text:span><text:span text:style-name="T9">dans</text:span><text:span text:style-name="T10">, </text:span><text:span text:style-name="T9">en</text:span><text:span text:style-name="T10">, </text:span><text:span text:style-name="T12">à</text:span><text:span text:style-name="T13">, </text:span><text:span text:style-name="T12">au cours de</text:span><text:span text:style-name="T13">, </text:span><text:span text:style-name="T12">pendant</text:span><text:span text:style-name="T10">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In generating </text:span><text:span text:style-name="T14">y</text:span><text:span text:style-name="T7">, the process may be influenced by some contextual information </text:span><text:span text:style-name="T14">x</text:span><text:span text:style-name="T7">, a member of a finite set </text:span><text:span text:style-name="T25">X</text:span><text:span text:style-name="T7">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x</text:span><text:span text:style-name="T10"> could include the words in the English sentence surrounding </text:span><text:span text:style-name="T9">i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To construct a stochastic model that accurately represents the behavior of the random proces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Given a context </text:span><text:span text:style-name="T9">x</text:span><text:span text:style-name="T10">, the process will output </text:span><text:span text:style-name="T9">y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raining data</text:p>
              </text:list-header>
            </text:list>
          </draw:text-box>
        </draw:frame>
        <draw:frame presentation:style-name="pr7" draw:text-style-name="P2" draw:layer="layout" svg:width="21.59cm" svg:height="12.49cm" svg:x="1.905cm" svg:y="5.502cm" presentation:class="outline" presentation:user-transformed="true">
          <draw:text-box>
            <text:list text:style-name="L2">
              <text:list-item>
                <text:p text:style-name="P8"><text:span text:style-name="T26">Collect a large number of samples (</text:span><text:span text:style-name="T27">x</text:span><text:span text:style-name="T28">1</text:span><text:span text:style-name="T26">, </text:span><text:span text:style-name="T27">y</text:span><text:span text:style-name="T28">1</text:span><text:span text:style-name="T26">), (</text:span><text:span text:style-name="T27">x</text:span><text:span text:style-name="T28">2</text:span><text:span text:style-name="T26">, </text:span><text:span text:style-name="T27">y</text:span><text:span text:style-name="T28">2</text:span><text:span text:style-name="T26">),…, (</text:span><text:span text:style-name="T27">x</text:span><text:span text:style-name="T29">N</text:span><text:span text:style-name="T26">, </text:span><text:span text:style-name="T27">y</text:span><text:span text:style-name="T29">N</text:span><text:span text:style-name="T26">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x in each sample is a French phrase containing </text:span><text:span text:style-name="T9">in</text:span><text:span text:style-name="T30"> and</text:span></text:p>
                  </text:list-item>
                  <text:list-item>
                    <text:p text:style-name="P4"><text:span text:style-name="T30">y is the English translation of that phrase.</text:span></text:p>
                  </text:list-item>
                </text:list>
              </text:list-item>
            </text:list>
            <text:list text:style-name="L1">
              <text:list-header>
                <text:p text:style-name="P9"><text:span text:style-name="T26"/></text:p>
              </text:list-header>
            </text:list>
            <text:list text:style-name="L2">
              <text:list-header>
                <text:p text:style-name="P8"><text:span text:style-name="T26"/></text:p>
              </text:list-header>
              <text:list-item>
                <text:p text:style-name="P8"><text:span text:style-name="T26">Typically, a particular pair (</text:span><text:span text:style-name="T27">x, y</text:span><text:span text:style-name="T26">) will either not occur at all in the sample, or will occur at most a few times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31">smoothing</text:span></text:p>
                  </text:list-item>
                </text:list>
              </text:list-item>
            </text:list>
          </draw:text-box>
        </draw:frame>
        <draw:frame draw:style-name="gr2" draw:layer="layout" svg:width="21.59cm" svg:height="2.267cm" svg:x="2.794cm" svg:y="10.687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eatures and constraints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7">The goal is to construct a statistical model of the process which generated the training sample </text:span></text:p>
              </text:list-item>
              <text:list-item>
                <text:p text:style-name="P3"><text:span text:style-name="T7">The building blocks of this model will be a set of statistics of the training sampl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The frequency that </text:span><text:span text:style-name="T9">in</text:span><text:span text:style-name="T10"> translated to either </text:span><text:span text:style-name="T9">dans</text:span><text:span text:style-name="T10"> or </text:span><text:span text:style-name="T9">en</text:span><text:span text:style-name="T10"> was 3/10</text:span></text:p>
                  </text:list-item>
                  <text:list-item>
                    <text:p text:style-name="P4"><text:span text:style-name="T10">The frequency that </text:span><text:span text:style-name="T9">in</text:span><text:span text:style-name="T10"> translated to either </text:span><text:span text:style-name="T9">dans</text:span><text:span text:style-name="T10"> or </text:span><text:span text:style-name="T9">au cours de</text:span><text:span text:style-name="T10"> was ½</text:span></text:p>
                  </text:list-item>
                  <text:list-item>
                    <text:p text:style-name="P4"><text:span text:style-name="T10">And so on</text:span></text:p>
                  </text:list-item>
                </text:list>
              </text:list-item>
            </text:list>
          </draw:text-box>
        </draw:frame>
        <draw:frame draw:style-name="gr2" draw:layer="layout" svg:width="3.175cm" svg:height="1.499cm" svg:x="20.743cm" svg:y="6.75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4" draw:text-style-name="P2" draw:layer="layout" svg:width="5.926cm" svg:height="2.293cm" svg:x="12.277cm" svg:y="15.284cm">
          <text:list text:style-name="L1">
            <text:list-header>
              <text:p text:style-name="P6">Statistics of the training sample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18.203cm" svg:y1="16.51cm" svg:x2="20.108cm" svg:y2="16.51cm">
          <text:p/>
        </draw:line>
        <draw:frame draw:style-name="gr2" draw:layer="layout" svg:width="3.175cm" svg:height="1.499cm" svg:x="20.32cm" svg:y="15.87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eatures and constraints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Conditioning information </text:span><text:span text:style-name="T3">x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E.g., in the training sample, if </text:span><text:span text:style-name="T32">April</text:span><text:span text:style-name="T19"> is the word following </text:span><text:span text:style-name="T32">in</text:span><text:span text:style-name="T19">, then the translation of </text:span><text:span text:style-name="T32">in</text:span><text:span text:style-name="T19"> is </text:span><text:span text:style-name="T32">en</text:span><text:span text:style-name="T19"> with frequency 9/10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">Features are binary functions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3"><text:span text:style-name="T2">Expected value of </text:span><text:span text:style-name="T3">f</text:span></text:p>
              </text:list-item>
            </text:list>
          </draw:text-box>
        </draw:frame>
        <draw:frame draw:style-name="gr2" draw:layer="layout" svg:width="15.875cm" svg:height="2.712cm" svg:x="5.08cm" svg:y="11.64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6.934cm" svg:height="2.279cm" svg:x="4.868cm" svg:y="15.924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eatures and constraints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We can express any statistic of the sample as the expected value of an appropriate binary-valued indicator function </text:span><text:span text:style-name="T3">f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We call such function a </text:span><text:span text:style-name="T33">feature function</text:span><text:span text:style-name="T19"> or </text:span><text:span text:style-name="T34">feature</text:span><text:span text:style-name="T19"> for sh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0.211cm" presentation:class="title" presentation:user-transformed="true">
          <draw:text-box>
            <text:list text:style-name="L1">
              <text:list-header>
                <text:p text:style-name="P1">Features and constraints</text:p>
              </text:list-header>
            </text:list>
          </draw:text-box>
        </draw:frame>
        <draw:frame presentation:style-name="pr5" draw:text-style-name="P2" draw:layer="layout" svg:width="21.59cm" svg:height="11.431cm" svg:x="1.905cm" svg:y="4.022cm" presentation:class="outline" presentation:user-transformed="true">
          <draw:text-box>
            <text:list text:style-name="L2">
              <text:list-item>
                <text:p text:style-name="P3"><text:span text:style-name="T2">When we discover a statistic that we feel is useful, we can acknowledge its importance by requiring that </text:span><text:span text:style-name="T6">our model</text:span><text:span text:style-name="T2"> </text:span><text:span text:style-name="T35">accord with</text:span><text:span text:style-name="T2"> it</text:span></text:p>
              </text:list-item>
              <text:list-item>
                <text:p text:style-name="P3"><text:span text:style-name="T2">We do this by constraining the expected value that the </text:span><text:span text:style-name="T6">model</text:span><text:span text:style-name="T2"> assigns to the corresponding feature function </text:span><text:span text:style-name="T3">f</text:span></text:p>
              </text:list-item>
              <text:list-item>
                <text:p text:style-name="P3"><text:span text:style-name="T2">The expected value of </text:span><text:span text:style-name="T3">f</text:span><text:span text:style-name="T2"> with respect to the model </text:span><text:span text:style-name="T3">p</text:span><text:span text:style-name="T2">(</text:span><text:span text:style-name="T3">y </text:span><text:span text:style-name="T2">| </text:span><text:span text:style-name="T3">x</text:span><text:span text:style-name="T2">) is</text:span></text:p>
              </text:list-item>
            </text:list>
          </draw:text-box>
        </draw:frame>
        <draw:frame draw:style-name="gr2" draw:layer="layout" svg:width="18.838cm" svg:height="2.439cm" svg:x="5.08cm" svg:y="14.28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3.175cm" svg:height="1.693cm" svg:x="11.43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2cm" svg:height="1.058cm" svg:x="4.445cm" svg:y="9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22cm" svg:height="1.058cm" svg:x="4.868cm" svg:y="6.56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4.342cm" svg:height="1.305cm" svg:x="0.635cm" svg:y="17.14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eatures and constraints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7">We constrain this expected value to be the same as the expected value of </text:span><text:span text:style-name="T14">f</text:span><text:span text:style-name="T7"> in the training sample. That is, we require</text:span><text:span text:style-name="T7"><text:line-break/></text:span><text:span text:style-name="T7"><text:line-break/></text:span><text:span text:style-name="T7"/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We call the requirement (3) a </text:span><text:span text:style-name="T36">constraint equation</text:span><text:span text:style-name="T9"> </text:span><text:span text:style-name="T10">or simply a </text:span><text:span text:style-name="T37">constrain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">Combining (1), (2) and (3) yields</text:span></text:p>
              </text:list-item>
            </text:list>
          </draw:text-box>
        </draw:frame>
        <draw:frame draw:style-name="gr2" draw:layer="layout" svg:width="14.817cm" svg:height="1.49cm" svg:x="5.715cm" svg:y="9.72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6.722cm" svg:height="2.342cm" svg:x="4.445cm" svg:y="15.663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eatures and constraints</text:p>
              </text:list-header>
            </text:list>
          </draw:text-box>
        </draw:frame>
        <draw:frame presentation:style-name="pr10" draw:text-style-name="P2" draw:layer="layout" svg:width="21.59cm" svg:height="13.336cm" svg:x="1.905cm" svg:y="5.079cm" presentation:class="outline" presentation:user-transformed="true">
          <draw:text-box>
            <text:list text:style-name="L2">
              <text:list-item>
                <text:p text:style-name="P3"><text:span text:style-name="T2">To sum up, we now hav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A means of representing statistical phenomena inherent in a sample of data (namely, <text:s text:c="10"/>)</text:span></text:p>
                  </text:list-item>
                  <text:list-item>
                    <text:p text:style-name="P4"><text:span text:style-name="T19">A means of requiring that our model of the process exhibit these phenomena (namely, <text:s text:c="22"/>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Feature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Is a binary-value function of (</text:span><text:span text:style-name="T32">x</text:span><text:span text:style-name="T19">, </text:span><text:span text:style-name="T32">y</text:span><text:span text:style-name="T19">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Constrai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Is an equation between the expected value of the feature function in the model and its expected value in the training data</text:span></text:p>
                  </text:list-item>
                </text:list>
              </text:list-item>
            </text:list>
          </draw:text-box>
        </draw:frame>
        <draw:frame draw:style-name="gr2" draw:layer="layout" svg:width="1.905cm" svg:height="1.199cm" svg:x="13.97cm" svg:y="7.6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4.445cm" svg:height="1.2cm" svg:x="16.087cm" svg:y="9.807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3">The maxent principle</text:span>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7">Suppose that we are given </text:span><text:span text:style-name="T14">n</text:span><text:span text:style-name="T7"> feature functions </text:span><text:span text:style-name="T14">f</text:span><text:span text:style-name="T38">i</text:span><text:span text:style-name="T7">, which determine statistics we feel are important in modeling the process.</text:span></text:p>
              </text:list-item>
              <text:list-item>
                <text:p text:style-name="P3"><text:span text:style-name="T7">We would like our model to accord with these statistics</text:span></text:p>
                <text:p text:style-name="P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7" draw:text-style-name="P2" draw:layer="layout" svg:width="4.656cm" svg:height="4.026cm" svg:x="0.847cm" svg:y="0.6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1.778cm" svg:height="2.293cm" svg:x="2.54cm" svg:y="4.657cm">
          <text:list text:style-name="L1">
            <text:list-header>
              <text:p text:style-name="P6">(a)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5.079cm" svg:y1="1.905cm" svg:x2="4.232cm" svg:y2="2.117cm">
          <text:p/>
        </draw:line>
        <draw:custom-shape draw:style-name="gr3" draw:text-style-name="P2" draw:layer="layout" svg:width="1.058cm" svg:height="1.108cm" svg:x="5.08cm" svg:y="1.27cm">
          <text:list text:style-name="L1">
            <text:list-header>
              <text:p text:style-name="P14"><text:span text:style-name="T39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657cm" svg:height="4.026cm" svg:x="6.985cm" svg:y="0.6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1.736cm" svg:height="2.293cm" svg:x="8.678cm" svg:y="4.657cm">
          <text:list text:style-name="L1">
            <text:list-header>
              <text:p text:style-name="P6">(b)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11.218cm" svg:y1="1.905cm" svg:x2="10.372cm" svg:y2="2.117cm">
          <text:p/>
        </draw:line>
        <draw:custom-shape draw:style-name="gr3" draw:text-style-name="P2" draw:layer="layout" svg:width="1.059cm" svg:height="1.108cm" svg:x="11.218cm" svg:y="1.27cm">
          <text:list text:style-name="L1">
            <text:list-header>
              <text:p text:style-name="P14"><text:span text:style-name="T39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656cm" svg:height="4.026cm" svg:x="19.262cm" svg:y="0.6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2.159cm" svg:height="2.293cm" svg:x="20.955cm" svg:y="4.657cm">
          <text:list text:style-name="L1">
            <text:list-header>
              <text:p text:style-name="P6">(d)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23.494cm" svg:y1="1.905cm" svg:x2="22.647cm" svg:y2="2.117cm">
          <text:p/>
        </draw:line>
        <draw:custom-shape draw:style-name="gr3" draw:text-style-name="P2" draw:layer="layout" svg:width="1.058cm" svg:height="1.108cm" svg:x="23.495cm" svg:y="1.27cm">
          <text:list text:style-name="L1">
            <text:list-header>
              <text:p text:style-name="P14"><text:span text:style-name="T39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657cm" svg:height="4.026cm" svg:x="13.123cm" svg:y="0.6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1.947cm" svg:height="2.293cm" svg:x="14.817cm" svg:y="4.657cm">
          <text:list text:style-name="L1">
            <text:list-header>
              <text:p text:style-name="P6">(c)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17.356cm" svg:y1="1.905cm" svg:x2="16.509cm" svg:y2="2.117cm">
          <text:p/>
        </draw:line>
        <draw:custom-shape draw:style-name="gr3" draw:text-style-name="P2" draw:layer="layout" svg:width="1.058cm" svg:height="1.108cm" svg:x="17.357cm" svg:y="1.27cm">
          <text:list text:style-name="L1">
            <text:list-header>
              <text:p text:style-name="P14"><text:span text:style-name="T39">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1" draw:layer="layout" svg:x1="9.947cm" svg:y1="1.905cm" svg:x2="8.042cm" svg:y2="2.963cm">
          <text:p/>
        </draw:line>
        <draw:line draw:style-name="gr5" draw:text-style-name="P11" draw:layer="layout" svg:x1="8.889cm" svg:y1="3.174cm" svg:x2="8.466cm" svg:y2="2.751cm">
          <text:p/>
        </draw:line>
        <draw:custom-shape draw:style-name="gr3" draw:text-style-name="P2" draw:layer="layout" svg:width="1.27cm" svg:height="1.224cm" svg:x="8.678cm" svg:y="2.708cm">
          <text:list text:style-name="L1">
            <text:list-header>
              <text:p text:style-name="P14"><text:span text:style-name="T39">C</text:span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1" draw:layer="layout" svg:x1="16.086cm" svg:y1="1.737cm" svg:x2="14.181cm" svg:y2="2.796cm">
          <text:p/>
        </draw:line>
        <draw:line draw:style-name="gr5" draw:text-style-name="P11" draw:layer="layout" svg:x1="14.817cm" svg:y1="3.174cm" svg:x2="14.393cm" svg:y2="2.751cm">
          <text:p/>
        </draw:line>
        <draw:custom-shape draw:style-name="gr3" draw:text-style-name="P2" draw:layer="layout" svg:width="1.27cm" svg:height="1.224cm" svg:x="14.605cm" svg:y="2.708cm">
          <text:list text:style-name="L1">
            <text:list-header>
              <text:p text:style-name="P14"><text:span text:style-name="T39">C</text:span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1" draw:layer="layout" svg:x1="22.224cm" svg:y1="1.737cm" svg:x2="20.319cm" svg:y2="2.796cm">
          <text:p/>
        </draw:line>
        <draw:line draw:style-name="gr5" draw:text-style-name="P11" draw:layer="layout" svg:x1="21.167cm" svg:y1="3.006cm" svg:x2="20.743cm" svg:y2="2.583cm">
          <text:p/>
        </draw:line>
        <draw:custom-shape draw:style-name="gr3" draw:text-style-name="P2" draw:layer="layout" svg:width="1.27cm" svg:height="1.224cm" svg:x="20.955cm" svg:y="2.54cm">
          <text:list text:style-name="L1">
            <text:list-header>
              <text:p text:style-name="P14"><text:span text:style-name="T39">C</text:span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1" draw:layer="layout" svg:x1="15.028cm" svg:y1="1.27cm" svg:x2="16.51cm" svg:y2="4.657cm">
          <text:p/>
        </draw:line>
        <draw:line draw:style-name="gr5" draw:text-style-name="P11" draw:layer="layout" svg:x1="22.647cm" svg:y1="3.598cm" svg:x2="22.224cm" svg:y2="4.022cm">
          <text:p/>
        </draw:line>
        <draw:custom-shape draw:style-name="gr3" draw:text-style-name="P2" draw:layer="layout" svg:width="1.27cm" svg:height="1.224cm" svg:x="22.013cm" svg:y="2.752cm">
          <text:list text:style-name="L1">
            <text:list-header>
              <text:p text:style-name="P14"><text:span text:style-name="T39">C</text:span><text:span text:style-name="T40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1" draw:layer="layout" svg:x1="19.685cm" svg:y1="3.81cm" svg:x2="23.707cm" svg:y2="4.233cm">
          <text:p/>
        </draw:line>
        <draw:line draw:style-name="gr5" draw:text-style-name="P11" draw:layer="layout" svg:x1="16.51cm" svg:y1="3.598cm" svg:x2="16.298cm" svg:y2="4.233cm">
          <text:p/>
        </draw:line>
        <draw:custom-shape draw:style-name="gr3" draw:text-style-name="P2" draw:layer="layout" svg:width="1.27cm" svg:height="1.224cm" svg:x="15.875cm" svg:y="2.752cm">
          <text:list text:style-name="L1">
            <text:list-header>
              <text:p text:style-name="P14"><text:span text:style-name="T39">C</text:span><text:span text:style-name="T4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4.342cm" svg:height="13.237cm" svg:x="0.635cm" svg:y="5.927cm">
          <text:list text:style-name="L1">
            <text:list-header>
              <text:p text:style-name="P15"><text:span text:style-name="T23">Figure 1:</text:span></text:p>
            </text:list-header>
          </text:list>
          <text:list text:style-name="L5">
            <text:list-item>
              <text:p text:style-name="P6"><text:span text:style-name="T23">If we impose no constraints, then all probability models are allowable</text:span></text:p>
            </text:list-item>
            <text:list-item>
              <text:p text:style-name="P6"><text:span text:style-name="T23">Imposing one linear constraint </text:span><text:span text:style-name="T41">C</text:span><text:span text:style-name="T42">1</text:span><text:span text:style-name="T23"> restricts us to those </text:span><text:span text:style-name="T43">p</text:span><text:span text:style-name="T44"></text:span><text:span text:style-name="T41">P</text:span><text:span text:style-name="T23"> which lie on the region defined by </text:span><text:span text:style-name="T41">C</text:span><text:span text:style-name="T42">1</text:span></text:p>
            </text:list-item>
            <text:list-item>
              <text:p text:style-name="P6"><text:span text:style-name="T23">A second linear constraint could determine </text:span><text:span text:style-name="T43">p</text:span><text:span text:style-name="T23"> exactly, if the two constraints are satisfiable, where the intersection of <text:s/></text:span><text:span text:style-name="T41">C</text:span><text:span text:style-name="T42">1</text:span><text:span text:style-name="T23"> and </text:span><text:span text:style-name="T41">C</text:span><text:span text:style-name="T42">2</text:span><text:span text:style-name="T23"> is non-empty. <text:s text:c="2"/></text:span><text:span text:style-name="T43">p</text:span><text:span text:style-name="T44"></text:span><text:span text:style-name="T23"> </text:span><text:span text:style-name="T41">C</text:span><text:span text:style-name="T42">1 </text:span><text:span text:style-name="T44"></text:span><text:span text:style-name="T23"> </text:span><text:span text:style-name="T41">C</text:span><text:span text:style-name="T42">2</text:span></text:p>
            </text:list-item>
            <text:list-item>
              <text:p text:style-name="P6"><text:span text:style-name="T23">Alternatively, a second linear constraint could be inconsistent with the first (i,e, </text:span><text:span text:style-name="T41">C</text:span><text:span text:style-name="T42">1 </text:span><text:span text:style-name="T44"></text:span><text:span text:style-name="T23"> </text:span><text:span text:style-name="T41">C</text:span><text:span text:style-name="T42">2 </text:span><text:span text:style-name="T23">= </text:span><text:span text:style-name="T44"></text:span><text:span text:style-name="T23">); no </text:span><text:span text:style-name="T43">p</text:span><text:span text:style-name="T44"></text:span><text:span text:style-name="T41">P</text:span><text:span text:style-name="T23"> can satisfy them bot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3">The maxent principle</text:span>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7">In the present setting, however, the linear constraints are extracted from the training sample and </text:span><text:span text:style-name="T45">cannot</text:span><text:span text:style-name="T7">, by construction, </text:span><text:span text:style-name="T45">be inconsistent</text:span></text:p>
              </text:list-item>
              <text:list-item>
                <text:p text:style-name="P4"><text:span text:style-name="T7">Furthermore, the linear constraints in our applications will not even come close to determining </text:span><text:span text:style-name="T14">p</text:span><text:span text:style-name="T46"></text:span><text:span text:style-name="T25">P</text:span><text:span text:style-name="T7"> uniquely as they do in (c); instead, the set </text:span><text:span text:style-name="T47">C</text:span><text:span text:style-name="T15"> =</text:span><text:span text:style-name="T48"> </text:span><text:span text:style-name="T47">C</text:span><text:span text:style-name="T48">1 </text:span><text:span text:style-name="T49"></text:span><text:span text:style-name="T15"> </text:span><text:span text:style-name="T47">C</text:span><text:span text:style-name="T48">2 </text:span><text:span text:style-name="T49"></text:span><text:span text:style-name="T15"> </text:span><text:span text:style-name="T47">…</text:span><text:span text:style-name="T48"> </text:span><text:span text:style-name="T49"></text:span><text:span text:style-name="T15"> </text:span><text:span text:style-name="T47">C</text:span><text:span text:style-name="T50">n</text:span><text:span text:style-name="T10"> of allowable models will be infinit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3">The maxent principle</text:span>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Among the models </text:span><text:span text:style-name="T3">p</text:span><text:span text:style-name="T51"></text:span><text:span text:style-name="T52">C</text:span><text:span text:style-name="T2">, the maximum entropy philosophy dictates that we select the distribution which is most uniform</text:span></text:p>
              </text:list-item>
              <text:list-item>
                <text:p text:style-name="P3"><text:span text:style-name="T2">A mathematical measure of the uniformity of a conditional distribution </text:span><text:span text:style-name="T3">p</text:span><text:span text:style-name="T2">(</text:span><text:span text:style-name="T3">y</text:span><text:span text:style-name="T2">|</text:span><text:span text:style-name="T3">x</text:span><text:span text:style-name="T2">) is provided by the conditional entropy</text:span></text:p>
              </text:list-item>
            </text:list>
          </draw:text-box>
        </draw:frame>
        <draw:frame draw:style-name="gr2" draw:layer="layout" svg:width="15.451cm" svg:height="2.002cm" svg:x="4.657cm" svg:y="13.4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3">The maxent principle</text:span>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The principle of maximum entrop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To select a model from a set </text:span><text:span text:style-name="T53">C</text:span><text:span text:style-name="T19"> of allowed probability distributions, choose the model </text:span><text:span text:style-name="T32">p</text:span><text:span text:style-name="T54">★ </text:span><text:span text:style-name="T55"></text:span><text:span text:style-name="T53">C</text:span><text:span text:style-name="T19"> with maximum entropy </text:span><text:span text:style-name="T32">H</text:span><text:span text:style-name="T19">(</text:span><text:span text:style-name="T32">p</text:span><text:span text:style-name="T19">):</text:span></text:p>
                  </text:list-item>
                </text:list>
              </text:list-item>
            </text:list>
          </draw:text-box>
        </draw:frame>
        <draw:frame draw:style-name="gr2" draw:layer="layout" svg:width="15.029cm" svg:height="2.205cm" svg:x="4.868cm" svg:y="10.91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ponential form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56">The maximum entropy principle presents us with a problem in constrained optimization: find the </text:span><text:span text:style-name="T57">p</text:span><text:span text:style-name="T58">★</text:span><text:span text:style-name="T59"></text:span><text:span text:style-name="T57">C</text:span><text:span text:style-name="T60"> </text:span><text:span text:style-name="T56">which maximizes </text:span><text:span text:style-name="T57">H</text:span><text:span text:style-name="T56">(</text:span><text:span text:style-name="T57">p</text:span><text:span text:style-name="T56">)</text:span></text:p>
              </text:list-item>
              <text:list-item>
                <text:p text:style-name="P3"><text:span text:style-name="T56">Find </text:span></text:p>
              </text:list-item>
            </text:list>
          </draw:text-box>
        </draw:frame>
        <draw:frame draw:style-name="gr2" draw:layer="layout" svg:width="18.626cm" svg:height="4.86cm" svg:x="4.022cm" svg:y="10.795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ponential form</text:p>
              </text:list-header>
            </text:list>
          </draw:text-box>
        </draw:frame>
        <draw:frame presentation:style-name="pr7" draw:text-style-name="P2" draw:layer="layout" svg:width="21.59cm" svg:height="12.49cm" svg:x="1.905cm" svg:y="5.502cm" presentation:class="outline" presentation:user-transformed="true">
          <draw:text-box>
            <text:list text:style-name="L2">
              <text:list-item>
                <text:p text:style-name="P3"><text:span text:style-name="T7">We refer to this as the </text:span><text:span text:style-name="T14">primal </text:span><text:span text:style-name="T7">problem; </text:span><text:span text:style-name="T56">it is a succinct way of saying that we seek to maximize </text:span><text:span text:style-name="T57">H</text:span><text:span text:style-name="T56">(</text:span><text:span text:style-name="T57">p</text:span><text:span text:style-name="T56">) subject to the following constraint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0">1.</text:span><text:span text:style-name="T7"> </text:span></text:p>
                  </text:list-item>
                  <text:list-item>
                    <text:p text:style-name="P3"><text:span text:style-name="T10">2.</text:span><text:span text:style-name="T7"> </text:span></text:p>
                    <text:list>
                      <text:list-item>
                        <text:p text:style-name="P16"><text:span text:style-name="T61">This and the previous condition guarantee that </text:span><text:span text:style-name="T62">p</text:span><text:span text:style-name="T61"> is a conditional probability distribution</text:span></text:p>
                      </text:list-item>
                    </text:list>
                  </text:list-item>
                  <text:list-item>
                    <text:p text:style-name="P3"><text:span text:style-name="T10">3.</text:span><text:span text:style-name="T7"> 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7"><text:span text:style-name="T7"><text:s/>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61">In other words, </text:span><text:span text:style-name="T62">p </text:span><text:span text:style-name="T63"></text:span><text:span text:style-name="T64">C</text:span><text:span text:style-name="T61">, and so satisfies the active constraints </text:span><text:span text:style-name="T64">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8.89cm" svg:height="1.327cm" svg:x="4.868cm" svg:y="9.256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9.358cm" svg:height="1.716cm" svg:x="4.824cm" svg:y="10.583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7.075cm" svg:height="3.118cm" svg:x="4.868cm" svg:y="13.97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ponential form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56">To solve this optimization problem, introduce the Lagrangian</text:span></text:p>
              </text:list-item>
            </text:list>
          </draw:text-box>
        </draw:frame>
        <draw:frame draw:style-name="gr2" draw:layer="layout" svg:width="21.912cm" svg:height="6.557cm" svg:x="1.693cm" svg:y="9.159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ponential form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draw:frame draw:style-name="gr2" draw:layer="layout" svg:width="22.225cm" svg:height="11.474cm" svg:x="1.588cm" svg:y="5.503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ponential form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65">We have thus found the parametric form of </text:span><text:span text:style-name="T66">p</text:span><text:span text:style-name="T67">★</text:span><text:span text:style-name="T65">, and so we now take up the task of solving for the optimal values </text:span><text:span text:style-name="T68"></text:span><text:span text:style-name="T67">★</text:span><text:span text:style-name="T65">, </text:span><text:span text:style-name="T68"></text:span><text:span text:style-name="T67">★</text:span><text:span text:style-name="T65">.</text:span></text:p>
              </text:list-item>
              <text:list-item>
                <text:p text:style-name="P4"><text:span text:style-name="T65">Recognizing that </text:span><text:span text:style-name="T69">the second factor in this equation</text:span><text:span text:style-name="T65"> is the factor corresponding to </text:span><text:span text:style-name="T70">the second of the constraints listed above</text:span><text:span text:style-name="T65">, we can rewrit</text:span><text:span text:style-name="T10"> (10) as</text:span></text:p>
              </text:list-item>
            </text:list>
            <text:list text:style-name="L1">
              <text:list-header>
                <text:p text:style-name="P18"><text:span text:style-name="T10"/></text:p>
                <text:p text:style-name="P18"><text:span text:style-name="T10"><text:line-break/></text:span><text:span text:style-name="T65">where </text:span><text:span text:style-name="T66">Z</text:span><text:span text:style-name="T65">(</text:span><text:span text:style-name="T66">x</text:span><text:span text:style-name="T65">), the normalizing factor, is given by</text:span><text:span text:style-name="T10"> </text:span></text:p>
              </text:list-header>
            </text:list>
          </draw:text-box>
        </draw:frame>
        <draw:frame draw:style-name="gr2" draw:layer="layout" svg:width="18.415cm" svg:height="2.686cm" svg:x="3.81cm" svg:y="11.85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18.411cm" svg:height="2.685cm" svg:x="3.814cm" svg:y="15.452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layer="layout" svg:width="23.284cm" svg:height="16.832cm" svg:x="1.058cm" svg:y="1.111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ponential form</text:p>
              </text:list-header>
            </text:list>
          </draw:text-box>
        </draw:frame>
        <draw:frame presentation:style-name="pr7" draw:text-style-name="P2" draw:layer="layout" svg:width="21.59cm" svg:height="12.49cm" svg:x="1.905cm" svg:y="5.502cm" presentation:class="outline" presentation:user-transformed="true">
          <draw:text-box>
            <text:list text:style-name="L2">
              <text:list-item>
                <text:p text:style-name="P4"><text:span text:style-name="T65">We have found </text:span><text:span text:style-name="T68"></text:span><text:span text:style-name="T67">★</text:span><text:span text:style-name="T71"> </text:span><text:span text:style-name="T65">but not yet </text:span><text:span text:style-name="T68"></text:span><text:span text:style-name="T67">★</text:span><text:span text:style-name="T65">. Towards this end we introduce some further notation. Define the </text:span><text:span text:style-name="T72">dual function</text:span><text:span text:style-name="T65"> </text:span><text:span text:style-name="T68"></text:span><text:span text:style-name="T65">(</text:span><text:span text:style-name="T68"></text:span><text:span text:style-name="T65">) as</text:span><text:span text:style-name="T65"><text:line-break/></text:span><text:span text:style-name="T65"><text:line-break/></text:span><text:span text:style-name="T65"><text:line-break/></text:span><text:span text:style-name="T65">and the dual optimization problem as</text:span><text:span text:style-name="T65"><text:line-break/></text:span><text:span text:style-name="T65"><text:line-break/></text:span><text:span text:style-name="T65"/></text:p>
              </text:list-item>
              <text:list-item>
                <text:p text:style-name="P4"><text:span text:style-name="T65">Since </text:span><text:span text:style-name="T66">p</text:span><text:span text:style-name="T67">★</text:span><text:span text:style-name="T71"> </text:span><text:span text:style-name="T65">and </text:span><text:span text:style-name="T68"></text:span><text:span text:style-name="T67">★ </text:span><text:span text:style-name="T65">are fixed, the righthand side of (14) has only the free variables</text:span><text:span text:style-name="T10"> </text:span><text:span text:style-name="T73"></text:span><text:span text:style-name="T10">={</text:span><text:span text:style-name="T74"></text:span><text:span text:style-name="T75">1</text:span><text:span text:style-name="T10">, </text:span><text:span text:style-name="T74"></text:span><text:span text:style-name="T75">2</text:span><text:span text:style-name="T10">,…, </text:span><text:span text:style-name="T74"></text:span><text:span text:style-name="T76">n</text:span><text:span text:style-name="T10">}.</text:span></text:p>
              </text:list-item>
            </text:list>
          </draw:text-box>
        </draw:frame>
        <draw:frame draw:style-name="gr2" draw:layer="layout" svg:width="16.413cm" svg:height="1.195cm" svg:x="4.075cm" svg:y="9.17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6.475cm" svg:height="1.658cm" svg:x="4.039cm" svg:y="12.277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ponential form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7">Final result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65">The maximum entropy model subject to the constraints </text:span><text:span text:style-name="T77">C</text:span><text:span text:style-name="T65"> has the parametric form </text:span><text:span text:style-name="T66">p</text:span><text:span text:style-name="T67">★</text:span><text:span text:style-name="T65"> of (11), where Λ</text:span><text:span text:style-name="T67">★</text:span><text:span text:style-name="T71"> </text:span><text:span text:style-name="T65">can be determined by maximizing the dual function</text:span><text:span text:style-name="T10"> </text:span><text:span text:style-name="T78"></text:span><text:span text:style-name="T79">(</text:span><text:span text:style-name="T78"></text:span><text:span text:style-name="T79">)</text:span></text:p>
                  </text:list-item>
                </text:list>
              </text:list-item>
            </text:list>
            <text:list text:style-name="L2">
              <text:list-header>
                <text:p text:style-name="P16"><text:span text:style-name="T61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11" draw:text-style-name="P2" draw:layer="layout" svg:width="21.59cm" svg:height="2.123cm" svg:x="1.905cm" svg:y="-0.003cm" presentation:class="title" presentation:user-transformed="true">
          <draw:text-box>
            <text:list text:style-name="L1">
              <text:list-header>
                <text:p text:style-name="P1">Maximum likelihood</text:p>
              </text:list-header>
            </text:list>
          </draw:text-box>
        </draw:frame>
        <draw:frame draw:style-name="gr2" draw:layer="layout" svg:width="22.83cm" svg:height="16.871cm" svg:x="1.393cm" svg:y="1.967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1.59cm" svg:height="2.123cm" svg:x="1.905cm" svg:y="0.42cm" presentation:class="title" presentation:user-transformed="true">
          <draw:text-box>
            <text:list text:style-name="L1">
              <text:list-header>
                <text:p text:style-name="P1">Maximum likelihood</text:p>
              </text:list-header>
            </text:list>
          </draw:text-box>
        </draw:frame>
        <draw:frame presentation:style-name="pr13" draw:layer="layout" svg:width="21.59cm" svg:height="11.682cm" svg:x="1.905cm" svg:y="5.503cm" presentation:class="outline" presentation:placeholder="true" presentation:user-transformed="true">
          <draw:text-box/>
        </draw:frame>
        <draw:frame draw:style-name="gr2" draw:layer="layout" svg:width="21.59cm" svg:height="13.789cm" svg:x="1.905cm" svg:y="3.779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layer="layout" svg:width="23.706cm" svg:height="17.418cm" svg:x="0.847cm" svg:y="0.816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3">Outline </text:span><text:span text:style-name="T80">(Maxent Modeling summary)</text:span></text:p>
              </text:list-header>
            </text:list>
          </draw:text-box>
        </draw:frame>
        <draw:frame presentation:style-name="pr14" draw:text-style-name="P2" draw:layer="layout" svg:width="21.59cm" svg:height="12.913cm" svg:x="1.905cm" svg:y="5.503cm" presentation:class="outline" presentation:user-transformed="true">
          <draw:text-box>
            <text:list text:style-name="L2">
              <text:list-item>
                <text:p text:style-name="P4"><text:span text:style-name="T65">We began by seeking the conditional distribution </text:span><text:span text:style-name="T66">p</text:span><text:span text:style-name="T65">(</text:span><text:span text:style-name="T66">y</text:span><text:span text:style-name="T65">|</text:span><text:span text:style-name="T66">x</text:span><text:span text:style-name="T65">) which had maximal entropy </text:span><text:span text:style-name="T66">H</text:span><text:span text:style-name="T65">(</text:span><text:span text:style-name="T66">p</text:span><text:span text:style-name="T65">) subject to a set of linear constraints</text:span><text:span text:style-name="T10"> (7)</text:span></text:p>
              </text:list-item>
              <text:list-item>
                <text:p text:style-name="P4"><text:span text:style-name="T65">Following the traditional procedure in constrained optimization, we introduced the Lagrangian </text:span><text:span text:style-name="T81"></text:span><text:span text:style-name="T65">( </text:span><text:span text:style-name="T66">p</text:span><text:span text:style-name="T65">,</text:span><text:span text:style-name="T68"></text:span><text:span text:style-name="T65">,</text:span><text:span text:style-name="T81"></text:span><text:span text:style-name="T65">), where </text:span><text:span text:style-name="T68"></text:span><text:span text:style-name="T65">, </text:span><text:span text:style-name="T81"></text:span><text:span text:style-name="T71"> </text:span><text:span text:style-name="T65">are a set of Lagrange multipliers for the constraints we imposed on</text:span><text:span text:style-name="T10"> </text:span><text:span text:style-name="T66">p</text:span><text:span text:style-name="T65">(</text:span><text:span text:style-name="T66">y</text:span><text:span text:style-name="T65">|</text:span><text:span text:style-name="T66">x</text:span><text:span text:style-name="T65">)</text:span></text:p>
              </text:list-item>
              <text:list-item>
                <text:p text:style-name="P4"><text:span text:style-name="T65">To find the solution to the optimization problem, we appealed to the Kuhn-Tucker theorem, which states that we can (1) first solve </text:span><text:span text:style-name="T81"></text:span><text:span text:style-name="T65">( </text:span><text:span text:style-name="T66">p</text:span><text:span text:style-name="T65">,</text:span><text:span text:style-name="T68"></text:span><text:span text:style-name="T65">,</text:span><text:span text:style-name="T81"></text:span><text:span text:style-name="T65">) for </text:span><text:span text:style-name="T66">p</text:span><text:span text:style-name="T65"> to get a parametric form for </text:span><text:span text:style-name="T66">p</text:span><text:span text:style-name="T67">★</text:span><text:span text:style-name="T65"> in terms of </text:span><text:span text:style-name="T68"></text:span><text:span text:style-name="T65">, </text:span><text:span text:style-name="T68"></text:span><text:span text:style-name="T65">; (2) then plug </text:span><text:span text:style-name="T66">p</text:span><text:span text:style-name="T67">★</text:span><text:span text:style-name="T65"> back in to </text:span><text:span text:style-name="T81"></text:span><text:span text:style-name="T65">( </text:span><text:span text:style-name="T66">p</text:span><text:span text:style-name="T65">,</text:span><text:span text:style-name="T68"></text:span><text:span text:style-name="T65">,</text:span><text:span text:style-name="T81"></text:span><text:span text:style-name="T65">), this time solving for </text:span><text:span text:style-name="T68"></text:span><text:span text:style-name="T67">★</text:span><text:span text:style-name="T65">, </text:span><text:span text:style-name="T68"></text:span><text:span text:style-name="T67">★</text:span><text:span text:style-name="T65">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3">Outline </text:span><text:span text:style-name="T80">(Maxent Modeling summary)</text:span></text:p>
              </text:list-header>
            </text:list>
          </draw:text-box>
        </draw:frame>
        <draw:frame presentation:style-name="pr15" draw:text-style-name="P2" draw:layer="layout" svg:width="21.59cm" svg:height="12.278cm" svg:x="1.905cm" svg:y="5.502cm" presentation:class="outline" presentation:user-transformed="true">
          <draw:text-box>
            <text:list text:style-name="L2">
              <text:list-item>
                <text:p text:style-name="P4"><text:span text:style-name="T65">The parametric form for </text:span><text:span text:style-name="T66">p</text:span><text:span text:style-name="T67">★</text:span><text:span text:style-name="T65"> turns out to have the exponential form</text:span><text:span text:style-name="T10"> (11)</text:span></text:p>
              </text:list-item>
              <text:list-item>
                <text:p text:style-name="P4"><text:span text:style-name="T65">The </text:span><text:span text:style-name="T68"></text:span><text:span text:style-name="T67">★</text:span><text:span text:style-name="T65"> gives rise to the normalizing factor </text:span><text:span text:style-name="T66">Z</text:span><text:span text:style-name="T65">(</text:span><text:span text:style-name="T66">x</text:span><text:span text:style-name="T65">), given in (12)</text:span></text:p>
              </text:list-item>
              <text:list-item>
                <text:p text:style-name="P4"><text:span text:style-name="T65">The </text:span><text:span text:style-name="T68"></text:span><text:span text:style-name="T67">★</text:span><text:span text:style-name="T65"> will be solved for numerically using the </text:span><text:span text:style-name="T66">dual function</text:span><text:span text:style-name="T65"> (14). Furthermore, it so happens that this function, </text:span><text:span text:style-name="T68"></text:span><text:span text:style-name="T65">(</text:span><text:span text:style-name="T68"></text:span><text:span text:style-name="T65">), is the log-likelihood for the exponential model </text:span><text:span text:style-name="T66">p</text:span><text:span text:style-name="T65"> (11). So what started as the maximization of entropy subject to a set of linear constraints turns out to be equivalent to the unconstrained maximization of likelihood of a certain parametric family of distributions.</text:span><text:span text:style-name="T10">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3">Outline </text:span><text:span text:style-name="T80">(Maxent Modeling summary)</text:span></text:p>
              </text:list-header>
            </text:list>
          </draw:text-box>
        </draw:frame>
        <draw:frame presentation:style-name="pr5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Table 1 summarize the primal-dual framework</text:span></text:p>
              </text:list-item>
            </text:list>
          </draw:text-box>
        </draw:frame>
        <draw:frame draw:layer="layout" svg:width="22.775cm" svg:height="7.555cm" svg:x="1.27cm" svg:y="8.467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list text:style-name="L1">
                  <text:list-header>
                    <text:p text:style-name="P19"><text:span text:style-name="T82">Primal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9"><text:span text:style-name="T82">Dual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">
                  <text:list-header>
                    <text:p text:style-name="P19"><text:span text:style-name="T83">problem</text:span><text:span text:style-name="T83"><text:line-break/></text:span><text:span text:style-name="T83">description</text:span><text:span text:style-name="T83"><text:line-break/></text:span><text:span text:style-name="T83">type of search</text:span><text:span text:style-name="T83"><text:line-break/></text:span><text:span text:style-name="T83">search domain</text:span><text:span text:style-name="T83"><text:line-break/></text:span><text:span text:style-name="T83">solution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9"><text:span text:style-name="T84">argmax</text:span><text:span text:style-name="T85">p</text:span><text:span text:style-name="T86"></text:span><text:span text:style-name="T87">C</text:span><text:span text:style-name="T88">H</text:span><text:span text:style-name="T84">(</text:span><text:span text:style-name="T88">p</text:span><text:span text:style-name="T84">)</text:span><text:span text:style-name="T84"><text:line-break/></text:span><text:span text:style-name="T84">maximum entropy</text:span><text:span text:style-name="T84"><text:line-break/></text:span><text:span text:style-name="T84">constrained optimization</text:span><text:span text:style-name="T84"><text:line-break/></text:span><text:span text:style-name="T88">p</text:span><text:span text:style-name="T89"></text:span><text:span text:style-name="T90">C</text:span><text:span text:style-name="T90"><text:line-break/></text:span><text:span text:style-name="T91">p</text:span><text:span text:style-name="T92">★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9"><text:span text:style-name="T84">argmax</text:span><text:span text:style-name="T93"></text:span><text:span text:style-name="T89"></text:span><text:span text:style-name="T84">(</text:span><text:span text:style-name="T89"></text:span><text:span text:style-name="T84">)</text:span><text:span text:style-name="T84"><text:line-break/></text:span><text:span text:style-name="T84">maximum likelihood</text:span><text:span text:style-name="T84"><text:line-break/></text:span><text:span text:style-name="T84">unconstrained optimization</text:span><text:span text:style-name="T84"><text:line-break/></text:span><text:span text:style-name="T84">real-value vectors {</text:span><text:span text:style-name="T94"></text:span><text:span text:style-name="T95">1 </text:span><text:span text:style-name="T94"></text:span><text:span text:style-name="T95">2</text:span><text:span text:style-name="T84">,…}</text:span><text:span text:style-name="T84"><text:line-break/></text:span><text:span text:style-name="T89"></text:span><text:span text:style-name="T92">★</text:span></text:p>
                  </text:list-header>
                </text:list>
              </table:table-cell>
            </table:table-row>
            <table:table-row table:style-name="ro1" table:default-cell-style-name="ce8">
              <table:table-cell table:style-name="ce7" table:number-columns-spanned="3">
                <text:list text:continue-numbering="true" text:style-name="L1">
                  <text:list-header>
                    <text:p text:style-name="P20"><text:span text:style-name="T84">Kuhn-Tucker theorem: </text:span><text:span text:style-name="T91">p</text:span><text:span text:style-name="T92">★</text:span><text:span text:style-name="T96"> = </text:span><text:span text:style-name="T97">p</text:span><text:span text:style-name="T98"></text:span><text:span text:style-name="T99">★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6" draw:text-style-name="P2" draw:layer="layout" svg:width="21.59cm" svg:height="2.123cm" svg:x="1.905cm" svg:y="0.209cm" presentation:class="title" presentation:user-transformed="true">
          <draw:text-box>
            <text:list text:style-name="L1">
              <text:list-header>
                <text:p text:style-name="P1">Computing the parameters</text:p>
              </text:list-header>
            </text:list>
          </draw:text-box>
        </draw:frame>
        <draw:frame draw:style-name="gr2" draw:layer="layout" svg:width="23.495cm" svg:height="12.674cm" svg:x="0.847cm" svg:y="2.54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1" draw:text-style-name="P2" draw:layer="layout" svg:width="3.81cm" svg:height="1.482cm" svg:x="12.912cm" svg:y="9.3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715cm" svg:height="4.445cm" svg:x="15.028cm" svg:y="10.795cm">
          <text:p/>
          <draw:enhanced-geometry svg:viewBox="0 0 1296 1008" draw:type="non-primitive" draw:enhanced-path="M 0 0  C 116 156 232 312 384 336  C 536 360 760 32 912 144  C 1064 256 1180 632 1296 1008  N"/>
        </draw:custom-shape>
        <draw:frame draw:style-name="gr2" draw:layer="layout" svg:width="5.292cm" svg:height="2.068cm" svg:x="19.05cm" svg:y="15.452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新細明體" style:font-family-generic-asian="roman" style:font-pitch-asian="variable" style:font-size-asian="32pt" style:font-style-asian="normal" style:font-weight-asian="normal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新細明體" style:font-family-generic-asian="roman" style:font-pitch-asian="variable" style:font-size-asian="28pt" style:font-style-asian="normal" style:font-weight-asian="normal" style:font-family-complex="新細明體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新細明體" style:font-family-generic-asian="roman" style:font-pitch-asian="variable" style:font-size-asian="32pt" style:font-style-asian="normal" style:font-weight-asian="normal" style:font-family-complex="新細明體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新細明體" style:font-family-generic-asian="roman" style:font-pitch-asian="variable" style:font-size-asian="44pt" style:font-style-asian="normal" style:font-weight-asian="normal" style:font-family-complex="新細明體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 style:language-asian="zh" style:country-asian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rief maximum entropy tutorial</dc:title>
    <meta:initial-creator>Louis</meta:initial-creator>
    <meta:creation-date>2004-04-29T23:55:53</meta:creation-date>
    <dc:creator>Kevin McGowan</dc:creator>
    <dc:date>2013-02-22T08:16:20</dc:date>
    <meta:editing-cycles>56</meta:editing-cycles>
    <meta:editing-duration>P1DT7H9M9S</meta:editing-duration>
    <meta:generator>LibreOffice/3.5$Linux_X86_64 LibreOffice_project/350m1$Build-2</meta:generator>
    <meta:document-statistic meta:object-count="247"/>
  </office:meta>
</office:document-meta>
</file>

<file path=Object 1/content.xml><?xml version="1.0" encoding="utf-8"?>
<math xmlns="http://www.w3.org/1998/Math/MathML">
  <semantics>
    <mrow>
      <mstyle mathsize="12pt">
        <mrow>
          <mrow>
            <mi>p</mi>
            <mo stretchy="false">(</mo>
            <mstyle mathvariant="italic">
              <mrow>
                <mtext>dans</mtext>
              </mrow>
            </mstyle>
            <mrow>
              <mo stretchy="false">)</mo>
              <mo stretchy="false">+</mo>
              <mi>p</mi>
            </mrow>
            <mo stretchy="false">(</mo>
            <mstyle mathvariant="italic">
              <mrow>
                <mtext>en</mtext>
              </mrow>
            </mstyle>
            <mrow>
              <mo stretchy="false">)</mo>
              <mo stretchy="false">+</mo>
              <mi>p</mi>
            </mrow>
            <mo stretchy="false">(</mo>
            <mrow>
              <mover accent="true">
                <mrow>
                  <mi>a</mi>
                </mrow>
                <mo stretchy="false">˙</mo>
              </mover>
            </mrow>
            <mrow>
              <mo stretchy="false">)</mo>
              <mo stretchy="false">+</mo>
              <mi>p</mi>
            </mrow>
            <mo stretchy="false">(</mo>
            <mstyle mathvariant="italic">
              <mrow>
                <mtext>au</mtext>
              </mrow>
            </mstyle>
            <mstyle mathvariant="italic">
              <mrow>
                <mtext>cours</mtext>
              </mrow>
            </mstyle>
            <mstyle mathvariant="italic">
              <mrow>
                <mtext>de</mtext>
              </mrow>
            </mstyle>
            <mrow>
              <mo stretchy="false">)</mo>
              <mo stretchy="false">+</mo>
              <mi>p</mi>
            </mrow>
            <mo stretchy="false">(</mo>
            <mstyle mathvariant="italic">
              <mrow>
                <mtext>pendant</mtext>
              </mrow>
            </mstyle>
            <mrow>
              <mo stretchy="false">)</mo>
              <mo stretchy="false">=</mo>
              <mn>1</mn>
            </mrow>
          </mrow>
        </mrow>
      </mstyle>
      <mrow/>
    </mrow>
    <annotation encoding="StarMath 5.0"> size 12{p \(  ital "dans" \) +p \(  ital "en" \) +p \(  { dot  {a}} \) +p \(  ital "au"  ital "cours"  ital "de" \) +p \(  ital "pendant" \) =1} {}</annotation>
  </semantics>
</math>
</file>

<file path=Object 10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p</mi>
                </mrow>
                <mo stretchy="false">̃</mo>
              </mover>
            </mrow>
            <mfenced open="(" close=")">
              <mrow>
                <mi>x</mi>
                <mi>,</mi>
                <mi>y</mi>
              </mrow>
            </mfenced>
          </mrow>
        </mrow>
      </mstyle>
      <mrow/>
    </mrow>
    <annotation encoding="StarMath 5.0"> size 12{ { tilde  {p}} left (x,y right )} {}</annotation>
  </semantics>
</math>
</file>

<file path=Object 11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p</mi>
                </mrow>
                <mo stretchy="false">̃</mo>
              </mover>
            </mrow>
            <mfenced open="(" close=")">
              <mrow>
                <mi>x</mi>
                <mi>,</mi>
                <mi>y</mi>
              </mrow>
            </mfenced>
          </mrow>
        </mrow>
      </mstyle>
      <mrow/>
    </mrow>
    <annotation encoding="StarMath 5.0"> size 12{ { tilde  {p}} left (x,y right )} {}</annotation>
  </semantics>
</math>
</file>

<file path=Object 12/content.xml><?xml version="1.0" encoding="utf-8"?>
<math xmlns="http://www.w3.org/1998/Math/MathML">
  <semantics>
    <mrow>
      <mstyle mathsize="12pt">
        <mrow>
          <mrow>
            <mi>f</mi>
            <mrow>
              <mfenced open="(" close=")">
                <mrow>
                  <mi>x</mi>
                  <mi>,</mi>
                  <mi>y</mi>
                </mrow>
              </mfenced>
              <mo stretchy="false">=</mo>
              <mrow>
                <mo stretchy="true">{</mo>
                <mrow>
                  <mtable>
                    <mtr>
                      <mtd>
                        <mrow>
                          <mn>1</mn>
                          <mtext>    if </mtext>
                          <mrow>
                            <mi>y</mi>
                            <mo stretchy="false">=</mo>
                            <mstyle mathvariant="italic">
                              <mrow>
                                <mtext>en</mtext>
                              </mrow>
                            </mstyle>
                          </mrow>
                          <mtext> and </mtext>
                          <mstyle mathvariant="italic">
                            <mrow>
                              <mtext>April</mtext>
                            </mrow>
                          </mstyle>
                          <mtext> follows </mtext>
                          <mstyle mathvariant="italic">
                            <mrow>
                              <mtext>in</mtext>
                            </mrow>
                          </mstyle>
                          <mrow/>
                        </mrow>
                      </mtd>
                    </mtr>
                    <mtr>
                      <mtd>
                        <mrow>
                          <mn>0</mn>
                          <mtext>    otherwise                               </mtext>
                        </mrow>
                      </mtd>
                    </mtr>
                  </mtable>
                </mrow>
              </mrow>
            </mrow>
          </mrow>
        </mrow>
      </mstyle>
      <mrow/>
    </mrow>
    <annotation encoding="StarMath 5.0"> size 12{f left (x,y right )= left lbrace  matrix {
1"    if "y= ital "en"" and " ital "April"" follows " ital "in" {} ##
0"    otherwise                               "
}  right none } {}</annotation>
  </semantics>
</math>
</file>

<file path=Object 13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p</mi>
                </mrow>
                <mo stretchy="false">̃</mo>
              </mover>
            </mrow>
            <mrow>
              <mfenced open="(" close=")">
                <mrow>
                  <mi>f</mi>
                </mrow>
              </mfenced>
              <mo stretchy="false">≡</mo>
              <mrow>
                <munder>
                  <mo stretchy="false">∑</mo>
                  <mrow>
                    <mstyle mathsize="8pt">
                      <mrow>
                        <mrow>
                          <mi>x</mi>
                          <mi>,</mi>
                          <mi>y</mi>
                        </mrow>
                      </mrow>
                    </mstyle>
                  </mrow>
                </munder>
                <mrow>
                  <mrow>
                    <mover accent="true">
                      <mrow>
                        <mi>p</mi>
                      </mrow>
                      <mo stretchy="false">̃</mo>
                    </mover>
                  </mrow>
                  <mfenced open="(" close=")">
                    <mrow>
                      <mi>x</mi>
                      <mi>,</mi>
                      <mi>y</mi>
                    </mrow>
                  </mfenced>
                  <mi>f</mi>
                  <mfenced open="(" close=")">
                    <mrow>
                      <mi>x</mi>
                      <mi>,</mi>
                      <mi>y</mi>
                    </mrow>
                  </mfenced>
                </mrow>
              </mrow>
            </mrow>
            <mtext>                         </mtext>
            <mo stretchy="false">(</mo>
            <mn>1</mn>
            <mo stretchy="false">)</mo>
          </mrow>
        </mrow>
      </mstyle>
      <mrow/>
    </mrow>
    <annotation encoding="StarMath 5.0"> size 12{ { tilde  {p}} left (f right ) equiv  Sum cSub { size 8{x,y} }  { { tilde  {p}} left (x,y right )f left (x,y right )} "                         " \( 1 \) } {}</annotation>
  </semantics>
</math>
</file>

<file path=Object 14/content.xml><?xml version="1.0" encoding="utf-8"?>
<math xmlns="http://www.w3.org/1998/Math/MathML">
  <semantics>
    <mrow>
      <mstyle mathsize="12pt">
        <mrow>
          <mrow>
            <mi>p</mi>
            <mrow>
              <mfenced open="(" close=")">
                <mrow>
                  <mi>f</mi>
                </mrow>
              </mfenced>
              <mo stretchy="false">≡</mo>
              <mrow>
                <munder>
                  <mo stretchy="false">∑</mo>
                  <mrow>
                    <mstyle mathsize="8pt">
                      <mrow>
                        <mrow>
                          <mi>x</mi>
                          <mi>,</mi>
                          <mi>y</mi>
                        </mrow>
                      </mrow>
                    </mstyle>
                  </mrow>
                </munder>
                <mrow>
                  <mrow>
                    <mover accent="true">
                      <mrow>
                        <mi>p</mi>
                      </mrow>
                      <mo stretchy="false">̃</mo>
                    </mover>
                  </mrow>
                  <mfenced open="(" close=")">
                    <mrow>
                      <mi>x</mi>
                    </mrow>
                  </mfenced>
                  <mi>p</mi>
                  <mfenced open="(" close=")">
                    <mrow>
                      <mi>y</mi>
                      <mo stretchy="false">∣</mo>
                      <mi>x</mi>
                    </mrow>
                  </mfenced>
                  <mi>f</mi>
                  <mfenced open="(" close=")">
                    <mrow>
                      <mi>x</mi>
                      <mi>,</mi>
                      <mi>y</mi>
                    </mrow>
                  </mfenced>
                </mrow>
              </mrow>
            </mrow>
            <mtext>                    </mtext>
            <mo stretchy="false">(</mo>
            <mn>2</mn>
            <mo stretchy="false">)</mo>
          </mrow>
        </mrow>
      </mstyle>
      <mrow/>
    </mrow>
    <annotation encoding="StarMath 5.0"> size 12{p left (f right ) equiv  Sum cSub { size 8{x,y} }  { { tilde  {p}} left (x right )p left (y \lline x right )f left (x,y right )} "                    " \( 2 \) } {}</annotation>
  </semantics>
</math>
</file>

<file path=Object 15/content.xml><?xml version="1.0" encoding="utf-8"?>
<math xmlns="http://www.w3.org/1998/Math/MathML">
  <semantics>
    <mrow>
      <mrow>
        <mstyle mathsize="12pt">
          <mrow>
            <mrow>
              <mtext>where  {</mtext>
              <mover accent="true">
                <mstyle mathvariant="italic">
                  <mrow>
                    <mrow>
                      <mi>p</mi>
                    </mrow>
                  </mrow>
                </mstyle>
                <mo stretchy="false">̃</mo>
              </mover>
            </mrow>
          </mrow>
        </mstyle>
        <mfenced open="(" close=")">
          <mrow>
            <mi>x</mi>
          </mrow>
        </mfenced>
        <mtext> is the empirical distribution of </mtext>
        <mi>x</mi>
        <mtext> in the training sample</mtext>
      </mrow>
      <mrow>
        <mrow/>
        <mrow/>
      </mrow>
    </mrow>
    <annotation encoding="StarMath 5.0"> size 12{"where  {" tilde  ital {p}} left (x right )" is the empirical distribution of "x" in the training sample"} {}</annotation>
  </semantics>
</math>
</file>

<file path=Object 16/content.xml><?xml version="1.0" encoding="utf-8"?>
<math xmlns="http://www.w3.org/1998/Math/MathML">
  <semantics>
    <mrow>
      <mstyle mathsize="12pt">
        <mrow>
          <mrow>
            <mi>p</mi>
            <mrow>
              <mfenced open="(" close=")">
                <mrow>
                  <mi>f</mi>
                </mrow>
              </mfenced>
              <mo stretchy="false">=</mo>
              <mrow>
                <mover accent="true">
                  <mrow>
                    <mi>p</mi>
                  </mrow>
                  <mo stretchy="false">̃</mo>
                </mover>
              </mrow>
            </mrow>
            <mfenced open="(" close=")">
              <mrow>
                <mi>f</mi>
              </mrow>
            </mfenced>
            <mtext>                               </mtext>
            <mo stretchy="false">(</mo>
            <mn>3</mn>
            <mo stretchy="false">)</mo>
          </mrow>
        </mrow>
      </mstyle>
      <mrow/>
    </mrow>
    <annotation encoding="StarMath 5.0"> size 12{p left (f right )= { tilde  {p}} left (f right )"                               " \( 3 \) } {}</annotation>
  </semantics>
</math>
</file>

<file path=Object 17/content.xml><?xml version="1.0" encoding="utf-8"?>
<math xmlns="http://www.w3.org/1998/Math/MathML">
  <semantics>
    <mrow>
      <mstyle mathsize="12pt">
        <mrow>
          <mrow>
            <mrow>
              <mrow>
                <munder>
                  <mo stretchy="false">∑</mo>
                  <mrow>
                    <mstyle mathsize="8pt">
                      <mrow>
                        <mrow>
                          <mi>x</mi>
                          <mi>,</mi>
                          <mi>y</mi>
                        </mrow>
                      </mrow>
                    </mstyle>
                  </mrow>
                </munder>
                <mrow>
                  <mrow>
                    <mover accent="true">
                      <mrow>
                        <mi>p</mi>
                      </mrow>
                      <mo stretchy="false">̃</mo>
                    </mover>
                  </mrow>
                  <mfenced open="(" close=")">
                    <mrow>
                      <mi>x</mi>
                    </mrow>
                  </mfenced>
                  <mi>p</mi>
                  <mfenced open="(" close=")">
                    <mrow>
                      <mi>y</mi>
                      <mo stretchy="false">∣</mo>
                      <mi>x</mi>
                    </mrow>
                  </mfenced>
                  <mi>f</mi>
                  <mfenced open="(" close=")">
                    <mrow>
                      <mi>x</mi>
                      <mi>,</mi>
                      <mi>y</mi>
                    </mrow>
                  </mfenced>
                </mrow>
              </mrow>
              <mo stretchy="false">=</mo>
              <mrow>
                <munder>
                  <mo stretchy="false">∑</mo>
                  <mrow>
                    <mstyle mathsize="8pt">
                      <mrow>
                        <mrow>
                          <mi>x</mi>
                          <mi>,</mi>
                          <mi>y</mi>
                        </mrow>
                      </mrow>
                    </mstyle>
                  </mrow>
                </munder>
                <mrow>
                  <mrow>
                    <mover accent="true">
                      <mrow>
                        <mi>p</mi>
                      </mrow>
                      <mo stretchy="false">̃</mo>
                    </mover>
                  </mrow>
                  <mfenced open="(" close=")">
                    <mrow>
                      <mi>x</mi>
                      <mi>,</mi>
                      <mi>y</mi>
                    </mrow>
                  </mfenced>
                  <mi>f</mi>
                  <mfenced open="(" close=")">
                    <mrow>
                      <mi>x</mi>
                      <mi>,</mi>
                      <mi>y</mi>
                    </mrow>
                  </mfenced>
                </mrow>
              </mrow>
            </mrow>
          </mrow>
        </mrow>
      </mstyle>
      <mrow/>
    </mrow>
    <annotation encoding="StarMath 5.0"> size 12{ Sum cSub { size 8{x,y} }  { { tilde  {p}} left (x right )p left (y \lline x right )f left (x,y right )} = Sum cSub { size 8{x,y} }  { { tilde  {p}} left (x,y right )f left (x,y right )} } {}</annotation>
  </semantics>
</math>
</file>

<file path=Object 18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p</mi>
                </mrow>
                <mo stretchy="false">̃</mo>
              </mover>
            </mrow>
            <mfenced open="(" close=")">
              <mrow>
                <mi>f</mi>
              </mrow>
            </mfenced>
          </mrow>
        </mrow>
      </mstyle>
      <mrow/>
    </mrow>
    <annotation encoding="StarMath 5.0"> size 12{ { tilde  {p}} left (f right )} {}</annotation>
  </semantics>
</math>
</file>

<file path=Object 19/content.xml><?xml version="1.0" encoding="utf-8"?>
<math xmlns="http://www.w3.org/1998/Math/MathML">
  <semantics>
    <mrow>
      <mstyle mathsize="12pt">
        <mrow>
          <mrow>
            <mi>p</mi>
            <mrow>
              <mfenced open="(" close=")">
                <mrow>
                  <mi>f</mi>
                </mrow>
              </mfenced>
              <mo stretchy="false">=</mo>
              <mrow>
                <mover accent="true">
                  <mrow>
                    <mi>p</mi>
                  </mrow>
                  <mo stretchy="false">̃</mo>
                </mover>
              </mrow>
            </mrow>
            <mfenced open="(" close=")">
              <mrow>
                <mi>f</mi>
              </mrow>
            </mfenced>
          </mrow>
        </mrow>
      </mstyle>
      <mrow/>
    </mrow>
    <annotation encoding="StarMath 5.0"> size 12{p left (f right )= { tilde  {p}} left (f right )} {}</annotation>
  </semantics>
</math>
</file>

<file path=Object 2/content.xml><?xml version="1.0" encoding="utf-8"?>
<math xmlns="http://www.w3.org/1998/Math/MathML">
  <semantics>
    <mrow>
      <mstyle mathsize="12pt">
        <mrow>
          <mrow>
            <mtable>
              <mtr>
                <mtd>
                  <mrow>
                    <mi>p</mi>
                    <mo stretchy="false">(</mo>
                    <mstyle mathvariant="italic">
                      <mrow>
                        <mtext>dans</mtext>
                      </mrow>
                    </mstyle>
                    <mrow>
                      <mo stretchy="false">)</mo>
                      <mo stretchy="false">=</mo>
                      <mrow>
                        <mn>1</mn>
                        <mo stretchy="false">/</mo>
                        <mn>5</mn>
                      </mrow>
                    </mrow>
                    <mrow/>
                  </mrow>
                </mtd>
              </mtr>
              <mtr>
                <mtd>
                  <mrow>
                    <mi>p</mi>
                    <mo stretchy="false">(</mo>
                    <mstyle mathvariant="italic">
                      <mrow>
                        <mtext>en</mtext>
                      </mrow>
                    </mstyle>
                    <mrow>
                      <mo stretchy="false">)</mo>
                      <mo stretchy="false">=</mo>
                      <mrow>
                        <mn>1</mn>
                        <mo stretchy="false">/</mo>
                        <mn>5</mn>
                      </mrow>
                    </mrow>
                    <mrow/>
                  </mrow>
                </mtd>
              </mtr>
              <mtr>
                <mtd>
                  <mrow>
                    <mi>p</mi>
                    <mo stretchy="false">(</mo>
                    <mrow>
                      <mover accent="true">
                        <mrow>
                          <mi>a</mi>
                        </mrow>
                        <mo stretchy="false">˙</mo>
                      </mover>
                    </mrow>
                    <mrow>
                      <mo stretchy="false">)</mo>
                      <mo stretchy="false">=</mo>
                      <mrow>
                        <mn>1</mn>
                        <mo stretchy="false">/</mo>
                        <mn>5</mn>
                      </mrow>
                    </mrow>
                    <mrow/>
                  </mrow>
                </mtd>
              </mtr>
              <mtr>
                <mtd>
                  <mrow>
                    <mi>p</mi>
                    <mo stretchy="false">(</mo>
                    <mstyle mathvariant="italic">
                      <mrow>
                        <mtext>au</mtext>
                      </mrow>
                    </mstyle>
                    <mstyle mathvariant="italic">
                      <mrow>
                        <mtext>cours</mtext>
                      </mrow>
                    </mstyle>
                    <mstyle mathvariant="italic">
                      <mrow>
                        <mtext>de</mtext>
                      </mrow>
                    </mstyle>
                    <mrow>
                      <mo stretchy="false">)</mo>
                      <mo stretchy="false">=</mo>
                      <mrow>
                        <mn>1</mn>
                        <mo stretchy="false">/</mo>
                        <mn>5</mn>
                      </mrow>
                    </mrow>
                    <mrow/>
                  </mrow>
                </mtd>
              </mtr>
              <mtr>
                <mtd>
                  <mrow>
                    <mi>p</mi>
                    <mo stretchy="false">(</mo>
                    <mstyle mathvariant="italic">
                      <mrow>
                        <mtext>pendant</mtext>
                      </mrow>
                    </mstyle>
                    <mrow>
                      <mo stretchy="false">)</mo>
                      <mo stretchy="false">=</mo>
                      <mrow>
                        <mn>1</mn>
                        <mo stretchy="false">/</mo>
                        <mn>5</mn>
                      </mrow>
                    </mrow>
                  </mrow>
                </mtd>
              </mtr>
            </mtable>
          </mrow>
        </mrow>
      </mstyle>
      <mrow/>
    </mrow>
    <annotation encoding="StarMath 5.0"> size 12{ matrix {
p \(  ital "dans" \) =1/5 {} ##
p \(  ital "en" \) =1/5 {} ##
p \(  { dot  {a}} \) =1/5 {} ##
p \(  ital "au"  ital "cours"  ital "de" \) =1/5 {} ##
p \(  ital "pendant" \) =1/5
} } {}</annotation>
  </semantics>
</math>
</file>

<file path=Object 21/content.xml><?xml version="1.0" encoding="utf-8"?>
<math xmlns="http://www.w3.org/1998/Math/MathML">
  <semantics>
    <mtable>
      <mtr>
        <mtd>
          <mrow>
            <mrow>
              <mi>p</mi>
              <mo stretchy="false">≡</mo>
              <mrow/>
            </mrow>
          </mrow>
        </mtd>
      </mtr>
      <mtr>
        <mtd>
          <mrow/>
        </mtd>
      </mtr>
      <mtr>
        <mtd>
          <mrow>
            <mrow>
              <mo stretchy="false">−</mo>
              <mrow>
                <munder>
                  <mo stretchy="false">∑</mo>
                  <mrow>
                    <mstyle mathsize="8pt">
                      <mrow>
                        <mrow>
                          <mi>x</mi>
                          <mi>,</mi>
                          <mi>y</mi>
                        </mrow>
                      </mrow>
                    </mstyle>
                  </mrow>
                </munder>
                <mrow>
                  <mrow>
                    <mover accent="true">
                      <mrow>
                        <mi>p</mi>
                      </mrow>
                      <mo stretchy="false">̃</mo>
                    </mover>
                  </mrow>
                  <mfenced open="(" close=")">
                    <mrow>
                      <mi>x</mi>
                    </mrow>
                  </mfenced>
                  <mi>p</mi>
                  <mfenced open="(" close=")">
                    <mrow>
                      <mi>y</mi>
                      <mo stretchy="false">∣</mo>
                      <mi>x</mi>
                    </mrow>
                  </mfenced>
                  <mtext>log</mtext>
                  <mi>p</mi>
                  <mfenced open="(" close=")">
                    <mrow>
                      <mi>y</mi>
                      <mo stretchy="false">∣</mo>
                      <mi>x</mi>
                    </mrow>
                  </mfenced>
                </mrow>
              </mrow>
            </mrow>
            <mtext>          </mtext>
            <mo stretchy="false">(</mo>
            <mn>5</mn>
            <mo stretchy="false">)</mo>
          </mrow>
        </mtd>
      </mtr>
      <mtr>
        <mtd>
          <mrow>
            <mi>H</mi>
            <mrow/>
          </mrow>
        </mtd>
      </mtr>
      <mtr>
        <mtd>
          <mrow>
            <mstyle mathsize="12pt">
              <mrow>
                <mrow/>
              </mrow>
            </mstyle>
          </mrow>
        </mtd>
      </mtr>
    </mtable>
    <annotation encoding="StarMath 5.0"> size 12{H left (p equiv  right ) -  Sum cSub { size 8{x,y} }  { { tilde  {p}} left (x right )p left (y \lline x right )"log"p left (y \lline x right )} "          " \( 5 \) } {}</annotation>
  </semantics>
</math>
</file>

<file path=Object 22/content.xml><?xml version="1.0" encoding="utf-8"?>
<math xmlns="http://www.w3.org/1998/Math/MathML">
  <semantics>
    <mrow>
      <mstyle mathsize="12pt">
        <mrow>
          <mrow>
            <mrow>
              <msup>
                <mi>p</mi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p>
              <mo stretchy="false">=</mo>
              <munder>
                <mrow>
                  <mtext>argmax</mtext>
                </mrow>
                <mrow>
                  <mstyle mathsize="8pt">
                    <mrow>
                      <mrow>
                        <mrow>
                          <mi>p</mi>
                          <mo stretchy="false">∈</mo>
                          <mi>C</mi>
                        </mrow>
                      </mrow>
                    </mrow>
                  </mstyle>
                </mrow>
              </munder>
            </mrow>
            <mi>H</mi>
            <mfenced open="(" close=")">
              <mrow>
                <mi>p</mi>
              </mrow>
            </mfenced>
            <mtext>                          </mtext>
            <mo stretchy="false">(</mo>
            <mn>6</mn>
            <mo stretchy="false">)</mo>
          </mrow>
        </mrow>
      </mstyle>
      <mrow/>
    </mrow>
    <annotation encoding="StarMath 5.0"> size 12{p rSup { size 8{*} } = {"argmax"}  cSub { size 8{p in C} } H left (p right )"                          " \( 6 \) } {}</annotation>
  </semantics>
</math>
</file>

<file path=Object 23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p>
                          <mi>p</mi>
                          <mrow>
                            <mstyle mathsize="8pt">
                              <mrow>
                                <mrow>
                                  <mrow/>
                                </mrow>
                              </mrow>
                            </mstyle>
                          </mrow>
                        </msup>
                        <mo stretchy="false">=</mo>
                        <munder>
                          <mrow>
                            <mtext>argmax</mtext>
                          </mrow>
                          <mrow>
                            <mstyle mathsize="8pt">
                              <mrow>
                                <mrow>
                                  <mrow>
                                    <mi>p</mi>
                                    <mo stretchy="false">∈</mo>
                                    <mi>C</mi>
                                  </mrow>
                                </mrow>
                              </mrow>
                            </mstyle>
                          </mrow>
                        </munder>
                      </mrow>
                      <mi>H</mi>
                      <mfenced open="(" close=")">
                        <mrow>
                          <mi>p</mi>
                        </mrow>
                      </mfenced>
                    </mrow>
                  </mrow>
                </mstyle>
                <mrow/>
              </mrow>
            </mtd>
          </mtr>
          <mtr>
            <mtd>
              <mrow>
                <mrow/>
                <munder>
                  <mrow>
                    <mtext>argmax</mtext>
                  </mrow>
                  <mrow>
                    <mstyle mathsize="8pt">
                      <mrow>
                        <mrow>
                          <mrow>
                            <mi>p</mi>
                            <mo stretchy="false">∈</mo>
                            <mi>C</mi>
                          </mrow>
                        </mrow>
                      </mrow>
                    </mstyle>
                  </mrow>
                </munder>
                <mfenced open="(" close=")">
                  <mrow>
                    <mrow>
                      <mo stretchy="false">−</mo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x</mi>
                                  <mi>,</mi>
                                  <mi>y</mi>
                                </mrow>
                              </mrow>
                            </mstyle>
                          </mrow>
                        </munder>
                        <mrow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fenced open="(" close=")">
                            <mrow>
                              <mi>x</mi>
                            </mrow>
                          </mfenced>
                          <mi>p</mi>
                          <mfenced open="(" close=")">
                            <mrow>
                              <mi>y</mi>
                              <mo stretchy="false">∣</mo>
                              <mi>x</mi>
                            </mrow>
                          </mfenced>
                          <mtext>log</mtext>
                          <mi>p</mi>
                          <mfenced open="(" close=")">
                            <mrow>
                              <mi>y</mi>
                              <mo stretchy="false">∣</mo>
                              <mi>x</mi>
                            </mrow>
                          </mfenced>
                        </mrow>
                      </mrow>
                    </mrow>
                  </mrow>
                </mfenced>
                <mtext>          </mtext>
                <mo stretchy="false">(</mo>
                <mn>7</mn>
                <mo stretchy="false">)</mo>
                <mrow/>
              </mrow>
            </mtd>
          </mtr>
        </mtable>
      </mrow>
      <mrow/>
    </mrow>
    <annotation encoding="StarMath 5.0">alignl { stack {
 size 12{p rSup { size 8{*} } = {"argmax"}  cSub { size 8{p in C} } H left (p right )}  {} # 
= {"argmax"}  cSub { size 8{p in C} }  left ( -  Sum cSub { size 8{x,y} }  { { tilde  {p}} left (x right )p left (y \lline x right )"log"p left (y \lline x right )}  right )"          " \( 7 \)  {} 
} } {}</annotation>
  </semantics>
</math>
</file>

<file path=Object 24/content.xml><?xml version="1.0" encoding="utf-8"?>
<math xmlns="http://www.w3.org/1998/Math/MathML">
  <semantics>
    <mrow>
      <mstyle mathsize="12pt">
        <mrow>
          <mrow>
            <mi>p</mi>
            <mrow>
              <mfenced open="(" close=")">
                <mrow>
                  <mi>y</mi>
                  <mo stretchy="false">∣</mo>
                  <mi>x</mi>
                </mrow>
              </mfenced>
              <mo stretchy="false">≥</mo>
              <mn>0</mn>
            </mrow>
            <mtext>   for all </mtext>
            <mi>x</mi>
            <mi>,</mi>
            <mi>y</mi>
            <mtext>.</mtext>
          </mrow>
        </mrow>
      </mstyle>
      <mrow/>
    </mrow>
    <annotation encoding="StarMath 5.0"> size 12{p left (y \lline x right ) &gt;= 0"   for all "x,y "." } {}</annotation>
  </semantics>
</math>
</file>

<file path=Object 25/content.xml><?xml version="1.0" encoding="utf-8"?>
<math xmlns="http://www.w3.org/1998/Math/MathML">
  <semantics>
    <mrow>
      <mstyle mathsize="12pt">
        <mrow>
          <mrow>
            <mrow>
              <mrow>
                <msub>
                  <mo stretchy="false">∑</mo>
                  <mrow>
                    <mstyle mathsize="8pt">
                      <mrow>
                        <mrow>
                          <mi>y</mi>
                        </mrow>
                      </mrow>
                    </mstyle>
                  </mrow>
                </msub>
                <mrow>
                  <mi>p</mi>
                  <mfenced open="(" close=")">
                    <mrow>
                      <mi>y</mi>
                      <mo stretchy="false">∣</mo>
                      <mi>x</mi>
                    </mrow>
                  </mfenced>
                </mrow>
              </mrow>
              <mo stretchy="false">=</mo>
              <mn>1</mn>
            </mrow>
            <mtext>   for all </mtext>
            <mi>x</mi>
            <mtext>.</mtext>
          </mrow>
        </mrow>
      </mstyle>
      <mrow/>
    </mrow>
    <annotation encoding="StarMath 5.0"> size 12{ Sum rSub { size 8{y} }  {p left (y \lline x right )} =1"   for all "x "." } {}</annotation>
  </semantics>
</math>
</file>

<file path=Object 26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b>
                          <mo stretchy="false">∑</mo>
                          <mrow>
                            <mstyle mathsize="8pt">
                              <mrow>
                                <mrow>
                                  <mi>x</mi>
                                  <mi>,</mi>
                                  <mi>y</mi>
                                </mrow>
                              </mrow>
                            </mstyle>
                          </mrow>
                        </msub>
                        <mrow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fenced open="(" close=")">
                            <mrow>
                              <mi>x</mi>
                            </mrow>
                          </mfenced>
                          <mi>p</mi>
                          <mfenced open="(" close=")">
                            <mrow>
                              <mi>y</mi>
                              <mo stretchy="false">∣</mo>
                              <mi>x</mi>
                            </mrow>
                          </mfenced>
                        </mrow>
                      </mrow>
                      <mi>f</mi>
                      <mrow>
                        <mfenced open="(" close=")">
                          <mrow>
                            <mi>x</mi>
                            <mi>,</mi>
                            <mi>y</mi>
                          </mrow>
                        </mfenced>
                        <mo stretchy="false">=</mo>
                        <mrow>
                          <msub>
                            <mo stretchy="false">∑</mo>
                            <mrow>
                              <mstyle mathsize="8pt">
                                <mrow>
                                  <mrow>
                                    <mi>x</mi>
                                    <mi>,</mi>
                                    <mi>y</mi>
                                  </mrow>
                                </mrow>
                              </mstyle>
                            </mrow>
                          </msub>
                          <mrow>
                            <mrow>
                              <mover accent="true">
                                <mrow>
                                  <mi>p</mi>
                                </mrow>
                                <mo stretchy="false">̃</mo>
                              </mover>
                            </mrow>
                            <mfenced open="(" close=")">
                              <mrow>
                                <mi>x</mi>
                                <mi>,</mi>
                                <mi>y</mi>
                              </mrow>
                            </mfenced>
                          </mrow>
                        </mrow>
                      </mrow>
                      <mi>f</mi>
                      <mfenced open="(" close=")">
                        <mrow>
                          <mi>x</mi>
                          <mi>,</mi>
                          <mi>y</mi>
                        </mrow>
                      </mfenced>
                    </mrow>
                  </mrow>
                </mstyle>
                <mrow/>
              </mrow>
            </mtd>
          </mtr>
          <mtr>
            <mtd>
              <mrow>
                <mtext>for </mtext>
                <mrow>
                  <mi>i</mi>
                  <mo stretchy="false">∈</mo>
                  <mfenced open="{" close="}">
                    <mrow>
                      <mn>1,2,</mn>
                      <mtext>.</mtext>
                      <mtext>.</mtext>
                      <mtext>.</mtext>
                      <mi>,</mi>
                      <mi>n</mi>
                    </mrow>
                  </mfenced>
                </mrow>
                <mtext>.</mtext>
                <mrow/>
              </mrow>
            </mtd>
          </mtr>
        </mtable>
      </mrow>
      <mrow/>
    </mrow>
    <annotation encoding="StarMath 5.0">alignl { stack {
 size 12{ Sum rSub { size 8{x,y} }  { { tilde  {p}} left (x right )p left (y \lline x right )} f left (x,y right )= Sum rSub { size 8{x,y} }  { { tilde  {p}} left (x,y right )} f left (x,y right )}  {} # 
"for "i in  left lbrace 1,2, "."  "."  "." ,n right rbrace  "."  {} 
} } {}</annotation>
  </semantics>
</math>
</file>

<file path=Object 2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i>ξ</mi>
                      <mrow>
                        <mfenced open="(" close=")">
                          <mrow>
                            <mi>p</mi>
                            <mi>,</mi>
                            <mi>Λ</mi>
                            <mi>,</mi>
                            <mi>γ</mi>
                          </mrow>
                        </mfenced>
                        <mo stretchy="false">≡</mo>
                        <mrow>
                          <mo stretchy="false">−</mo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i>x</mi>
                                      <mi>,</mi>
                                      <mi>y</mi>
                                    </mrow>
                                  </mrow>
                                </mstyle>
                              </mrow>
                            </munder>
                            <mrow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  <mfenced open="(" close=")">
                                <mrow>
                                  <mi>x</mi>
                                </mrow>
                              </mfenced>
                              <mi>p</mi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  <mtext>log</mtext>
                              <mi>p</mi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</mrow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>
                  <mo stretchy="false">+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under>
                    <mrow>
                      <msub>
                        <mi>λ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i>x</mi>
                                      <mi>,</mi>
                                      <mi>y</mi>
                                    </mrow>
                                  </mrow>
                                </mstyle>
                              </mrow>
                            </munder>
                            <mrow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  <mfenced open="(" close=")">
                                <mrow>
                                  <mi>x</mi>
                                  <mi>,</mi>
                                  <mi>y</mi>
                                </mrow>
                              </mfenced>
                              <msub>
                                <mi>f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  <mrow>
                                <mfenced open="(" close=")">
                                  <mrow>
                                    <mi>x</mi>
                                    <mi>,</mi>
                                    <mi>y</mi>
                                  </mrow>
                                </mfenced>
                                <mo stretchy="false">−</mo>
                                <mrow>
                                  <mover accent="true">
                                    <mrow>
                                      <mi>p</mi>
                                    </mrow>
                                    <mo stretchy="false">̃</mo>
                                  </mover>
                                </mrow>
                              </mrow>
                              <mfenced open="(" close=")">
                                <mrow>
                                  <mi>x</mi>
                                </mrow>
                              </mfenced>
                              <mi>p</mi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  <msub>
                                <mi>f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i>x</mi>
                                  <mi>,</mi>
                                  <mi>y</mi>
                                </mrow>
                              </mfenced>
                            </mrow>
                          </mrow>
                        </mrow>
                      </mfenced>
                    </mrow>
                  </mrow>
                </mrow>
                <mtext>                      </mtext>
                <mo stretchy="false">(</mo>
                <mn>8</mn>
                <mo stretchy="false">)</mo>
                <mrow/>
              </mrow>
            </mtd>
          </mtr>
          <mtr>
            <mtd>
              <mrow>
                <mrow>
                  <mo stretchy="false">+</mo>
                  <mi>γ</mi>
                </mrow>
                <mfenced open="(" close=")">
                  <mrow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y</mi>
                                </mrow>
                              </mrow>
                            </mstyle>
                          </mrow>
                        </munder>
                        <mrow>
                          <mi>p</mi>
                          <mfenced open="(" close=")">
                            <mrow>
                              <mi>y</mi>
                              <mo stretchy="false">∣</mo>
                              <mi>x</mi>
                            </mrow>
                          </mfenced>
                        </mrow>
                      </mrow>
                      <mo stretchy="false">−</mo>
                      <mn>1</mn>
                    </mrow>
                  </mrow>
                </mfenced>
                <mrow/>
              </mrow>
            </mtd>
          </mtr>
        </mtable>
      </mrow>
      <mrow/>
    </mrow>
    <annotation encoding="StarMath 5.0">alignl { stack {
 size 12{ξ left (p,Λ,γ right ) equiv  -  Sum cSub { size 8{x,y} }  { { tilde  {p}} left (x right )p left (y \lline x right )"log"p left (y \lline x right )} }  {} # 
+ Sum cSub { size 8{i} }  {λ rSub { size 8{i} }  left ( Sum cSub { size 8{x,y} }  { { tilde  {p}} left (x,y right )f rSub { size 8{i} }  left (x,y right ) -  { tilde  {p}} left (x right )p left (y \lline x right )f rSub { size 8{i} }  left (x,y right )}  right )} "                      " \( 8 \)  {} # 
+γ left ( Sum cSub { size 8{y} }  {p left (y \lline x right )}  - 1 right ) {} 
} } {}</annotation>
  </semantics>
</math>
</file>

<file path=Object 2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row>
                          <mfrac>
                            <mrow>
                              <mo stretchy="false">∂</mo>
                              <mi>ξ</mi>
                            </mrow>
                            <mrow>
                              <mo stretchy="false">∂</mo>
                              <mi>p</mi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</mrow>
                          </mfrac>
                        </mrow>
                        <mo stretchy="false">=</mo>
                        <mrow>
                          <mo stretchy="false">−</mo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</mrow>
                      </mrow>
                      <mfenced open="(" close=")">
                        <mrow>
                          <mi>x</mi>
                        </mrow>
                      </mfenced>
                      <mrow>
                        <mrow>
                          <mfenced open="(" close=")">
                            <mrow>
                              <mrow>
                                <mn>1</mn>
                                <mo stretchy="false">+</mo>
                                <mtext>log</mtext>
                              </mrow>
                              <mi>p</mi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</mrow>
                          </mfenced>
                          <mo stretchy="false">−</mo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under>
                            <mrow>
                              <msub>
                                <mi>λ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  <mfenced open="(" close=")">
                                <mrow>
                                  <mi>x</mi>
                                </mrow>
                              </mfenced>
                              <msub>
                                <mi>f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i>x</mi>
                                  <mi>,</mi>
                                  <mi>y</mi>
                                </mrow>
                              </mfenced>
                            </mrow>
                          </mrow>
                        </mrow>
                        <mo stretchy="false">+</mo>
                        <mi>γ</mi>
                      </mrow>
                      <mtext>                    </mtext>
                      <mo stretchy="false">(</mo>
                      <mn>9</mn>
                      <mo stretchy="false">)</mo>
                    </mrow>
                  </mrow>
                </mstyle>
                <mrow/>
              </mrow>
            </mtd>
          </mtr>
          <mtr>
            <mtd>
              <mrow>
                <mrow/>
              </mrow>
            </mtd>
          </mtr>
          <mtr>
            <mtd>
              <mrow>
                <mrow>
                  <mo stretchy="false">−</mo>
                  <mrow>
                    <mover accent="true">
                      <mrow>
                        <mi>p</mi>
                      </mrow>
                      <mo stretchy="false">̃</mo>
                    </mover>
                  </mrow>
                </mrow>
                <mfenced open="(" close=")">
                  <mrow>
                    <mi>x</mi>
                  </mrow>
                </mfenced>
                <mrow>
                  <mrow>
                    <mrow>
                      <mfenced open="(" close=")">
                        <mrow>
                          <mrow>
                            <mn>1</mn>
                            <mo stretchy="false">+</mo>
                            <mtext>log</mtext>
                          </mrow>
                          <mi>p</mi>
                          <mfenced open="(" close=")">
                            <mrow>
                              <mi>y</mi>
                              <mo stretchy="false">∣</mo>
                              <mi>x</mi>
                            </mrow>
                          </mfenced>
                        </mrow>
                      </mfenced>
                      <mo stretchy="false">−</mo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under>
                        <mrow>
                          <msub>
                            <mi>λ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fenced open="(" close=")">
                            <mrow>
                              <mi>x</mi>
                            </mrow>
                          </mfenced>
                          <msub>
                            <mi>f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fenced open="(" close=")">
                            <mrow>
                              <mi>x</mi>
                              <mi>,</mi>
                              <mi>y</mi>
                            </mrow>
                          </mfenced>
                        </mrow>
                      </mrow>
                    </mrow>
                    <mo stretchy="false">+</mo>
                    <mi>γ</mi>
                  </mrow>
                  <mo stretchy="false">=</mo>
                  <mn>0</mn>
                </mrow>
                <mrow/>
              </mrow>
            </mtd>
          </mtr>
          <mtr>
            <mtd>
              <mrow>
                <mo stretchy="false">⇒</mo>
                <mrow>
                  <mover accent="true">
                    <mrow>
                      <mi>p</mi>
                    </mrow>
                    <mo stretchy="false">̃</mo>
                  </mover>
                </mrow>
                <mfenced open="(" close=")">
                  <mrow>
                    <mi>x</mi>
                  </mrow>
                </mfenced>
                <mrow>
                  <mfenced open="(" close=")">
                    <mrow>
                      <mrow>
                        <mn>1</mn>
                        <mo stretchy="false">+</mo>
                        <mtext>log</mtext>
                      </mrow>
                      <mi>p</mi>
                      <mfenced open="(" close=")">
                        <mrow>
                          <mi>y</mi>
                          <mo stretchy="false">∣</mo>
                          <mi>x</mi>
                        </mrow>
                      </mfenced>
                    </mrow>
                  </mfenced>
                  <mo stretchy="false">=</mo>
                  <mrow>
                    <mrow>
                      <mo stretchy="false">−</mo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under>
                        <mrow>
                          <msub>
                            <mi>λ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fenced open="(" close=")">
                            <mrow>
                              <mi>x</mi>
                            </mrow>
                          </mfenced>
                          <msub>
                            <mi>f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fenced open="(" close=")">
                            <mrow>
                              <mi>x</mi>
                              <mi>,</mi>
                              <mi>y</mi>
                            </mrow>
                          </mfenced>
                        </mrow>
                      </mrow>
                    </mrow>
                    <mo stretchy="false">+</mo>
                    <mi>γ</mi>
                  </mrow>
                </mrow>
                <mrow/>
              </mrow>
            </mtd>
          </mtr>
          <mtr>
            <mtd>
              <mrow>
                <mo stretchy="false">⇒</mo>
                <mtext>log</mtext>
                <mi>p</mi>
                <mrow>
                  <mfenced open="(" close=")">
                    <mrow>
                      <mi>y</mi>
                      <mo stretchy="false">∣</mo>
                      <mi>x</mi>
                    </mrow>
                  </mfenced>
                  <mo stretchy="false">=</mo>
                  <mrow>
                    <mrow>
                      <mrow>
                        <mo stretchy="false">−</mo>
                        <mrow>
                          <munder>
                            <mo stretchy="false">∑</mo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under>
                          <mrow>
                            <msub>
                              <mi>λ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row>
                              <mover accent="true">
                                <mrow>
                                  <mi>p</mi>
                                </mrow>
                                <mo stretchy="false">̃</mo>
                              </mover>
                            </mrow>
                            <mfenced open="(" close=")">
                              <mrow>
                                <mi>x</mi>
                              </mrow>
                            </mfenced>
                            <msub>
                              <mi>f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fenced open="(" close=")">
                              <mrow>
                                <mi>x</mi>
                                <mi>,</mi>
                                <mi>y</mi>
                              </mrow>
                            </mfenced>
                          </mrow>
                        </mrow>
                      </mrow>
                      <mo stretchy="false">+</mo>
                      <mrow>
                        <mfrac>
                          <mrow>
                            <mi>γ</mi>
                          </mrow>
                          <mrow>
                            <mrow>
                              <mover accent="true">
                                <mrow>
                                  <mi>p</mi>
                                </mrow>
                                <mo stretchy="false">̃</mo>
                              </mover>
                            </mrow>
                            <mfenced open="(" close=")">
                              <mrow>
                                <mi>x</mi>
                              </mrow>
                            </mfenced>
                          </mrow>
                        </mfrac>
                      </mrow>
                    </mrow>
                    <mo stretchy="false">−</mo>
                    <mn>1</mn>
                  </mrow>
                </mrow>
                <mrow/>
              </mrow>
            </mtd>
          </mtr>
          <mtr>
            <mtd>
              <mrow>
                <mo stretchy="false">⇒</mo>
                <mi>p</mi>
                <mrow>
                  <mfenced open="(" close=")">
                    <mrow>
                      <mi>y</mi>
                      <mo stretchy="false">∣</mo>
                      <mi>x</mi>
                    </mrow>
                  </mfenced>
                  <mo stretchy="false">=</mo>
                  <mtext>exp</mtext>
                </mrow>
                <mfenced open="(" close=")">
                  <mrow>
                    <mrow>
                      <mo stretchy="false">−</mo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under>
                        <mrow>
                          <msub>
                            <mi>λ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fenced open="(" close=")">
                            <mrow>
                              <mi>x</mi>
                            </mrow>
                          </mfenced>
                          <msub>
                            <mi>f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fenced open="(" close=")">
                            <mrow>
                              <mi>x</mi>
                              <mi>,</mi>
                              <mi>y</mi>
                            </mrow>
                          </mfenced>
                        </mrow>
                      </mrow>
                    </mrow>
                  </mrow>
                </mfenced>
                <mtext>exp</mtext>
                <mfenced open="(" close=")">
                  <mrow>
                    <mrow>
                      <mrow>
                        <mfrac>
                          <mrow>
                            <mi>γ</mi>
                          </mrow>
                          <mrow>
                            <mrow>
                              <mover accent="true">
                                <mrow>
                                  <mi>p</mi>
                                </mrow>
                                <mo stretchy="false">̃</mo>
                              </mover>
                            </mrow>
                            <mfenced open="(" close=")">
                              <mrow>
                                <mi>x</mi>
                              </mrow>
                            </mfenced>
                          </mrow>
                        </mfrac>
                      </mrow>
                      <mo stretchy="false">−</mo>
                      <mn>1</mn>
                    </mrow>
                  </mrow>
                </mfenced>
                <mtext>                           </mtext>
                <mo stretchy="false">(</mo>
                <mtext>10</mtext>
                <mo stretchy="false">)</mo>
                <mrow/>
              </mrow>
            </mtd>
          </mtr>
        </mtable>
      </mrow>
      <mrow/>
    </mrow>
    <annotation encoding="StarMath 5.0">alignl { stack {
 size 12{ {  { partial ξ}  over  { partial p left (y \lline x right )} } = -  { tilde  {p}} left (x right ) left (1+"log"p left (y \lline x right ) right ) -  Sum cSub { size 8{i} }  {λ rSub { size 8{i} }  { tilde  {p}} left (x right )f rSub { size 8{i} }  left (x,y right )} +γ"                    " \( 9 \) }  {} # 
 {} # 
 -  { tilde  {p}} left (x right ) left (1+"log"p left (y \lline x right ) right ) -  Sum cSub { size 8{i} }  {λ rSub { size 8{i} }  { tilde  {p}} left (x right )f rSub { size 8{i} }  left (x,y right )} +γ=0 {} # 
 drarrow  { tilde  {p}} left (x right ) left (1+"log"p left (y \lline x right ) right )= -  Sum cSub { size 8{i} }  {λ rSub { size 8{i} }  { tilde  {p}} left (x right )f rSub { size 8{i} }  left (x,y right )} +γ {} # 
 drarrow "log"p left (y \lline x right )= -  Sum cSub { size 8{i} }  {λ rSub { size 8{i} }  { tilde  {p}} left (x right )f rSub { size 8{i} }  left (x,y right )} + {  {γ}  over  { { tilde  {p}} left (x right )} }  - 1 {} # 
 drarrow p left (y \lline x right )="exp" left ( -  Sum cSub { size 8{i} }  {λ rSub { size 8{i} }  { tilde  {p}} left (x right )f rSub { size 8{i} }  left (x,y right )}  right )"exp" left ( {  {γ}  over  { { tilde  {p}} left (x right )} }  - 1 right )"                           " \( "10" \)  {} 
} } {}</annotation>
  </semantics>
</math>
</file>

<file path=Object 29/content.xml><?xml version="1.0" encoding="utf-8"?>
<math xmlns="http://www.w3.org/1998/Math/MathML">
  <semantics>
    <mrow>
      <mstyle mathsize="12pt">
        <mrow>
          <mrow>
            <msup>
              <mi>p</mi>
              <mrow>
                <mstyle mathsize="8pt">
                  <mrow>
                    <mrow>
                      <mrow/>
                    </mrow>
                  </mrow>
                </mstyle>
              </mrow>
            </msup>
            <mrow>
              <mfenced open="(" close=")">
                <mrow>
                  <mi>y</mi>
                  <mo stretchy="false">∣</mo>
                  <mi>x</mi>
                </mrow>
              </mfenced>
              <mo stretchy="false">=</mo>
              <mi>Z</mi>
            </mrow>
            <mfenced open="(" close=")">
              <mrow>
                <mi>x</mi>
              </mrow>
            </mfenced>
            <mtext>exp</mtext>
            <mfenced open="(" close=")">
              <mrow>
                <mrow>
                  <munder>
                    <mo stretchy="false">∑</mo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under>
                  <mrow>
                    <msub>
                      <mi>λ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sub>
                      <mi>f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fenced open="(" close=")">
                      <mrow>
                        <mi>x</mi>
                        <mi>,</mi>
                        <mi>y</mi>
                      </mrow>
                    </mfenced>
                  </mrow>
                </mrow>
              </mrow>
            </mfenced>
            <mtext>                     </mtext>
            <mo stretchy="false">(</mo>
            <mtext>11</mtext>
            <mo stretchy="false">)</mo>
          </mrow>
        </mrow>
      </mstyle>
      <mrow/>
    </mrow>
    <annotation encoding="StarMath 5.0"> size 12{p rSup { size 8{ * } }  left (y \lline x right )=Z left (x right )"exp" left ( Sum cSub { size 8{i} }  {λ rSub { size 8{i} } f rSub { size 8{i} }  left (x,y right )}  right )"                     " \( "11" \) } {}</annotation>
  </semantics>
</math>
</file>

<file path=Object 3/content.xml><?xml version="1.0" encoding="utf-8"?>
<math xmlns="http://www.w3.org/1998/Math/MathML">
  <semantics>
    <mrow>
      <mstyle mathsize="12pt">
        <mrow>
          <mrow>
            <mi>p</mi>
            <mo stretchy="false">(</mo>
            <mstyle mathvariant="italic">
              <mrow>
                <mtext>dans</mtext>
              </mrow>
            </mstyle>
            <mrow>
              <mo stretchy="false">)</mo>
              <mo stretchy="false">+</mo>
              <mi>p</mi>
            </mrow>
            <mo stretchy="false">(</mo>
            <mstyle mathvariant="italic">
              <mrow>
                <mtext>en</mtext>
              </mrow>
            </mstyle>
            <mrow>
              <mo stretchy="false">)</mo>
              <mo stretchy="false">+</mo>
              <mi>p</mi>
            </mrow>
            <mo stretchy="false">(</mo>
            <mrow>
              <mover accent="true">
                <mrow>
                  <mi>a</mi>
                </mrow>
                <mo stretchy="false">˙</mo>
              </mover>
            </mrow>
            <mrow>
              <mo stretchy="false">)</mo>
              <mo stretchy="false">+</mo>
              <mi>p</mi>
            </mrow>
            <mo stretchy="false">(</mo>
            <mstyle mathvariant="italic">
              <mrow>
                <mtext>au</mtext>
              </mrow>
            </mstyle>
            <mstyle mathvariant="italic">
              <mrow>
                <mtext>cours</mtext>
              </mrow>
            </mstyle>
            <mstyle mathvariant="italic">
              <mrow>
                <mtext>de</mtext>
              </mrow>
            </mstyle>
            <mrow>
              <mo stretchy="false">)</mo>
              <mo stretchy="false">+</mo>
              <mi>p</mi>
            </mrow>
            <mo stretchy="false">(</mo>
            <mstyle mathvariant="italic">
              <mrow>
                <mtext>pendant</mtext>
              </mrow>
            </mstyle>
            <mrow>
              <mo stretchy="false">)</mo>
              <mo stretchy="false">=</mo>
              <mrow>
                <mn>10</mn>
                <mo stretchy="false">/</mo>
                <mn>10</mn>
              </mrow>
            </mrow>
          </mrow>
        </mrow>
      </mstyle>
      <mrow/>
    </mrow>
    <annotation encoding="StarMath 5.0"> size 12{p \(  ital "dans" \) +p \(  ital "en" \) +p \(  { dot  {a}} \) +p \(  ital "au"  ital "cours"  ital "de" \) +p \(  ital "pendant" \) =10/10} {}</annotation>
  </semantics>
</math>
</file>

<file path=Object 30/content.xml><?xml version="1.0" encoding="utf-8"?>
<math xmlns="http://www.w3.org/1998/Math/MathML">
  <semantics>
    <mrow>
      <mstyle mathsize="12pt">
        <mrow>
          <mrow>
            <mi>Z</mi>
            <mrow>
              <mfenced open="(" close=")">
                <mrow>
                  <mi>x</mi>
                </mrow>
              </mfenced>
              <mo stretchy="false">=</mo>
              <mrow>
                <munder>
                  <mo stretchy="false">∑</mo>
                  <mrow>
                    <mstyle mathsize="8pt">
                      <mrow>
                        <mrow>
                          <mi>y</mi>
                        </mrow>
                      </mrow>
                    </mstyle>
                  </mrow>
                </munder>
                <mrow>
                  <mtext>exp</mtext>
                  <mfenced open="(" close=")"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under>
                        <mrow>
                          <msub>
                            <mi>λ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sub>
                            <mi>f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fenced open="(" close=")">
                            <mrow>
                              <mi>x</mi>
                              <mi>,</mi>
                              <mi>y</mi>
                            </mrow>
                          </mfenced>
                        </mrow>
                      </mrow>
                    </mrow>
                  </mfenced>
                </mrow>
              </mrow>
            </mrow>
            <mtext>                              </mtext>
            <mo stretchy="false">(</mo>
            <mtext>12</mtext>
            <mo stretchy="false">)</mo>
          </mrow>
        </mrow>
      </mstyle>
      <mrow/>
    </mrow>
    <annotation encoding="StarMath 5.0"> size 12{Z left (x right )= Sum cSub { size 8{y} }  {"exp" left ( Sum cSub { size 8{i} }  {λ rSub { size 8{i} } f rSub { size 8{i} }  left (x,y right )}  right )} "                              " \( "12" \) } {}</annotation>
  </semantics>
</math>
</file>

<file path=Object 31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text>Proof </mtext>
                      <mo stretchy="false">(</mo>
                      <mtext>12</mtext>
                      <mo stretchy="false">)</mo>
                      <mi mathvariant="normal">:</mi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text>second constraint: </mtext>
                      <mo stretchy="false">∀</mo>
                      <mi>x</mi>
                      <mi>,</mi>
                      <mrow>
                        <mrow>
                          <msub>
                            <mo stretchy="false">∑</mo>
                            <mrow>
                              <mstyle mathsize="8pt">
                                <mrow>
                                  <mrow>
                                    <mi>y</mi>
                                  </mrow>
                                </mrow>
                              </mstyle>
                            </mrow>
                          </msub>
                          <mrow>
                            <mi>p</mi>
                            <mfenced open="(" close=")">
                              <mrow>
                                <mi>y</mi>
                                <mo stretchy="false">∣</mo>
                                <mi>x</mi>
                              </mrow>
                            </mfenced>
                          </mrow>
                        </mrow>
                        <mo stretchy="false">=</mo>
                        <mn>1</mn>
                      </mrow>
                    </mrow>
                  </mrow>
                </mstyle>
                <mrow/>
              </mrow>
            </mtd>
          </mtr>
          <mtr>
            <mtd>
              <mrow>
                <mo stretchy="false">⇒</mo>
                <mrow>
                  <mrow>
                    <mrow>
                      <msub>
                        <mo stretchy="false">∑</mo>
                        <mrow>
                          <mstyle mathsize="8pt">
                            <mrow>
                              <mrow>
                                <mi>y</mi>
                              </mrow>
                            </mrow>
                          </mstyle>
                        </mrow>
                      </msub>
                      <mrow>
                        <msup>
                          <mi>p</mi>
                          <mrow>
                            <mstyle mathsize="8pt">
                              <mrow>
                                <mrow>
                                  <mrow/>
                                </mrow>
                              </mrow>
                            </mstyle>
                          </mrow>
                        </msup>
                        <mfenced open="(" close=")">
                          <mrow>
                            <mi>y</mi>
                            <mo stretchy="false">∣</mo>
                            <mi>x</mi>
                          </mrow>
                        </mfenced>
                      </mrow>
                    </mrow>
                    <mo stretchy="false">=</mo>
                    <mrow>
                      <msub>
                        <mo stretchy="false">∑</mo>
                        <mrow>
                          <mstyle mathsize="8pt">
                            <mrow>
                              <mrow>
                                <mi>y</mi>
                              </mrow>
                            </mrow>
                          </mstyle>
                        </mrow>
                      </msub>
                      <mrow>
                        <mtext>exp</mtext>
                        <mfenced open="(" close=")">
                          <mrow>
                            <mrow>
                              <munder>
                                <mo stretchy="false">∑</mo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under>
                              <mrow>
                                <msub>
                                  <mi>λ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sub>
                                  <mi>f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fenced open="(" close=")">
                                  <mrow>
                                    <mi>x</mi>
                                    <mi>,</mi>
                                    <mi>y</mi>
                                  </mrow>
                                </mfenced>
                              </mrow>
                            </mrow>
                          </mrow>
                        </mfenced>
                        <mtext>exp</mtext>
                        <mfenced open="(" close=")">
                          <mrow>
                            <mrow>
                              <mrow>
                                <mo stretchy="false">−</mo>
                                <mrow>
                                  <mfrac>
                                    <mrow>
                                      <mi>γ</mi>
                                    </mrow>
                                    <mrow>
                                      <mrow>
                                        <mover accent="true">
                                          <mrow>
                                            <mi>p</mi>
                                          </mrow>
                                          <mo stretchy="false">̃</mo>
                                        </mover>
                                      </mrow>
                                      <mfenced open="(" close=")">
                                        <mrow>
                                          <mi>x</mi>
                                        </mrow>
                                      </mfenced>
                                    </mrow>
                                  </mfrac>
                                </mrow>
                              </mrow>
                              <mo stretchy="false">−</mo>
                              <mn>1</mn>
                            </mrow>
                          </mrow>
                        </mfenced>
                      </mrow>
                    </mrow>
                  </mrow>
                  <mo stretchy="false">=</mo>
                  <mn>1</mn>
                </mrow>
                <mrow/>
              </mrow>
            </mtd>
          </mtr>
          <mtr>
            <mtd>
              <mrow>
                <mo stretchy="false">⇒</mo>
                <mtext>exp</mtext>
                <mrow>
                  <mrow>
                    <mfenced open="(" close=")">
                      <mrow>
                        <mrow>
                          <mrow>
                            <mo stretchy="false">−</mo>
                            <mrow>
                              <mfrac>
                                <mrow>
                                  <mi>γ</mi>
                                </mrow>
                                <mrow>
                                  <mrow>
                                    <mover accent="true">
                                      <mrow>
                                        <mi>p</mi>
                                      </mrow>
                                      <mo stretchy="false">̃</mo>
                                    </mover>
                                  </mrow>
                                  <mfenced open="(" close=")">
                                    <mrow>
                                      <mi>x</mi>
                                    </mrow>
                                  </mfenced>
                                </mrow>
                              </mfrac>
                            </mrow>
                          </mrow>
                          <mo stretchy="false">−</mo>
                          <mn>1</mn>
                        </mrow>
                      </mrow>
                    </mfenced>
                    <mo stretchy="false">⋅</mo>
                    <mrow>
                      <msub>
                        <mo stretchy="false">∑</mo>
                        <mrow>
                          <mstyle mathsize="8pt">
                            <mrow>
                              <mrow>
                                <mi>y</mi>
                              </mrow>
                            </mrow>
                          </mstyle>
                        </mrow>
                      </msub>
                      <mrow>
                        <mtext>exp</mtext>
                        <mfenced open="(" close=")">
                          <mrow>
                            <mrow>
                              <munder>
                                <mo stretchy="false">∑</mo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under>
                              <mrow>
                                <msub>
                                  <mi>λ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sub>
                                  <mi>f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fenced open="(" close=")">
                                  <mrow>
                                    <mi>x</mi>
                                    <mi>,</mi>
                                    <mi>y</mi>
                                  </mrow>
                                </mfenced>
                              </mrow>
                            </mrow>
                          </mrow>
                        </mfenced>
                      </mrow>
                    </mrow>
                  </mrow>
                  <mo stretchy="false">=</mo>
                  <mn>1</mn>
                </mrow>
                <mrow/>
              </mrow>
            </mtd>
          </mtr>
          <mtr>
            <mtd>
              <mrow>
                <mo stretchy="false">⇒</mo>
                <mtext>exp</mtext>
                <mrow>
                  <mrow>
                    <mfenced open="(" close=")">
                      <mrow>
                        <mrow>
                          <mrow>
                            <mo stretchy="false">−</mo>
                            <mrow>
                              <mfrac>
                                <mrow>
                                  <mi>γ</mi>
                                </mrow>
                                <mrow>
                                  <mrow>
                                    <mover accent="true">
                                      <mrow>
                                        <mi>p</mi>
                                      </mrow>
                                      <mo stretchy="false">̃</mo>
                                    </mover>
                                  </mrow>
                                  <mfenced open="(" close=")">
                                    <mrow>
                                      <mi>x</mi>
                                    </mrow>
                                  </mfenced>
                                </mrow>
                              </mfrac>
                            </mrow>
                          </mrow>
                          <mo stretchy="false">−</mo>
                          <mn>1</mn>
                        </mrow>
                      </mrow>
                    </mfenced>
                    <mo stretchy="false">=</mo>
                    <mrow>
                      <mfrac>
                        <mrow>
                          <mn>1</mn>
                        </mrow>
                        <mrow>
                          <mrow>
                            <msub>
                              <mo stretchy="false">∑</mo>
                              <mrow>
                                <mstyle mathsize="8pt">
                                  <mrow>
                                    <mrow>
                                      <mi>y</mi>
                                    </mrow>
                                  </mrow>
                                </mstyle>
                              </mrow>
                            </msub>
                            <mrow>
                              <mtext>exp</mtext>
                              <mfenced open="(" close=")">
                                <mrow>
                                  <mrow>
                                    <munder>
                                      <mo stretchy="false">∑</mo>
                                      <mrow>
                                        <mstyle mathsize="8pt">
                                          <mrow>
                                            <mrow>
                                              <mi>i</mi>
                                            </mrow>
                                          </mrow>
                                        </mstyle>
                                      </mrow>
                                    </munder>
                                    <mrow>
                                      <msub>
                                        <mi>λ</mi>
                                        <mrow>
                                          <mstyle mathsize="8pt">
                                            <mrow>
                                              <mrow>
                                                <mi>i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ub>
                                        <mi>f</mi>
                                        <mrow>
                                          <mstyle mathsize="8pt">
                                            <mrow>
                                              <mrow>
                                                <mi>i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fenced open="(" close=")">
                                        <mrow>
                                          <mi>x</mi>
                                          <mi>,</mi>
                                          <mi>y</mi>
                                        </mrow>
                                      </mfenced>
                                    </mrow>
                                  </mrow>
                                </mrow>
                              </mfenced>
                            </mrow>
                          </mrow>
                        </mrow>
                      </mfrac>
                    </mrow>
                  </mrow>
                  <mo stretchy="false">=</mo>
                  <mrow>
                    <mfrac>
                      <mrow>
                        <mn>1</mn>
                      </mrow>
                      <mrow>
                        <mi>Z</mi>
                        <mfenced open="(" close=")">
                          <mrow>
                            <mi>x</mi>
                          </mrow>
                        </mfenced>
                      </mrow>
                    </mfrac>
                  </mrow>
                </mrow>
                <mrow/>
              </mrow>
            </mtd>
          </mtr>
          <mtr>
            <mtd>
              <mrow>
                <mi>∴</mi>
                <mi>Z</mi>
                <mrow>
                  <mfenced open="(" close=")">
                    <mrow>
                      <mi>x</mi>
                    </mrow>
                  </mfenced>
                  <mo stretchy="false">=</mo>
                  <mrow>
                    <msub>
                      <mo stretchy="false">∑</mo>
                      <mrow>
                        <mstyle mathsize="8pt">
                          <mrow>
                            <mrow>
                              <mi>y</mi>
                            </mrow>
                          </mrow>
                        </mstyle>
                      </mrow>
                    </msub>
                    <mrow>
                      <mtext>exp</mtext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under>
                            <mrow>
                              <msub>
                                <mi>λ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  <msub>
                                <mi>f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i>x</mi>
                                  <mi>,</mi>
                                  <mi>y</mi>
                                </mrow>
                              </mfenced>
                            </mrow>
                          </mrow>
                        </mrow>
                      </mfenced>
                    </mrow>
                  </mrow>
                </mrow>
                <mrow/>
              </mrow>
            </mtd>
          </mtr>
        </mtable>
      </mrow>
      <mrow/>
    </mrow>
    <annotation encoding="StarMath 5.0">alignl { stack {
 size 12{"Proof " \( "12" \) :}  {} # 
 size 12{"second constraint: " forall x, Sum rSub { size 8{y} }  {p left (y \lline x right )} =1}  {} # 
 drarrow  Sum rSub { size 8{y} }  {p rSup { size 8{*} }  left (y \lline x right )} = Sum rSub { size 8{y} }  {"exp" left ( Sum cSub { size 8{i} }  {λ rSub { size 8{i} } f rSub { size 8{i} }  left (x,y right )}  right )"exp" left ( -  {  {γ}  over  { { tilde  {p}} left (x right )} }  - 1 right )} =1 {} # 
 drarrow "exp" left ( -  {  {γ}  over  { { tilde  {p}} left (x right )} }  - 1 right ) cdot  Sum rSub { size 8{y} }  {"exp" left ( Sum cSub { size 8{i} }  {λ rSub { size 8{i} } f rSub { size 8{i} }  left (x,y right )}  right )} =1 {} # 
 drarrow "exp" left ( -  {  {γ}  over  { { tilde  {p}} left (x right )} }  - 1 right )= {  {1}  over  { Sum rSub { size 8{y} }  {"exp" left ( Sum cSub { size 8{i} }  {λ rSub { size 8{i} } f rSub { size 8{i} }  left (x,y right )}  right )} } } = {  {1}  over  {Z left (x right )} }  {} # 
∴Z left (x right )= Sum rSub { size 8{y} }  {"exp" left ( Sum cSub { size 8{i} }  {λ rSub { size 8{i} } f rSub { size 8{i} }  left (x,y right )}  right )}  {} 
} } {}</annotation>
  </semantics>
</math>
</file>

<file path=Object 32/content.xml><?xml version="1.0" encoding="utf-8"?>
<math xmlns="http://www.w3.org/1998/Math/MathML">
  <semantics>
    <mrow>
      <mstyle mathsize="12pt">
        <mrow>
          <mrow>
            <mi>Ψ</mi>
            <mrow>
              <mfenced open="(" close=")">
                <mrow>
                  <mi>Λ</mi>
                </mrow>
              </mfenced>
              <mo stretchy="false">≡</mo>
              <mi>ξ</mi>
            </mrow>
            <mfenced open="(" close=")">
              <mrow>
                <msup>
                  <mi>p</mi>
                  <mrow>
                    <mstyle mathsize="8pt">
                      <mrow>
                        <mrow>
                          <mrow/>
                        </mrow>
                      </mrow>
                    </mstyle>
                  </mrow>
                </msup>
                <mi>,</mi>
                <mi>Λ</mi>
                <mi>,</mi>
                <msup>
                  <mi>γ</mi>
                  <mrow>
                    <mstyle mathsize="8pt">
                      <mrow>
                        <mrow>
                          <mrow/>
                        </mrow>
                      </mrow>
                    </mstyle>
                  </mrow>
                </msup>
              </mrow>
            </mfenced>
            <mtext>                                            </mtext>
            <mo stretchy="false">(</mo>
            <mtext>13</mtext>
            <mo stretchy="false">)</mo>
          </mrow>
        </mrow>
      </mstyle>
      <mrow/>
    </mrow>
    <annotation encoding="StarMath 5.0"> size 12{Ψ left (Λ right ) equiv ξ left (p rSup { size 8{ * } } ,Λ,γ rSup { size 8{ * } }  right )"                                            " \( "13" \) } {}</annotation>
  </semantics>
</math>
</file>

<file path=Object 33/content.xml><?xml version="1.0" encoding="utf-8"?>
<math xmlns="http://www.w3.org/1998/Math/MathML">
  <semantics>
    <mrow>
      <mstyle mathsize="12pt">
        <mrow>
          <mrow>
            <mtext>Find </mtext>
            <mrow>
              <msup>
                <mi>Λ</mi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p>
              <mo stretchy="false">=</mo>
              <munder>
                <mrow>
                  <mtext>argmax</mtext>
                </mrow>
                <mrow>
                  <mstyle mathsize="8pt">
                    <mrow>
                      <mrow>
                        <mi>Λ</mi>
                      </mrow>
                    </mrow>
                  </mstyle>
                </mrow>
              </munder>
            </mrow>
            <mi>Ψ</mi>
            <mfenced open="(" close=")">
              <mrow>
                <mi>Λ</mi>
              </mrow>
            </mfenced>
            <mtext>                                     </mtext>
            <mo stretchy="false">(</mo>
            <mtext>14</mtext>
            <mo stretchy="false">)</mo>
          </mrow>
        </mrow>
      </mstyle>
      <mrow/>
    </mrow>
    <annotation encoding="StarMath 5.0"> size 12{"Find "Λ rSup { size 8{ * } } = {"argmax"}  cSub { size 8{Λ} } Ψ left (Λ right )"                                     " \( "14" \) } {}</annotation>
  </semantics>
</math>
</file>

<file path=Object 34/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style mathsize="12pt">
                      <mrow>
                        <mrow>
                          <mtext>The log-likelihood </mtext>
                          <msub>
                            <mi>L</mi>
                            <mrow>
                              <mstyle mathsize="8pt">
                                <mrow>
                                  <mrow>
                                    <mrow>
                                      <mover accent="true">
                                        <mrow>
                                          <mi>p</mi>
                                        </mrow>
                                        <mo stretchy="false">̃</mo>
                                      </mover>
                                    </mrow>
                                  </mrow>
                                </mrow>
                              </mstyle>
                            </mrow>
                          </msub>
                          <mfenced open="(" close=")">
                            <mrow>
                              <mi>p</mi>
                            </mrow>
                          </mfenced>
                          <mtext> of the empirical distribution  {</mtext>
                          <mover accent="true">
                            <mstyle mathvariant="italic">
                              <mrow>
                                <mrow>
                                  <mi>p</mi>
                                </mrow>
                              </mrow>
                            </mstyle>
                            <mo stretchy="false">̃</mo>
                          </mover>
                        </mrow>
                      </mrow>
                    </mstyle>
                  </mrow>
                </mtd>
              </mtr>
            </mtable>
            <mrow/>
          </mrow>
        </mtd>
      </mtr>
      <mtr>
        <mtd>
          <mrow>
            <mrow>
              <mrow/>
              <mtext>as predicted by a model </mtext>
              <mi>p</mi>
              <mtext> is defined by</mtext>
              <mrow/>
            </mrow>
            <mrow>
              <mrow/>
              <msub>
                <mi>L</mi>
                <mrow>
                  <mstyle mathsize="8pt">
                    <mrow>
                      <mrow>
                        <mrow>
                          <mover accent="true">
                            <mrow>
                              <mi>p</mi>
                            </mrow>
                            <mo stretchy="false">̃</mo>
                          </mover>
                        </mrow>
                      </mrow>
                    </mrow>
                  </mstyle>
                </mrow>
              </msub>
              <mrow>
                <mfenced open="(" close=")">
                  <mrow>
                    <mi>p</mi>
                  </mrow>
                </mfenced>
                <mo stretchy="false">≡</mo>
                <mtext>log</mtext>
              </mrow>
              <mrow>
                <mrow>
                  <munder>
                    <mo stretchy="false">∏</mo>
                    <mrow>
                      <mstyle mathsize="8pt">
                        <mrow>
                          <mrow>
                            <mi>x</mi>
                            <mi>,</mi>
                            <mi>y</mi>
                          </mrow>
                        </mrow>
                      </mstyle>
                    </mrow>
                  </munder>
                  <mrow>
                    <mi>p</mi>
                    <msup>
                      <mfenced open="(" close=")">
                        <mrow>
                          <mi>y</mi>
                          <mo stretchy="false">∣</mo>
                          <mi>x</mi>
                        </mrow>
                      </mfenced>
                      <mrow>
                        <mstyle mathsize="8pt">
                          <mrow>
                            <mrow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  <mfenced open="(" close=")">
                                <mrow>
                                  <mi>x</mi>
                                  <mi>,</mi>
                                  <mi>y</mi>
                                </mrow>
                              </mfenced>
                            </mrow>
                          </mrow>
                        </mstyle>
                      </mrow>
                    </msup>
                  </mrow>
                </mrow>
                <mo stretchy="false">=</mo>
                <mrow>
                  <munder>
                    <mo stretchy="false">∑</mo>
                    <mrow>
                      <mstyle mathsize="8pt">
                        <mrow>
                          <mrow>
                            <mi>x</mi>
                            <mi>,</mi>
                            <mi>y</mi>
                          </mrow>
                        </mrow>
                      </mstyle>
                    </mrow>
                  </munder>
                  <mrow>
                    <mrow>
                      <mover accent="true">
                        <mrow>
                          <mi>p</mi>
                        </mrow>
                        <mo stretchy="false">̃</mo>
                      </mover>
                    </mrow>
                    <mfenced open="(" close=")">
                      <mrow>
                        <mi>x</mi>
                        <mi>,</mi>
                        <mi>y</mi>
                      </mrow>
                    </mfenced>
                    <mtext>log</mtext>
                    <mi>p</mi>
                    <mfenced open="(" close=")">
                      <mrow>
                        <mi>y</mi>
                        <mo stretchy="false">∣</mo>
                        <mi>x</mi>
                      </mrow>
                    </mfenced>
                  </mrow>
                </mrow>
              </mrow>
              <mtext>     </mtext>
              <mo stretchy="false">(</mo>
              <mtext>15</mtext>
              <mo stretchy="false">)</mo>
              <mrow/>
            </mrow>
            <mrow>
              <mrow/>
              <mtext>It is easy to check that the dual function </mtext>
              <mi>Ψ</mi>
              <mfenced open="(" close=")">
                <mrow>
                  <mi>Λ</mi>
                </mrow>
              </mfenced>
              <mtext> of the previous</mtext>
              <mrow/>
            </mrow>
            <mrow>
              <mrow/>
              <mtext>section is, in fact, just the log-likelihood for the exponential</mtext>
              <mrow/>
            </mrow>
            <mrow>
              <mrow/>
              <mtext>model </mtext>
              <mi>p</mi>
              <mi>;</mi>
              <mtext> that is</mtext>
              <mrow/>
            </mrow>
            <mrow>
              <mrow/>
              <mtext>            </mtext>
              <mi>Ψ</mi>
              <mrow>
                <mfenced open="(" close=")">
                  <mrow>
                    <mi>Λ</mi>
                  </mrow>
                </mfenced>
                <mo stretchy="false">=</mo>
                <msub>
                  <mi>L</mi>
                  <mrow>
                    <mstyle mathsize="8pt">
                      <mrow>
                        <mrow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</mrow>
                      </mrow>
                    </mstyle>
                  </mrow>
                </msub>
              </mrow>
              <mfenced open="(" close=")">
                <mrow>
                  <mi>p</mi>
                </mrow>
              </mfenced>
              <mtext>                                     </mtext>
              <mo stretchy="false">(</mo>
              <mtext>16</mtext>
              <mo stretchy="false">)</mo>
              <mrow/>
            </mrow>
            <mrow>
              <mrow/>
              <mtext>where </mtext>
              <mi>p</mi>
              <mtext> has the parametric form of </mtext>
              <mo stretchy="false">(</mo>
              <mtext>11</mtext>
              <mo stretchy="false">)</mo>
              <mtext>.</mtext>
              <mtext> With this interpretation,</mtext>
              <mrow/>
            </mrow>
            <mrow>
              <mrow/>
              <mtext>the result of the previous section can be rephrased as:</mtext>
              <mrow/>
            </mrow>
            <mrow>
              <mrow/>
              <mtext>     The model </mtext>
              <mrow>
                <msup>
                  <mi>p</mi>
                  <mrow>
                    <mstyle mathsize="8pt">
                      <mrow>
                        <mrow>
                          <mrow/>
                        </mrow>
                      </mrow>
                    </mstyle>
                  </mrow>
                </msup>
                <mo stretchy="false">∈</mo>
                <mi>C</mi>
              </mrow>
              <mtext> with maximum entropy is the model in the</mtext>
              <mrow/>
            </mrow>
            <mrow>
              <mrow/>
              <mtext>     parametric family </mtext>
              <mi>p</mi>
              <mfenced open="(" close=")">
                <mrow>
                  <mi>y</mi>
                  <mo stretchy="false">∣</mo>
                  <mi>x</mi>
                </mrow>
              </mfenced>
              <mtext> that maximizes the likelihood of the</mtext>
              <mrow/>
            </mrow>
            <mrow>
              <mrow/>
              <mtext>     training sample  {</mtext>
              <mover accent="true">
                <mstyle mathvariant="italic">
                  <mrow>
                    <mrow>
                      <mi>p</mi>
                    </mrow>
                  </mrow>
                </mstyle>
                <mo stretchy="false">̃</mo>
              </mover>
            </mrow>
            <mrow>
              <mrow/>
              <mtext>.</mtext>
              <mrow/>
            </mrow>
            <mrow>
              <mrow/>
            </mrow>
            <mrow>
              <mrow/>
              <mrow/>
            </mrow>
          </mrow>
        </mtd>
      </mtr>
    </mtable>
    <annotation encoding="StarMath 5.0">alignl { stack {
 size 12{"The log-likelihood "L rSub { size 8{ { tilde  {p}}} }  left (p right )" of the empirical distribution  {" tilde  ital {p}}}  {} # 
"as predicted by a model "p" is defined by" {} # 
L rSub { size 8{ { tilde  {p}}} }  left (p right ) equiv "log" Prod cSub { size 8{x,y} }  {p left (y \lline x right ) rSup { size 8{ { tilde  {p}} left (x,y right )} } } = Sum cSub { size 8{x,y} }  { { tilde  {p}} left (x,y right )"log"p left (y \lline x right )} "     " \( "15" \)  {} # 
"It is easy to check that the dual function "Ψ left (Λ right )" of the previous" {} # 
"section is, in fact, just the log-likelihood for the exponential" {} # 
"model "p;" that is" {} # 
"            "Ψ left (Λ right )=L rSub { size 8{ { tilde  {p}}} }  left (p right )"                                     " \( "16" \)  {} # 
"where "p" has the parametric form of " \( "11" \)  "." " With this interpretation," {} # 
"the result of the previous section can be rephrased as:" {} # 
"     The model "p rSup { size 8{*} }  in C" with maximum entropy is the model in the" {} # 
"     parametric family "p left (y \lline x right )" that maximizes the likelihood of the" {} # 
"     training sample  {" tilde  ital {p}} "."  {} 
} } {}</annotation>
  </semantics>
</math>
</file>

<file path=Object 35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text>Since </mtext>
                      <mo stretchy="false">(</mo>
                      <mtext>16</mtext>
                      <mo stretchy="false">)</mo>
                      <mtext> and From </mtext>
                      <mo stretchy="false">(</mo>
                      <mn>8</mn>
                      <mo stretchy="false">)</mo>
                      <mi mathvariant="normal">:</mi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i>ξ</mi>
                      <mrow>
                        <mfenced open="(" close=")">
                          <mrow>
                            <mi>p</mi>
                            <mi>,</mi>
                            <mi>Λ</mi>
                            <mi>,</mi>
                            <mi>γ</mi>
                          </mrow>
                        </mfenced>
                        <mo stretchy="false">≡</mo>
                        <mrow>
                          <mo stretchy="false">−</mo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i>x</mi>
                                      <mi>,</mi>
                                      <mi>y</mi>
                                    </mrow>
                                  </mrow>
                                </mstyle>
                              </mrow>
                            </munder>
                            <mrow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  <mfenced open="(" close=")">
                                <mrow>
                                  <mi>x</mi>
                                </mrow>
                              </mfenced>
                              <mi>p</mi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  <mtext>log</mtext>
                              <mi>p</mi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</mrow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>
                  <mtext>                   </mtext>
                  <mo stretchy="false">+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under>
                    <mrow>
                      <msub>
                        <mi>λ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i>x</mi>
                                      <mi>,</mi>
                                      <mi>y</mi>
                                    </mrow>
                                  </mrow>
                                </mstyle>
                              </mrow>
                            </munder>
                            <mrow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  <mfenced open="(" close=")">
                                <mrow>
                                  <mi>x</mi>
                                  <mi>,</mi>
                                  <mi>y</mi>
                                </mrow>
                              </mfenced>
                              <msub>
                                <mi>f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  <mrow>
                                <mfenced open="(" close=")">
                                  <mrow>
                                    <mi>x</mi>
                                    <mi>,</mi>
                                    <mi>y</mi>
                                  </mrow>
                                </mfenced>
                                <mo stretchy="false">−</mo>
                                <mrow>
                                  <mover accent="true">
                                    <mrow>
                                      <mi>p</mi>
                                    </mrow>
                                    <mo stretchy="false">̃</mo>
                                  </mover>
                                </mrow>
                              </mrow>
                              <mfenced open="(" close=")">
                                <mrow>
                                  <mi>x</mi>
                                </mrow>
                              </mfenced>
                              <mi>p</mi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  <msub>
                                <mi>f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  <mfenced open="(" close=")">
                                <mrow>
                                  <mi>x</mi>
                                  <mi>,</mi>
                                  <mi>y</mi>
                                </mrow>
                              </mfenced>
                            </mrow>
                          </mrow>
                        </mrow>
                      </mfenced>
                    </mrow>
                  </mrow>
                </mrow>
                <mrow/>
              </mrow>
            </mtd>
          </mtr>
          <mtr>
            <mtd>
              <mrow>
                <mrow>
                  <mtext>                   </mtext>
                  <mo stretchy="false">+</mo>
                  <mi>γ</mi>
                </mrow>
                <mfenced open="(" close=")">
                  <mrow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i>y</mi>
                                </mrow>
                              </mrow>
                            </mstyle>
                          </mrow>
                        </munder>
                        <mrow>
                          <mi>p</mi>
                          <mfenced open="(" close=")">
                            <mrow>
                              <mi>y</mi>
                              <mo stretchy="false">∣</mo>
                              <mi>x</mi>
                            </mrow>
                          </mfenced>
                        </mrow>
                      </mrow>
                      <mo stretchy="false">−</mo>
                      <mn>1</mn>
                    </mrow>
                  </mrow>
                </mfenced>
                <mrow/>
              </mrow>
            </mtd>
          </mtr>
          <mtr>
            <mtd>
              <mrow>
                <mo stretchy="false">⇒</mo>
                <mi>ξ</mi>
                <mrow>
                  <mfenced open="(" close=")">
                    <mrow>
                      <mi>p</mi>
                      <mi>,</mi>
                      <mi>Λ</mi>
                      <mi>,</mi>
                      <mi>γ</mi>
                    </mrow>
                  </mfenced>
                  <mo stretchy="false">≡</mo>
                  <mrow>
                    <mo stretchy="false">−</mo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</mstyle>
                        </mrow>
                      </munder>
                      <mrow>
                        <mrow>
                          <mover accent="true">
                            <mrow>
                              <mi>p</mi>
                            </mrow>
                            <mo stretchy="false">̃</mo>
                          </mover>
                        </mrow>
                        <mfenced open="(" close=")">
                          <mrow>
                            <mi>x</mi>
                          </mrow>
                        </mfenced>
                        <mi>p</mi>
                        <mfenced open="(" close=")">
                          <mrow>
                            <mi>y</mi>
                            <mo stretchy="false">∣</mo>
                            <mi>x</mi>
                          </mrow>
                        </mfenced>
                        <mtext>log</mtext>
                        <mi>p</mi>
                        <mfenced open="(" close=")">
                          <mrow>
                            <mi>y</mi>
                            <mo stretchy="false">∣</mo>
                            <mi>x</mi>
                          </mrow>
                        </mfenced>
                      </mrow>
                    </mrow>
                  </mrow>
                </mrow>
                <mrow/>
              </mrow>
            </mtd>
          </mtr>
          <mtr>
            <mtd>
              <mrow>
                <mo stretchy="false">⇒</mo>
                <mi>Ψ</mi>
                <mrow>
                  <mfenced open="(" close=")">
                    <mrow>
                      <mi>Λ</mi>
                    </mrow>
                  </mfenced>
                  <mo stretchy="false">≡</mo>
                  <mi>ξ</mi>
                </mrow>
                <mrow>
                  <mfenced open="(" close=")">
                    <mrow>
                      <msup>
                        <mi>p</mi>
                        <mrow>
                          <mstyle mathsize="8pt">
                            <mrow>
                              <mrow>
                                <mrow/>
                              </mrow>
                            </mrow>
                          </mstyle>
                        </mrow>
                      </msup>
                      <mi>,</mi>
                      <mi>Λ</mi>
                      <mi>,</mi>
                      <msup>
                        <mi>γ</mi>
                        <mrow>
                          <mstyle mathsize="8pt">
                            <mrow>
                              <mrow>
                                <mrow/>
                              </mrow>
                            </mrow>
                          </mstyle>
                        </mrow>
                      </msup>
                    </mrow>
                  </mfenced>
                  <mo stretchy="false">≡</mo>
                  <mrow>
                    <mo stretchy="false">−</mo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</mstyle>
                        </mrow>
                      </munder>
                      <mrow>
                        <mrow>
                          <mover accent="true">
                            <mrow>
                              <mi>p</mi>
                            </mrow>
                            <mo stretchy="false">̃</mo>
                          </mover>
                        </mrow>
                        <mfenced open="(" close=")">
                          <mrow>
                            <mi>x</mi>
                          </mrow>
                        </mfenced>
                        <mrow>
                          <mover accent="true">
                            <mrow>
                              <mi>p</mi>
                            </mrow>
                            <mo stretchy="false">̃</mo>
                          </mover>
                        </mrow>
                        <mfenced open="(" close=")">
                          <mrow>
                            <mi>y</mi>
                            <mo stretchy="false">∣</mo>
                            <mi>x</mi>
                          </mrow>
                        </mfenced>
                        <mtext>log</mtext>
                        <mi>p</mi>
                        <mfenced open="(" close=")">
                          <mrow>
                            <mi>y</mi>
                            <mo stretchy="false">∣</mo>
                            <mi>x</mi>
                          </mrow>
                        </mfenced>
                      </mrow>
                    </mrow>
                  </mrow>
                </mrow>
                <mrow/>
              </mrow>
            </mtd>
          </mtr>
        </mtable>
      </mrow>
      <mrow/>
    </mrow>
    <annotation encoding="StarMath 5.0">alignl { stack {
 size 12{"Since " \( "16" \) " and From " \( 8 \) :}  {} # 
 size 12{ξ left (p,Λ,γ right ) equiv  -  Sum cSub { size 8{x,y} }  { { tilde  {p}} left (x right )p left (y \lline x right )"log"p left (y \lline x right )} }  {} # 
"                   "+ Sum cSub { size 8{i} }  {λ rSub { size 8{i} }  left ( Sum cSub { size 8{x,y} }  { { tilde  {p}} left (x,y right )f rSub { size 8{i} }  left (x,y right ) -  { tilde  {p}} left (x right )p left (y \lline x right )f rSub { size 8{i} }  left (x,y right )}  right )}  {} # 
"                   "+γ left ( Sum cSub { size 8{y} }  {p left (y \lline x right )}  - 1 right ) {} # 
 drarrow ξ left (p,Λ,γ right ) equiv  -  Sum cSub { size 8{x,y} }  { { tilde  {p}} left (x right )p left (y \lline x right )"log"p left (y \lline x right )}  {} # 
 drarrow Ψ left (Λ right ) equiv ξ left (p rSup { size 8{*} } ,Λ,γ rSup { size 8{*} }  right ) equiv  -  Sum cSub { size 8{x,y} }  { { tilde  {p}} left (x right ) { tilde  {p}} left (y \lline x right )"log"p left (y \lline x right )}  {} 
} } {}</annotation>
  </semantics>
</math>
</file>

<file path=Object 36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i>Ψ</mi>
                      <mrow>
                        <mfenced open="(" close=")">
                          <mrow>
                            <mi>Λ</mi>
                          </mrow>
                        </mfenced>
                        <mo stretchy="false">≡</mo>
                        <mi>ξ</mi>
                      </mrow>
                      <mrow>
                        <mfenced open="(" close=")">
                          <mrow>
                            <msup>
                              <mi>p</mi>
                              <mrow>
                                <mstyle mathsize="8pt">
                                  <mrow>
                                    <mrow>
                                      <mrow/>
                                    </mrow>
                                  </mrow>
                                </mstyle>
                              </mrow>
                            </msup>
                            <mi>,</mi>
                            <mi>Λ</mi>
                            <mi>,</mi>
                            <msup>
                              <mi>γ</mi>
                              <mrow>
                                <mstyle mathsize="8pt">
                                  <mrow>
                                    <mrow>
                                      <mrow/>
                                    </mrow>
                                  </mrow>
                                </mstyle>
                              </mrow>
                            </msup>
                          </mrow>
                        </mfenced>
                        <mo stretchy="false">≡</mo>
                        <mrow>
                          <mo stretchy="false">−</mo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i>x</mi>
                                      <mi>,</mi>
                                      <mi>y</mi>
                                    </mrow>
                                  </mrow>
                                </mstyle>
                              </mrow>
                            </munder>
                            <mrow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  <mfenced open="(" close=")">
                                <mrow>
                                  <mi>x</mi>
                                </mrow>
                              </mfenced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  <mtext>log</mtext>
                              <mi>p</mi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</mrow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>
                  <mrow/>
                  <mo stretchy="false">−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</mstyle>
                      </mrow>
                    </munder>
                    <mrow>
                      <mfenced open="[" close="]">
                        <mrow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row>
                            <mfenced open="(" close=")">
                              <mrow>
                                <mi>x</mi>
                              </mrow>
                            </mfenced>
                            <mo stretchy="false">⋅</mo>
                            <mrow>
                              <mover accent="true">
                                <mrow>
                                  <mi>p</mi>
                                </mrow>
                                <mo stretchy="false">̃</mo>
                              </mover>
                            </mrow>
                          </mrow>
                          <mrow>
                            <mfenced open="(" close=")">
                              <mrow>
                                <mi>y</mi>
                                <mo stretchy="false">∣</mo>
                                <mi>x</mi>
                              </mrow>
                            </mfenced>
                            <mo stretchy="false">⋅</mo>
                            <mtext>log</mtext>
                          </mrow>
                          <mfenced open="(" close=")">
                            <mrow>
                              <mrow>
                                <mfrac>
                                  <mrow>
                                    <mn>1</mn>
                                  </mrow>
                                  <mrow>
                                    <mi>Z</mi>
                                    <mfenced open="(" close=")">
                                      <mrow>
                                        <mi>x</mi>
                                      </mrow>
                                    </mfenced>
                                  </mrow>
                                </mfrac>
                              </mrow>
                              <mtext>exp</mtext>
                              <mfenced open="(" close=")">
                                <mrow>
                                  <mrow>
                                    <munder>
                                      <mo stretchy="false">∑</mo>
                                      <mrow>
                                        <mstyle mathsize="8pt">
                                          <mrow>
                                            <mrow>
                                              <mi>i</mi>
                                            </mrow>
                                          </mrow>
                                        </mstyle>
                                      </mrow>
                                    </munder>
                                    <mrow>
                                      <msub>
                                        <mi>λ</mi>
                                        <mrow>
                                          <mstyle mathsize="8pt">
                                            <mrow>
                                              <mrow>
                                                <mi>i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ub>
                                        <mi>f</mi>
                                        <mrow>
                                          <mstyle mathsize="8pt">
                                            <mrow>
                                              <mrow>
                                                <mi>i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fenced open="(" close=")">
                                        <mrow>
                                          <mi>x</mi>
                                          <mtext>.</mtext>
                                          <mi>y</mi>
                                        </mrow>
                                      </mfenced>
                                    </mrow>
                                  </mrow>
                                </mrow>
                              </mfenced>
                            </mrow>
                          </mfenced>
                        </mrow>
                      </mfenced>
                    </mrow>
                  </mrow>
                </mrow>
                <mrow/>
              </mrow>
            </mtd>
          </mtr>
          <mtr>
            <mtd>
              <mrow>
                <mrow>
                  <mrow/>
                  <mo stretchy="false">−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</mstyle>
                      </mrow>
                    </munder>
                    <mrow>
                      <mfenced open="[" close="]">
                        <mrow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row>
                            <mfenced open="(" close=")">
                              <mrow>
                                <mi>x</mi>
                              </mrow>
                            </mfenced>
                            <mo stretchy="false">⋅</mo>
                            <mrow>
                              <mover accent="true">
                                <mrow>
                                  <mi>p</mi>
                                </mrow>
                                <mo stretchy="false">̃</mo>
                              </mover>
                            </mrow>
                          </mrow>
                          <mrow>
                            <mfenced open="(" close=")">
                              <mrow>
                                <mi>y</mi>
                                <mo stretchy="false">∣</mo>
                                <mi>x</mi>
                              </mrow>
                            </mfenced>
                            <mo stretchy="false">⋅</mo>
                            <mfenced open="(" close=")">
                              <mrow>
                                <mrow>
                                  <mo stretchy="false">−</mo>
                                  <mtext>log</mtext>
                                </mrow>
                                <mi>Z</mi>
                                <mrow>
                                  <mfenced open="(" close=")">
                                    <mrow>
                                      <mi>x</mi>
                                    </mrow>
                                  </mfenced>
                                  <mo stretchy="false">+</mo>
                                  <mrow>
                                    <munder>
                                      <mo stretchy="false">∑</mo>
                                      <mrow>
                                        <mstyle mathsize="8pt">
                                          <mrow>
                                            <mrow>
                                              <mi>i</mi>
                                            </mrow>
                                          </mrow>
                                        </mstyle>
                                      </mrow>
                                    </munder>
                                    <mrow>
                                      <msub>
                                        <mi>λ</mi>
                                        <mrow>
                                          <mstyle mathsize="8pt">
                                            <mrow>
                                              <mrow>
                                                <mi>i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sub>
                                        <mi>f</mi>
                                        <mrow>
                                          <mstyle mathsize="8pt">
                                            <mrow>
                                              <mrow>
                                                <mi>i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  <mfenced open="(" close=")">
                                        <mrow>
                                          <mi>x</mi>
                                          <mtext>.</mtext>
                                          <mi>y</mi>
                                        </mrow>
                                      </mfenced>
                                    </mrow>
                                  </mrow>
                                </mrow>
                              </mrow>
                            </mfenced>
                          </mrow>
                        </mrow>
                      </mfenced>
                    </mrow>
                  </mrow>
                </mrow>
                <mrow/>
              </mrow>
            </mtd>
          </mtr>
          <mtr>
            <mtd>
              <mrow>
                <mrow>
                  <mrow>
                    <mrow/>
                    <mo stretchy="false">−</mo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</mstyle>
                        </mrow>
                      </munder>
                      <mrow>
                        <mfenced open="[" close="]">
                          <mrow>
                            <mrow>
                              <mo stretchy="false">−</mo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</mrow>
                            <mrow>
                              <mfenced open="(" close=")">
                                <mrow>
                                  <mi>x</mi>
                                </mrow>
                              </mfenced>
                              <mo stretchy="false">⋅</mo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</mrow>
                            <mrow>
                              <mfenced open="(" close=")">
                                <mrow>
                                  <mi>y</mi>
                                  <mo stretchy="false">∣</mo>
                                  <mi>x</mi>
                                </mrow>
                              </mfenced>
                              <mo stretchy="false">⋅</mo>
                              <mtext>log</mtext>
                            </mrow>
                            <mi>Z</mi>
                            <mfenced open="(" close=")">
                              <mrow>
                                <mi>x</mi>
                              </mrow>
                            </mfenced>
                          </mrow>
                        </mfenced>
                      </mrow>
                    </mrow>
                  </mrow>
                  <mo stretchy="false">−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x</mi>
                              <mtext>.</mtext>
                              <mi>y</mi>
                            </mrow>
                          </mrow>
                        </mstyle>
                      </mrow>
                    </munder>
                    <mrow>
                      <mfenced open="[" close="]">
                        <mrow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row>
                            <mfenced open="(" close=")">
                              <mrow>
                                <mi>x</mi>
                              </mrow>
                            </mfenced>
                            <mo stretchy="false">⋅</mo>
                            <mrow>
                              <mover accent="true">
                                <mrow>
                                  <mi>p</mi>
                                </mrow>
                                <mo stretchy="false">̃</mo>
                              </mover>
                            </mrow>
                          </mrow>
                          <mrow>
                            <mfenced open="(" close=")">
                              <mrow>
                                <mi>y</mi>
                                <mo stretchy="false">∣</mo>
                                <mi>x</mi>
                              </mrow>
                            </mfenced>
                            <mo stretchy="false">⋅</mo>
                            <mrow>
                              <munder>
                                <mo stretchy="false">∑</mo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under>
                              <mrow>
                                <msub>
                                  <mi>λ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sub>
                                  <mi>f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fenced open="(" close=")">
                                  <mrow>
                                    <mi>x</mi>
                                    <mtext>.</mtext>
                                    <mi>y</mi>
                                  </mrow>
                                </mfenced>
                              </mrow>
                            </mrow>
                          </mrow>
                        </mrow>
                      </mfenced>
                    </mrow>
                  </mrow>
                </mrow>
                <mrow/>
              </mrow>
            </mtd>
          </mtr>
          <mtr>
            <mtd>
              <mrow>
                <mrow>
                  <mrow>
                    <mrow/>
                    <mo stretchy="false">−</mo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i>x</mi>
                              </mrow>
                            </mrow>
                          </mstyle>
                        </mrow>
                      </munder>
                      <mrow>
                        <mfenced open="[" close="]">
                          <mrow>
                            <mrow>
                              <mo stretchy="false">−</mo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</mrow>
                            <mrow>
                              <mfenced open="(" close=")">
                                <mrow>
                                  <mi>x</mi>
                                </mrow>
                              </mfenced>
                              <mo stretchy="false">⋅</mo>
                              <mtext>log</mtext>
                            </mrow>
                            <mi>Z</mi>
                            <mfenced open="(" close=")">
                              <mrow>
                                <mi>x</mi>
                              </mrow>
                            </mfenced>
                          </mrow>
                        </mfenced>
                      </mrow>
                    </mrow>
                  </mrow>
                  <mo stretchy="false">−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x</mi>
                              <mtext>.</mtext>
                              <mi>y</mi>
                            </mrow>
                          </mrow>
                        </mstyle>
                      </mrow>
                    </munder>
                    <mrow>
                      <mfenced open="[" close="]">
                        <mrow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row>
                            <mfenced open="(" close=")">
                              <mrow>
                                <mi>x</mi>
                                <mi>,</mi>
                                <mi>y</mi>
                              </mrow>
                            </mfenced>
                            <mo stretchy="false">⋅</mo>
                            <mrow>
                              <munder>
                                <mo stretchy="false">∑</mo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under>
                              <mrow>
                                <msub>
                                  <mi>λ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sub>
                                  <mi>f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fenced open="(" close=")">
                                  <mrow>
                                    <mi>x</mi>
                                    <mtext>.</mtext>
                                    <mi>y</mi>
                                  </mrow>
                                </mfenced>
                              </mrow>
                            </mrow>
                          </mrow>
                        </mrow>
                      </mfenced>
                    </mrow>
                  </mrow>
                </mrow>
                <mrow/>
              </mrow>
            </mtd>
          </mtr>
          <mtr>
            <mtd>
              <mrow>
                <mrow/>
                <mrow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x</mi>
                            </mrow>
                          </mrow>
                        </mstyle>
                      </mrow>
                    </munder>
                    <mrow>
                      <mfenced open="[" close="]">
                        <mrow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row>
                            <mfenced open="(" close=")">
                              <mrow>
                                <mi>x</mi>
                              </mrow>
                            </mfenced>
                            <mo stretchy="false">⋅</mo>
                            <mtext>log</mtext>
                          </mrow>
                          <mi>Z</mi>
                          <mfenced open="(" close=")">
                            <mrow>
                              <mi>x</mi>
                            </mrow>
                          </mfenced>
                        </mrow>
                      </mfenced>
                    </mrow>
                  </mrow>
                  <mo stretchy="false">−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under>
                    <mrow>
                      <mfenced open="[" close="]">
                        <mrow>
                          <msub>
                            <mi>λ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i>x</mi>
                                      <mi>,</mi>
                                      <mi>y</mi>
                                    </mrow>
                                  </mrow>
                                </mstyle>
                              </mrow>
                            </munder>
                            <mrow>
                              <mrow>
                                <mover accent="true">
                                  <mrow>
                                    <mi>p</mi>
                                  </mrow>
                                  <mo stretchy="false">̃</mo>
                                </mover>
                              </mrow>
                              <mrow>
                                <mfenced open="(" close=")">
                                  <mrow>
                                    <mi>x</mi>
                                    <mi>,</mi>
                                    <mi>y</mi>
                                  </mrow>
                                </mfenced>
                                <mo stretchy="false">⋅</mo>
                                <msub>
                                  <mi>f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fenced open="(" close=")">
                                <mrow>
                                  <mi>x</mi>
                                  <mtext>.</mtext>
                                  <mi>y</mi>
                                </mrow>
                              </mfenced>
                            </mrow>
                          </mrow>
                        </mrow>
                      </mfenced>
                    </mrow>
                  </mrow>
                </mrow>
                <mrow/>
              </mrow>
            </mtd>
          </mtr>
          <mtr>
            <mtd>
              <mrow>
                <mrow/>
                <mrow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x</mi>
                            </mrow>
                          </mrow>
                        </mstyle>
                      </mrow>
                    </munder>
                    <mrow>
                      <mfenced open="[" close="]">
                        <mrow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row>
                            <mfenced open="(" close=")">
                              <mrow>
                                <mi>x</mi>
                              </mrow>
                            </mfenced>
                            <mo stretchy="false">⋅</mo>
                            <mtext>log</mtext>
                          </mrow>
                          <mi>Z</mi>
                          <mfenced open="(" close=")">
                            <mrow>
                              <mi>x</mi>
                            </mrow>
                          </mfenced>
                        </mrow>
                      </mfenced>
                    </mrow>
                  </mrow>
                  <mo stretchy="false">−</mo>
                  <mrow>
                    <munder>
                      <mo stretchy="false">∑</mo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under>
                    <mrow>
                      <mfenced open="[" close="]">
                        <mrow>
                          <msub>
                            <mi>λ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row>
                            <mover accent="true">
                              <mrow>
                                <mi>p</mi>
                              </mrow>
                              <mo stretchy="false">̃</mo>
                            </mover>
                          </mrow>
                          <mfenced open="(" close=")">
                            <mrow>
                              <msub>
                                <mi>f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fenced>
                        </mrow>
                      </mfenced>
                    </mrow>
                  </mrow>
                </mrow>
                <mrow/>
              </mrow>
            </mtd>
          </mtr>
        </mtable>
      </mrow>
      <mrow/>
    </mrow>
    <annotation encoding="StarMath 5.0">alignl { stack {
 size 12{Ψ left (Λ right ) equiv ξ left (p rSup { size 8{*} } ,Λ,γ rSup { size 8{*} }  right ) equiv  -  Sum cSub { size 8{x,y} }  { { tilde  {p}} left (x right ) { tilde  {p}} left (y \lline x right )"log"p left (y \lline x right )} }  {} # 
= -  Sum cSub { size 8{x,y} }  { left [ { tilde  {p}} left (x right ) cdot  { tilde  {p}} left (y \lline x right ) cdot "log" left ( {  {1}  over  {Z left (x right )} } "exp" left ( Sum cSub { size 8{i} }  {λ rSub { size 8{i} } f rSub { size 8{i} }  left (x "." y right )}  right ) right ) right ]}  {} # 
= -  Sum cSub { size 8{x,y} }  { left [ { tilde  {p}} left (x right ) cdot  { tilde  {p}} left (y \lline x right ) cdot  left ( - "log"Z left (x right )+ Sum cSub { size 8{i} }  {λ rSub { size 8{i} } f rSub { size 8{i} }  left (x "." y right )}  right ) right ]}  {} # 
= -  Sum cSub { size 8{x,y} }  { left [ -  { tilde  {p}} left (x right ) cdot  { tilde  {p}} left (y \lline x right ) cdot "log"Z left (x right ) right ]}  -  Sum cSub { size 8{x "." y} }  { left [ { tilde  {p}} left (x right ) cdot  { tilde  {p}} left (y \lline x right ) cdot  Sum cSub { size 8{i} }  {λ rSub { size 8{i} } f rSub { size 8{i} }  left (x "." y right )}  right ]}  {} # 
= -  Sum cSub { size 8{x} }  { left [ -  { tilde  {p}} left (x right ) cdot "log"Z left (x right ) right ]}  -  Sum cSub { size 8{x "." y} }  { left [ { tilde  {p}} left (x,y right ) cdot  Sum cSub { size 8{i} }  {λ rSub { size 8{i} } f rSub { size 8{i} }  left (x "." y right )}  right ]}  {} # 
= Sum cSub { size 8{x} }  { left [ { tilde  {p}} left (x right ) cdot "log"Z left (x right ) right ]}  -  Sum cSub { size 8{i} }  { left [λ rSub { size 8{i} }  Sum cSub { size 8{x,y} }  { { tilde  {p}} left (x,y right ) cdot f rSub { size 8{i} }  left (x "." y right )}  right ]}  {} # 
= Sum cSub { size 8{x} }  { left [ { tilde  {p}} left (x right ) cdot "log"Z left (x right ) right ]}  -  Sum cSub { size 8{i} }  { left [λ rSub { size 8{i} }  { tilde  {p}} left (f rSub { size 8{i} }  right ) right ]}  {} 
} } {}</annotation>
  </semantics>
</math>
</file>

<file path=Object 37/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style mathsize="12pt">
                      <mrow>
                        <mrow>
                          <mtext>Algorithm 1  </mtext>
                          <mstyle mathvariant="italic">
                            <mrow>
                              <mtext>Improved Iterative Scaling</mtext>
                            </mrow>
                          </mstyle>
                        </mrow>
                      </mrow>
                    </mstyle>
                    <mrow/>
                  </mrow>
                </mtd>
              </mtr>
              <mtr>
                <mtd>
                  <mrow>
                    <mstyle mathsize="12pt">
                      <mrow>
                        <mrow>
                          <mtext>      Input:     </mtext>
                          <mstyle mathvariant="italic">
                            <mrow>
                              <msub>
                                <mtext>Feature functions f</mtext>
                                <mrow>
                                  <mstyle mathsize="8pt">
                                    <mrow>
                                      <mrow>
                                        <mn>1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</mstyle>
                          <mstyle mathvariant="italic">
                            <mrow>
                              <msub>
                                <mtext>,f</mtext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b>
                            </mrow>
                          </mstyle>
                          <mi>,</mi>
                          <mo stretchy="false">⋯</mo>
                          <msub>
                            <mi>f</mi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sub>
                          <mstyle mathvariant="italic">
                            <mrow>
                              <mtext>; empirical distribution  {</mtext>
                            </mrow>
                          </mstyle>
                          <mover accent="true">
                            <mstyle mathvariant="italic">
                              <mrow>
                                <mrow>
                                  <mi>p</mi>
                                </mrow>
                              </mrow>
                            </mstyle>
                            <mo stretchy="false">̃</mo>
                          </mover>
                        </mrow>
                      </mrow>
                    </mstyle>
                    <mo stretchy="false">(</mo>
                    <mi>x</mi>
                    <mi>,</mi>
                    <mi>y</mi>
                    <mo stretchy="false">)</mo>
                  </mrow>
                </mtd>
              </mtr>
            </mtable>
            <mrow/>
          </mrow>
        </mtd>
      </mtr>
      <mtr>
        <mtd>
          <mrow>
            <mrow>
              <mrow/>
              <mtext>      Output:   </mtext>
              <mstyle mathvariant="italic">
                <mrow>
                  <mtext>Optimal parameter values </mtext>
                </mrow>
              </mstyle>
              <msubsup>
                <mi>Λ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bsup>
              <mi>;</mi>
              <mtext>  </mtext>
              <mrow>
                <mstyle mathvariant="italic">
                  <mrow>
                    <mtext>optimal model p</mtext>
                  </mrow>
                </mstyle>
                <mo stretchy="false">∗</mo>
                <mrow/>
              </mrow>
            </mrow>
            <mrow>
              <mrow/>
              <mtext>    </mtext>
              <mn>1</mn>
              <mtext>.</mtext>
              <mstyle mathvariant="italic">
                <mrow>
                  <mtext>Start</mtext>
                </mrow>
              </mstyle>
              <mstyle mathvariant="italic">
                <mrow>
                  <mtext>with</mtext>
                </mrow>
              </mstyle>
              <mrow>
                <msub>
                  <mi>λ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  <mo stretchy="false">=</mo>
                <mn>0</mn>
              </mrow>
              <mstyle mathvariant="italic">
                <mrow>
                  <mtext>for</mtext>
                </mrow>
              </mstyle>
              <mstyle mathvariant="italic">
                <mrow>
                  <mtext>all</mtext>
                </mrow>
              </mstyle>
              <mrow>
                <mi>i</mi>
                <mo stretchy="false">∈</mo>
                <mrow>
                  <mo stretchy="false">{</mo>
                  <mrow>
                    <mn>1,2,</mn>
                    <mo stretchy="false">⋯</mo>
                    <mi>,</mi>
                    <mi>n</mi>
                  </mrow>
                  <mo stretchy="false">}</mo>
                </mrow>
              </mrow>
              <mrow/>
            </mrow>
            <mrow>
              <mrow/>
              <mtext>    </mtext>
              <mn>2</mn>
              <mtext>.</mtext>
              <mstyle mathvariant="italic">
                <mrow>
                  <mtext>Do</mtext>
                </mrow>
              </mstyle>
              <mstyle mathvariant="italic">
                <mrow>
                  <mtext>for</mtext>
                </mrow>
              </mstyle>
              <mstyle mathvariant="italic">
                <mrow>
                  <mtext>each</mtext>
                </mrow>
              </mstyle>
              <mrow>
                <mi>i</mi>
                <mo stretchy="false">∈</mo>
                <mrow>
                  <mo stretchy="false">{</mo>
                  <mrow>
                    <mn>1,2,</mn>
                    <mo stretchy="false">⋯</mo>
                    <mi>,</mi>
                    <mi>n</mi>
                  </mrow>
                  <mo stretchy="false">}</mo>
                </mrow>
              </mrow>
              <mi mathvariant="normal">:</mi>
              <mrow/>
            </mrow>
            <mrow>
              <mrow/>
              <mtext>          </mtext>
              <mi>a</mi>
              <mtext>.</mtext>
              <mtext>  </mtext>
              <mstyle mathvariant="italic">
                <mrow>
                  <mtext>Let</mtext>
                </mrow>
              </mstyle>
              <msub>
                <mi mathvariant="italic">Δλ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  <mstyle mathvariant="italic">
                <mrow>
                  <mtext>be</mtext>
                </mrow>
              </mstyle>
              <mstyle mathvariant="italic">
                <mrow>
                  <mtext>the</mtext>
                </mrow>
              </mstyle>
              <mstyle mathvariant="italic">
                <mrow>
                  <mtext>solution</mtext>
                </mrow>
              </mstyle>
              <mstyle mathvariant="italic">
                <mrow>
                  <mtext>to</mtext>
                </mrow>
              </mstyle>
              <mrow/>
            </mrow>
            <mrow>
              <mrow/>
              <mtext>                    </mtext>
              <mrow>
                <mrow>
                  <munder>
                    <mo stretchy="false">∑</mo>
                    <mrow>
                      <mstyle mathsize="8pt">
                        <mrow>
                          <mrow>
                            <mi>x</mi>
                            <mi>,</mi>
                            <mi>y</mi>
                          </mrow>
                        </mrow>
                      </mstyle>
                    </mrow>
                  </munder>
                  <mrow>
                    <mrow>
                      <mover accent="true">
                        <mrow>
                          <mi>p</mi>
                        </mrow>
                        <mo stretchy="false">̃</mo>
                      </mover>
                    </mrow>
                    <mo stretchy="false">(</mo>
                    <mi>x</mi>
                    <mo stretchy="false">)</mo>
                    <mi>p</mi>
                    <mo stretchy="false">(</mo>
                    <mi>y</mi>
                    <mo stretchy="false">∣</mo>
                    <mi>x</mi>
                    <mo stretchy="false">)</mo>
                    <msub>
                      <mi>f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o stretchy="false">(</mo>
                    <mi>x</mi>
                    <mi>,</mi>
                    <mi>y</mi>
                    <mo stretchy="false">)</mo>
                    <mtext>exp</mtext>
                    <mfenced open="(" close=")">
                      <mrow>
                        <msub>
                          <mi mathvariant="italic">Δλ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sup>
                          <mi>f</mi>
                          <mrow>
                            <mstyle mathsize="8pt">
                              <mrow>
                                <mrow>
                                  <mrow/>
                                </mrow>
                              </mrow>
                            </mstyle>
                          </mrow>
                        </msup>
                        <mo stretchy="false">(</mo>
                        <mi>x</mi>
                        <mi>,</mi>
                        <mi>y</mi>
                        <mo stretchy="false">)</mo>
                      </mrow>
                    </mfenced>
                  </mrow>
                </mrow>
                <mo stretchy="false">=</mo>
                <mrow>
                  <mover accent="true">
                    <mrow>
                      <mi>p</mi>
                    </mrow>
                    <mo stretchy="false">̃</mo>
                  </mover>
                </mrow>
              </mrow>
              <mo stretchy="false">(</mo>
              <msub>
                <mi>f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  <mo stretchy="false">)</mo>
              <mtext>                    </mtext>
              <mo stretchy="false">(</mo>
              <mtext>18</mtext>
              <mo stretchy="false">)</mo>
              <mrow/>
            </mrow>
            <mrow>
              <mrow/>
              <mtext>              where </mtext>
              <msup>
                <mi>f</mi>
                <mrow>
                  <mstyle mathsize="8pt">
                    <mrow>
                      <mrow>
                        <mrow/>
                      </mrow>
                    </mrow>
                  </mstyle>
                </mrow>
              </msup>
              <mrow>
                <mfenced open="(" close=")">
                  <mrow>
                    <mi>x</mi>
                    <mi>,</mi>
                    <mi>y</mi>
                  </mrow>
                </mfenced>
                <mo stretchy="false">≡</mo>
                <mrow>
                  <msubsup>
                    <mo stretchy="false">∑</mo>
                    <mrow>
                      <mstyle mathsize="8pt">
                        <mrow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subsup>
                  <mrow>
                    <msub>
                      <mi>f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fenced open="(" close=")">
                      <mrow>
                        <mi>x</mi>
                        <mi>,</mi>
                        <mi>y</mi>
                      </mrow>
                    </mfenced>
                  </mrow>
                </mrow>
              </mrow>
              <mtext>                                                      </mtext>
              <mo stretchy="false">(</mo>
              <mtext>19</mtext>
              <mo stretchy="false">)</mo>
              <mrow/>
            </mrow>
            <mrow>
              <mrow/>
              <mtext>          </mtext>
              <mi>b</mi>
              <mtext>.</mtext>
              <mtext>  </mtext>
              <mstyle mathvariant="italic">
                <mrow>
                  <mtext>Update</mtext>
                </mrow>
              </mstyle>
              <mstyle mathvariant="italic">
                <mrow>
                  <mtext>the</mtext>
                </mrow>
              </mstyle>
              <mstyle mathvariant="italic">
                <mrow>
                  <mtext>value</mtext>
                </mrow>
              </mstyle>
              <mstyle mathvariant="italic">
                <mrow>
                  <mtext>of</mtext>
                </mrow>
              </mstyle>
              <msub>
                <mi>λ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  <mstyle mathvariant="italic">
                <mrow>
                  <mtext>according</mtext>
                </mrow>
              </mstyle>
              <mstyle mathvariant="italic">
                <mrow>
                  <mtext>to</mtext>
                </mrow>
              </mstyle>
              <mi mathvariant="normal">:</mi>
              <msub>
                <mi>λ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  <mo stretchy="false">←</mo>
              <mrow>
                <msub>
                  <mi>λ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  <mo stretchy="false">+</mo>
                <msub>
                  <mi mathvariant="italic">Δλ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</mrow>
              <mrow/>
            </mrow>
            <mrow>
              <mrow/>
              <mtext>    </mtext>
              <mn>3</mn>
              <mtext>.</mtext>
              <mstyle mathvariant="italic">
                <mrow>
                  <mtext>Go</mtext>
                </mrow>
              </mstyle>
              <mstyle mathvariant="italic">
                <mrow>
                  <mtext>to</mtext>
                </mrow>
              </mstyle>
              <mstyle mathvariant="italic">
                <mrow>
                  <mtext>step</mtext>
                </mrow>
              </mstyle>
              <mn>2</mn>
              <mstyle mathvariant="italic">
                <mrow>
                  <mtext>if</mtext>
                </mrow>
              </mstyle>
              <mstyle mathvariant="italic">
                <mrow>
                  <mtext>not</mtext>
                </mrow>
              </mstyle>
              <mstyle mathvariant="italic">
                <mrow>
                  <mtext>all</mtext>
                </mrow>
              </mstyle>
              <mstyle mathvariant="italic">
                <mrow>
                  <mtext>the</mtext>
                </mrow>
              </mstyle>
              <msub>
                <mi>λ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  <mstyle mathvariant="italic">
                <mrow>
                  <mtext>have</mtext>
                </mrow>
              </mstyle>
              <mstyle mathvariant="italic">
                <mrow>
                  <mtext>converged</mtext>
                </mrow>
              </mstyle>
              <mrow/>
            </mrow>
            <mrow>
              <mrow/>
            </mrow>
            <mrow>
              <mrow/>
              <mrow/>
            </mrow>
          </mrow>
        </mtd>
      </mtr>
    </mtable>
    <annotation encoding="StarMath 5.0">alignl { stack {
 size 12{"Algorithm 1  " ital "Improved Iterative Scaling"}  {} # 
 size 12{"      Input:     " ital "Feature functions f" rSub { size 8{1} }  ital ",f" rSub { size 8{2} } , dotsaxis f rSub { size 8{n} }  ital "; empirical distribution  {" tilde  ital {p}} \( x,y \) }  {} # 
"      Output:   " ital "Optimal parameter values "Λ rSub { size 8{i} }  rSup { size 8{*} } ;"  " ital "optimal model p"* {} # 
"    "1 "."   ital "Start"  ital "with" λ rSub { size 8{i} } =0  ital "for"  ital "all" i in  lbrace 1,2, dotsaxis ,n rbrace  {} # 
"    "2 "."   ital "Do"  ital "for"  ital "each" i in  lbrace 1,2, dotsaxis ,n rbrace : {} # 
"          "a "." "  " ital "Let" Δλ rSub { size 8{i} }   ital "be"  ital "the"  ital "solution"  ital "to" {} # 
"                    " Sum cSub { size 8{x,y} }  { { tilde  {p}} \( x \) p \( y \lline x \) f rSub { size 8{i} }  \( x,y \) "exp" left (Δλ rSub { size 8{i} } f rSup { size 8{#} }  \( x,y \)  right )} = { tilde  {p}} \( f rSub { size 8{i} }  \) "                    " \( "18" \)  {} # 
"              where "f rSup { size 8{#} }  left (x,y right ) equiv  Sum rSub { size 8{i=1} }  rSup { size 8{n} }  {f rSub { size 8{i} }  left (x,y right )} "                                                      " \( "19" \)  {} # 
"          "b "." "  " ital "Update"  ital "the"  ital "value"  ital "of" λ rSub { size 8{i} }   ital "according"  ital "to": λ rSub { size 8{i} }  leftarrow λ rSub { size 8{i} } +Δλ rSub { size 8{i} }  {} # 
"    "3 "."   ital "Go"  ital "to"  ital "step" 2  ital "if"  ital "not"  ital "all"  ital "the" λ rSub { size 8{i} }   ital "have"  ital "converged" {} 
} } {}</annotation>
  </semantics>
</math>
</file>

<file path=Object 38/content.xml><?xml version="1.0" encoding="utf-8"?>
<math xmlns="http://www.w3.org/1998/Math/MathML">
  <semantics>
    <mrow>
      <mstyle mathsize="12pt">
        <mrow>
          <mrow>
            <mrow>
              <munder>
                <mo stretchy="false">∑</mo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under>
              <mrow>
                <msub>
                  <mi mathvariant="italic">Δλ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  <msub>
                  <mi>f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  <mfenced open="(" close=")">
                  <mrow>
                    <mi>x</mi>
                    <mi>,</mi>
                    <mi>y</mi>
                  </mrow>
                </mfenced>
              </mrow>
            </mrow>
          </mrow>
        </mrow>
      </mstyle>
      <mrow/>
    </mrow>
    <annotation encoding="StarMath 5.0"> size 12{ Sum cSub { size 8{i} }  {Δλ rSub { size 8{i} } f rSub { size 8{i} }  left (x,y right )} } {}</annotation>
  </semantics>
</math>
</file>

<file path=Object 4/content.xml><?xml version="1.0" encoding="utf-8"?>
<math xmlns="http://www.w3.org/1998/Math/MathML">
  <semantics>
    <mrow>
      <mstyle mathsize="12pt">
        <mrow>
          <mrow>
            <mi>p</mi>
            <mo stretchy="false">(</mo>
            <mstyle mathvariant="italic">
              <mrow>
                <mtext>dans</mtext>
              </mrow>
            </mstyle>
            <mrow>
              <mo stretchy="false">)</mo>
              <mo stretchy="false">+</mo>
              <mi>p</mi>
            </mrow>
            <mo stretchy="false">(</mo>
            <mstyle mathvariant="italic">
              <mrow>
                <mtext>en</mtext>
              </mrow>
            </mstyle>
            <mrow>
              <mo stretchy="false">)</mo>
              <mo stretchy="false">=</mo>
              <mrow>
                <mn>3</mn>
                <mo stretchy="false">/</mo>
                <mtext>10</mtext>
              </mrow>
            </mrow>
          </mrow>
        </mrow>
      </mstyle>
      <mrow/>
    </mrow>
    <annotation encoding="StarMath 5.0"> size 12{p \(  ital "dans" \) +p \(  ital "en" \) =3/"10"} {}</annotation>
  </semantics>
</math>
</file>

<file path=Object 41/content.xml><?xml version="1.0" encoding="utf-8"?>
<math xmlns="http://www.w3.org/1998/Math/MathML">
  <semantics>
    <mrow>
      <mstyle mathsize="12pt">
        <mrow>
          <mrow>
            <mtable>
              <mtr>
                <mtd>
                  <mrow>
                    <mi>p</mi>
                    <mo stretchy="false">(</mo>
                    <mstyle mathvariant="italic">
                      <mrow>
                        <mtext>dans</mtext>
                      </mrow>
                    </mstyle>
                    <mrow>
                      <mo stretchy="false">)</mo>
                      <mo stretchy="false">=</mo>
                      <mrow>
                        <mn>9</mn>
                        <mo stretchy="false">/</mo>
                        <mtext>60</mtext>
                      </mrow>
                    </mrow>
                    <mrow/>
                  </mrow>
                </mtd>
              </mtr>
              <mtr>
                <mtd>
                  <mrow>
                    <mi>p</mi>
                    <mo stretchy="false">(</mo>
                    <mstyle mathvariant="italic">
                      <mrow>
                        <mtext>en</mtext>
                      </mrow>
                    </mstyle>
                    <mrow>
                      <mo stretchy="false">)</mo>
                      <mo stretchy="false">=</mo>
                      <mrow>
                        <mn>9</mn>
                        <mo stretchy="false">/</mo>
                        <mtext>60</mtext>
                      </mrow>
                    </mrow>
                    <mrow/>
                  </mrow>
                </mtd>
              </mtr>
              <mtr>
                <mtd>
                  <mrow>
                    <mi>p</mi>
                    <mo stretchy="false">(</mo>
                    <mrow>
                      <mover accent="true">
                        <mrow>
                          <mi>a</mi>
                        </mrow>
                        <mo stretchy="false">˙</mo>
                      </mover>
                    </mrow>
                    <mrow>
                      <mo stretchy="false">)</mo>
                      <mo stretchy="false">=</mo>
                      <mrow>
                        <mn>14</mn>
                        <mo stretchy="false">/</mo>
                        <mtext>60</mtext>
                      </mrow>
                    </mrow>
                    <mrow/>
                  </mrow>
                </mtd>
              </mtr>
              <mtr>
                <mtd>
                  <mrow>
                    <mi>p</mi>
                    <mo stretchy="false">(</mo>
                    <mstyle mathvariant="italic">
                      <mrow>
                        <mtext>au</mtext>
                      </mrow>
                    </mstyle>
                    <mstyle mathvariant="italic">
                      <mrow>
                        <mtext>cours</mtext>
                      </mrow>
                    </mstyle>
                    <mstyle mathvariant="italic">
                      <mrow>
                        <mtext>de</mtext>
                      </mrow>
                    </mstyle>
                    <mrow>
                      <mo stretchy="false">)</mo>
                      <mo stretchy="false">=</mo>
                      <mrow>
                        <mn>14</mn>
                        <mo stretchy="false">/</mo>
                        <mtext>60</mtext>
                      </mrow>
                    </mrow>
                    <mrow/>
                  </mrow>
                </mtd>
              </mtr>
              <mtr>
                <mtd>
                  <mrow>
                    <mi>p</mi>
                    <mo stretchy="false">(</mo>
                    <mstyle mathvariant="italic">
                      <mrow>
                        <mtext>pendant</mtext>
                      </mrow>
                    </mstyle>
                    <mrow>
                      <mo stretchy="false">)</mo>
                      <mo stretchy="false">=</mo>
                      <mrow>
                        <mn>14</mn>
                        <mo stretchy="false">/</mo>
                        <mtext>60</mtext>
                      </mrow>
                    </mrow>
                  </mrow>
                </mtd>
              </mtr>
            </mtable>
          </mrow>
        </mrow>
      </mstyle>
      <mrow/>
    </mrow>
    <annotation encoding="StarMath 5.0"> size 12{ matrix {
p \(  ital "dans" \) =9/"60" {} ##
p \(  ital "en" \) =9/"60" {} ##

p \(  { dot  {a}} \) =14/"60" {} ##
p \(  ital "au"  ital "cours"  ital "de" \) =14/"60" {} ##
p \(  ital "pendant" \) =14/"60"
} } {}</annotation>
  </semantics>
</math>
</file>

<file path=Object 6/content.xml><?xml version="1.0" encoding="utf-8"?>
<math xmlns="http://www.w3.org/1998/Math/MathML">
  <semantics>
    <mrow>
      <mstyle mathsize="12pt">
        <mrow>
          <mrow>
            <mi>p</mi>
            <mo stretchy="false">(</mo>
            <mstyle mathvariant="italic">
              <mrow>
                <mtext>dans</mtext>
              </mrow>
            </mstyle>
            <mrow>
              <mo stretchy="false">)</mo>
              <mo stretchy="false">+</mo>
              <mi>p</mi>
            </mrow>
            <mo stretchy="false">(</mo>
            <mstyle mathvariant="italic">
              <mrow>
                <mtext>en</mtext>
              </mrow>
            </mstyle>
            <mrow>
              <mo stretchy="false">)</mo>
              <mo stretchy="false">+</mo>
              <mi>p</mi>
            </mrow>
            <mo stretchy="false">(</mo>
            <mrow>
              <mover accent="true">
                <mrow>
                  <mi>a</mi>
                </mrow>
                <mo stretchy="false">˙</mo>
              </mover>
            </mrow>
            <mrow>
              <mo stretchy="false">)</mo>
              <mo stretchy="false">+</mo>
              <mi>p</mi>
            </mrow>
            <mo stretchy="false">(</mo>
            <mstyle mathvariant="italic">
              <mrow>
                <mtext>au</mtext>
              </mrow>
            </mstyle>
            <mstyle mathvariant="italic">
              <mrow>
                <mtext>cours</mtext>
              </mrow>
            </mstyle>
            <mstyle mathvariant="italic">
              <mrow>
                <mtext>de</mtext>
              </mrow>
            </mstyle>
            <mrow>
              <mo stretchy="false">)</mo>
              <mo stretchy="false">+</mo>
              <mi>p</mi>
            </mrow>
            <mo stretchy="false">(</mo>
            <mstyle mathvariant="italic">
              <mrow>
                <mtext>pendant</mtext>
              </mrow>
            </mstyle>
            <mrow>
              <mo stretchy="false">)</mo>
              <mo stretchy="false">=</mo>
              <mn>1</mn>
            </mrow>
          </mrow>
        </mrow>
      </mstyle>
      <mrow/>
    </mrow>
    <annotation encoding="StarMath 5.0"> size 12{p \(  ital "dans" \) +p \(  ital "en" \) +p \(  { dot  {a}} \) +p \(  ital "au"  ital "cours"  ital "de" \) +p \(  ital "pendant" \) =1} {}</annotation>
  </semantics>
</math>
</file>

<file path=Object 7/content.xml><?xml version="1.0" encoding="utf-8"?>
<math xmlns="http://www.w3.org/1998/Math/MathML">
  <semantics>
    <mrow>
      <mstyle mathsize="12pt">
        <mrow>
          <mrow>
            <mi>p</mi>
            <mo stretchy="false">(</mo>
            <mstyle mathvariant="italic">
              <mrow>
                <mtext>dans</mtext>
              </mrow>
            </mstyle>
            <mrow>
              <mo stretchy="false">)</mo>
              <mo stretchy="false">+</mo>
              <mi>p</mi>
            </mrow>
            <mo stretchy="false">(</mo>
            <mstyle mathvariant="italic">
              <mrow>
                <mtext>en</mtext>
              </mrow>
            </mstyle>
            <mrow>
              <mo stretchy="false">)</mo>
              <mo stretchy="false">=</mo>
              <mrow>
                <mn>3</mn>
                <mo stretchy="false">/</mo>
                <mtext>10</mtext>
              </mrow>
            </mrow>
          </mrow>
        </mrow>
      </mstyle>
      <mrow/>
    </mrow>
    <annotation encoding="StarMath 5.0"> size 12{p \(  ital "dans" \) +p \(  ital "en" \) =3/"10"} {}</annotation>
  </semantics>
</math>
</file>

<file path=Object 8/content.xml><?xml version="1.0" encoding="utf-8"?>
<math xmlns="http://www.w3.org/1998/Math/MathML">
  <semantics>
    <mrow>
      <mstyle mathsize="12pt">
        <mrow>
          <mrow>
            <mi>p</mi>
            <mo stretchy="false">(</mo>
            <mstyle mathvariant="italic">
              <mrow>
                <mtext>dans</mtext>
              </mrow>
            </mstyle>
            <mrow>
              <mo stretchy="false">)</mo>
              <mo stretchy="false">+</mo>
              <mi>p</mi>
            </mrow>
            <mo stretchy="false">(</mo>
            <mrow>
              <mover accent="true">
                <mrow>
                  <mi>a</mi>
                </mrow>
                <mo stretchy="false">˙</mo>
              </mover>
            </mrow>
            <mrow>
              <mo stretchy="false">)</mo>
              <mo stretchy="false">=</mo>
              <mrow>
                <mn>1</mn>
                <mo stretchy="false">/</mo>
                <mn>2</mn>
              </mrow>
            </mrow>
          </mrow>
        </mrow>
      </mstyle>
      <mrow/>
    </mrow>
    <annotation encoding="StarMath 5.0"> size 12{p \(  ital "dans" \) +p \(  { dot  {a}} \) =1/2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over accent="true">
                <mrow>
                  <mi>p</mi>
                </mrow>
                <mo stretchy="false">̃</mo>
              </mover>
            </mrow>
            <mrow>
              <mfenced open="(" close=")">
                <mrow>
                  <mi>x</mi>
                  <mi>,</mi>
                  <mi>y</mi>
                </mrow>
              </mfenced>
              <mo stretchy="false">≡</mo>
              <mrow>
                <mrow>
                  <mfrac>
                    <mrow>
                      <mn>1</mn>
                    </mrow>
                    <mrow>
                      <mi>N</mi>
                    </mrow>
                  </mfrac>
                </mrow>
                <mo stretchy="false">×</mo>
                <mtext>number of times that </mtext>
              </mrow>
            </mrow>
            <mfenced open="(" close=")">
              <mrow>
                <mi>x</mi>
                <mi>,</mi>
                <mi>y</mi>
              </mrow>
            </mfenced>
            <mtext> occurs in the sample</mtext>
          </mrow>
        </mrow>
      </mstyle>
      <mrow/>
    </mrow>
    <annotation encoding="StarMath 5.0"> size 12{ { tilde  {p}} left (x,y right ) equiv  {  {1}  over  {N} }  times "number of times that " left (x,y right )" occurs in the sample"} {}</annotation>
  </semantics>
</math>
</file>